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Italic"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_20_indent">
      <style:paragraph-properties fo:margin-left="0in" fo:margin-right="0in" fo:text-indent="0in" style:auto-text-indent="false"/>
    </style:style>
    <style:style style:name="P3" style:family="paragraph" style:parent-style-name="Code">
      <style:paragraph-properties fo:margin-left="0in" fo:margin-right="0in" fo:text-indent="0in" style:auto-text-indent="false"/>
    </style:style>
    <style:style style:name="P4"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fo:font-size="12pt" style:font-size-asian="12pt" style:font-size-complex="12pt"/>
    </style:style>
    <style:style style:name="P5"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6"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New" fo:font-size="9pt" style:font-name-asian="Courier New" style:font-size-asian="9pt" style:font-name-complex="Courier New" style:font-size-complex="9pt"/>
    </style:style>
    <style:style style:name="P7" style:family="paragraph" style:parent-style-name="Text_20_body">
      <style:paragraph-properties fo:margin-left="0in" fo:margin-right="0in" fo:text-indent="0in" style:auto-text-indent="false"/>
    </style:style>
    <style:style style:name="P8" style:family="paragraph" style:parent-style-name="Code_20_Indented">
      <style:paragraph-properties fo:margin-left="0in" fo:margin-right="0in" fo:text-indent="0in" style:auto-text-indent="false"/>
    </style:style>
    <style:style style:name="P9" style:family="paragraph" style:parent-style-name="Text_20_body">
      <style:text-properties fo:color="#ff0000"/>
    </style:style>
    <style:style style:name="P10" style:family="paragraph" style:parent-style-name="Text_20_body">
      <style:text-properties fo:font-size="12pt" style:font-size-asian="12pt" style:font-size-complex="12pt"/>
    </style:style>
    <style:style style:name="P11" style:family="paragraph" style:parent-style-name="Text_20_body">
      <style:text-properties fo:font-weight="bold"/>
    </style:style>
    <style:style style:name="P12" style:family="paragraph" style:parent-style-name="Text_20_body">
      <style:text-properties fo:font-weight="bold" style:font-weight-asian="bold" style:font-weight-complex="bold"/>
    </style:style>
    <style:style style:name="P13" style:family="paragraph" style:parent-style-name="Text_20_body">
      <style:text-properties style:use-window-font-color="true"/>
    </style:style>
    <style:style style:name="P14" style:family="paragraph" style:parent-style-name="Text_20_body">
      <style:text-properties fo:font-weight="normal"/>
    </style:style>
    <style:style style:name="P15" style:family="paragraph" style:parent-style-name="Text_20_body">
      <style:text-properties fo:font-weight="normal" style:font-weight-asian="normal" style:font-weight-complex="normal"/>
    </style:style>
    <style:style style:name="P16" style:family="paragraph" style:parent-style-name="Code">
      <style:text-properties fo:color="#ff0000"/>
    </style:style>
    <style:style style:name="P17" style:family="paragraph" style:parent-style-name="Code">
      <style:text-properties style:use-window-font-color="true"/>
    </style:style>
    <style:style style:name="P18" style:family="paragraph" style:parent-style-name="Code">
      <style:text-properties fo:font-size="10pt" style:font-size-asian="10pt" style:font-size-complex="10pt"/>
    </style:style>
    <style:style style:name="P19" style:family="paragraph" style:parent-style-name="Code">
      <style:text-properties fo:font-size="10pt" fo:font-weight="normal" style:font-size-asian="10pt" style:font-size-complex="10pt"/>
    </style:style>
    <style:style style:name="P20" style:family="paragraph" style:parent-style-name="Code">
      <style:text-properties style:font-name="Courier New" fo:font-size="10pt" style:font-size-asian="10pt" style:font-size-complex="10pt"/>
    </style:style>
    <style:style style:name="P21" style:family="paragraph" style:parent-style-name="Code">
      <style:text-properties style:font-name="Times New Roman" fo:font-size="12pt" style:font-size-asian="12pt" style:font-size-complex="12pt"/>
    </style:style>
    <style:style style:name="P22" style:family="paragraph" style:parent-style-name="Code">
      <style:text-properties style:font-name="Times New Roman" fo:font-size="12pt" fo:font-weight="bold" style:font-size-asian="12pt" style:font-weight-asian="bold" style:font-size-complex="12pt" style:font-weight-complex="bold"/>
    </style:style>
    <style:style style:name="P23" style:family="paragraph" style:parent-style-name="Code">
      <style:paragraph-properties>
        <style:tab-stops>
          <style:tab-stop style:position="0.8in"/>
          <style:tab-stop style:position="1.6in"/>
          <style:tab-stop style:position="2.4346in"/>
          <style:tab-stop style:position="3.2in"/>
          <style:tab-stop style:position="4in"/>
          <style:tab-stop style:position="4.8in"/>
          <style:tab-stop style:position="5.6in"/>
          <style:tab-stop style:position="6.4in"/>
          <style:tab-stop style:position="7.111in"/>
        </style:tab-stops>
      </style:paragraph-properties>
    </style:style>
    <style:style style:name="P24" style:family="paragraph" style:parent-style-name="Standard">
      <style:text-properties fo:color="#ff0000"/>
    </style:style>
    <style:style style:name="P25" style:family="paragraph" style:parent-style-name="Standard">
      <style:text-properties fo:font-weight="bold"/>
    </style:style>
    <style:style style:name="P26" style:family="paragraph" style:parent-style-name="Standard">
      <style:text-properties fo:font-weight="bold" style:font-weight-asian="bold" style:font-weight-complex="bold"/>
    </style:style>
    <style:style style:name="P27"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28" style:family="paragraph" style:parent-style-name="Standard">
      <style:text-properties fo:font-size="12pt" fo:font-weight="normal" style:font-size-asian="12pt" style:font-weight-asian="normal" style:font-size-complex="12pt" style:font-weight-complex="normal"/>
    </style:style>
    <style:style style:name="P29" style:family="paragraph" style:parent-style-name="Standard">
      <style:text-properties fo:color="#000000" style:font-name="Times New Roman1" fo:font-size="12pt" fo:font-style="normal" fo:font-weight="normal" style:font-name-asian="Courier New" style:font-size-asian="9pt" style:font-name-complex="Courier New" style:font-size-complex="9pt"/>
    </style:style>
    <style:style style:name="P30" style:family="paragraph" style:parent-style-name="Standard">
      <style:text-properties style:font-name="Arial1" fo:font-size="12pt"/>
    </style:style>
    <style:style style:name="P31" style:family="paragraph" style:parent-style-name="Standard">
      <style:text-properties fo:font-size="14pt" fo:font-weight="bold" style:font-size-asian="14pt" style:font-weight-asian="bold" style:font-size-complex="14pt" style:font-weight-complex="bold"/>
    </style:style>
    <style:style style:name="P32" style:family="paragraph" style:parent-style-name="Standard">
      <style:text-properties style:font-name="Courier New" fo:font-size="10pt" fo:font-weight="normal" style:font-size-asian="10pt" style:font-weight-asian="normal" style:font-size-complex="10pt" style:font-weight-complex="normal"/>
    </style:style>
    <style:style style:name="P33" style:family="paragraph" style:parent-style-name="Standard">
      <style:text-properties style:font-name="Times New Roman" fo:font-size="12pt" fo:font-weight="normal" style:font-size-asian="12pt" style:font-weight-asian="normal" style:font-size-complex="12pt" style:font-weight-complex="normal"/>
    </style:style>
    <style:style style:name="P34" style:family="paragraph" style:parent-style-name="Standard">
      <style:text-properties style:use-window-font-color="true"/>
    </style:style>
    <style:style style:name="P35" style:family="paragraph" style:parent-style-name="Standard">
      <style:text-properties fo:font-weight="normal"/>
    </style:style>
    <style:style style:name="P36" style:family="paragraph" style:parent-style-name="Standard">
      <style:paragraph-properties>
        <style:tab-stops>
          <style:tab-stop style:position="0.8in"/>
          <style:tab-stop style:position="1.6in"/>
          <style:tab-stop style:position="2.4346in"/>
          <style:tab-stop style:position="3.2in"/>
          <style:tab-stop style:position="4in"/>
          <style:tab-stop style:position="4.8in"/>
          <style:tab-stop style:position="5.6in"/>
          <style:tab-stop style:position="6.4in"/>
          <style:tab-stop style:position="7.111in"/>
        </style:tab-stops>
      </style:paragraph-properties>
    </style:style>
    <style:style style:name="P37" style:family="paragraph" style:parent-style-name="Text_20_body_20_indent">
      <style:text-properties fo:color="#ff0000"/>
    </style:style>
    <style:style style:name="P38" style:family="paragraph" style:parent-style-name="Text_20_body_20_indent">
      <style:text-properties fo:font-weight="bold"/>
    </style:style>
    <style:style style:name="P39" style:family="paragraph" style:parent-style-name="Text_20_body_20_indent">
      <style:text-properties fo:color="#000000" style:font-name="Times New Roman1" style:font-name-asian="Courier New" style:font-size-asian="9pt" style:font-name-complex="Courier New" style:font-size-complex="9pt"/>
    </style:style>
    <style:style style:name="P40" style:family="paragraph" style:parent-style-name="Text_20_body_20_indent">
      <style:text-properties style:use-window-font-color="true"/>
    </style:style>
    <style:style style:name="P41" style:family="paragraph" style:parent-style-name="Text_20_body_20_indent">
      <style:text-properties fo:color="#800000"/>
    </style:style>
    <style:style style:name="P42" style:family="paragraph" style:parent-style-name="Code_20_Indented">
      <style:text-properties fo:color="#000000" style:font-name="Times New Roman1" style:font-name-asian="Courier New" style:font-size-asian="9pt" style:font-name-complex="Courier New" style:font-size-complex="9pt"/>
    </style:style>
    <style:style style:name="P43" style:family="paragraph" style:parent-style-name="Code_20_Indented">
      <style:text-properties style:font-name="Courier New"/>
    </style:style>
    <style:style style:name="P44" style:family="paragraph" style:parent-style-name="Code_20_Indented">
      <style:text-properties fo:font-size="12pt" style:font-size-asian="12pt" style:font-size-complex="12pt"/>
    </style:style>
    <style:style style:name="P45" style:family="paragraph" style:parent-style-name="Code_20_Indented">
      <style:text-properties fo:font-size="12pt" fo:background-color="#000000"/>
    </style:style>
    <style:style style:name="P46" style:family="paragraph" style:parent-style-name="Code_20_Indented">
      <style:text-properties fo:font-weight="bold"/>
    </style:style>
    <style:style style:name="P47" style:family="paragraph" style:parent-style-name="Code_20_Indented">
      <style:paragraph-properties>
        <style:tab-stops>
          <style:tab-stop style:position="4.2874in"/>
        </style:tab-stops>
      </style:paragraph-properties>
    </style:style>
    <style:style style:name="P48"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49" style:family="paragraph" style:parent-style-name="Body_20_Text_20_Indent_20_3">
      <style:text-properties fo:font-size="10pt" style:font-size-asian="10pt" style:font-size-complex="10pt"/>
    </style:style>
    <style:style style:name="P50" style:family="paragraph" style:parent-style-name="List_20_Number">
      <style:text-properties fo:font-weight="normal"/>
    </style:style>
    <style:style style:name="P51" style:family="paragraph" style:parent-style-name="List_20_Number">
      <style:text-properties fo:color="#ff0000"/>
    </style:style>
    <style:style style:name="P52" style:family="paragraph" style:parent-style-name="List_20_Number">
      <style:text-properties fo:color="#000000" style:font-name="Times New Roman1" style:font-name-asian="Courier New" style:font-size-asian="9pt" style:font-name-complex="Courier New" style:font-size-complex="9pt"/>
    </style:style>
    <style:style style:name="P53" style:family="paragraph" style:parent-style-name="Standard">
      <style:paragraph-properties fo:margin-left="-0.011in" fo:margin-right="0in" fo:text-indent="0in" style:auto-text-indent="false"/>
    </style:style>
    <style:style style:name="P54" style:family="paragraph" style:parent-style-name="Code">
      <style:paragraph-properties fo:margin-left="0.6492in" fo:margin-right="0in" fo:text-indent="-0.2201in" style:auto-text-indent="false"/>
    </style:style>
    <style:style style:name="P55" style:family="paragraph" style:parent-style-name="Standard">
      <style:paragraph-properties fo:margin-left="0.5in" fo:margin-right="0in" fo:text-indent="0in" style:auto-text-indent="false"/>
    </style:style>
    <style:style style:name="P56" style:family="paragraph" style:parent-style-name="Standard">
      <style:paragraph-properties fo:margin-left="0.5in" fo:margin-right="0in" fo:text-indent="0in" style:auto-text-indent="false"/>
      <style:text-properties style:font-name="Times"/>
    </style:style>
    <style:style style:name="P57" style:family="paragraph" style:parent-style-name="Text_20_body">
      <style:paragraph-properties fo:margin-left="0.5in" fo:margin-right="0in" fo:text-indent="0in" style:auto-text-indent="false"/>
      <style:text-properties fo:color="#000000"/>
    </style:style>
    <style:style style:name="P58" style:family="paragraph" style:parent-style-name="Code">
      <style:paragraph-properties fo:margin-left="1in" fo:margin-right="0in" fo:text-indent="-0.2201in" style:auto-text-indent="false"/>
    </style:style>
    <style:style style:name="P59" style:family="paragraph" style:parent-style-name="Code">
      <style:paragraph-properties fo:margin-left="1in" fo:margin-right="0in" fo:text-indent="-0.2201in" style:auto-text-indent="false"/>
      <style:text-properties style:font-name="Courier New"/>
    </style:style>
    <style:style style:name="P60" style:family="paragraph" style:parent-style-name="Code">
      <style:paragraph-properties fo:margin-left="1in" fo:margin-right="0in" fo:text-indent="-0.2201in" style:auto-text-indent="false"/>
      <style:text-properties style:font-name="Courier New" fo:font-style="normal" fo:font-weight="normal" style:font-style-asian="normal" style:font-weight-asian="normal" style:font-style-complex="normal" style:font-weight-complex="normal"/>
    </style:style>
    <style:style style:name="P61" style:family="paragraph" style:parent-style-name="Code_20_Indented">
      <style:paragraph-properties fo:margin-left="0.25in" fo:margin-right="0in" fo:text-indent="0in" style:auto-text-indent="false"/>
    </style:style>
    <style:style style:name="P62" style:family="paragraph" style:parent-style-name="Code_20_Indented">
      <style:paragraph-properties fo:margin-left="0.25in" fo:margin-right="0in" fo:text-indent="0in" style:auto-text-indent="false"/>
      <style:text-properties fo:color="#dc2300" fo:font-size="12pt" fo:background-color="transparent"/>
    </style:style>
    <style:style style:name="P63" style:family="paragraph" style:parent-style-name="Code_20_Indented">
      <style:paragraph-properties fo:margin-left="0in" fo:margin-right="0in" fo:text-indent="0in" style:auto-text-indent="false"/>
    </style:style>
    <style:style style:name="P64" style:family="paragraph" style:parent-style-name="Code" style:list-style-name="WW8Num16"/>
    <style:style style:name="P65" style:family="paragraph" style:parent-style-name="Code" style:list-style-name="WW8Num16"/>
    <style:style style:name="P66" style:family="paragraph" style:parent-style-name="Text_20_body" style:list-style-name="L2"/>
    <style:style style:name="P67" style:family="paragraph" style:parent-style-name="Text_20_body" style:list-style-name="L2"/>
    <style:style style:name="P68" style:family="paragraph" style:parent-style-name="Text_20_body" style:list-style-name="L2"/>
    <style:style style:name="P69" style:family="paragraph" style:parent-style-name="Text_20_body" style:list-style-name="L2"/>
    <style:style style:name="P70" style:family="paragraph" style:parent-style-name="Text_20_body" style:list-style-name="L2"/>
    <style:style style:name="P71" style:family="paragraph" style:parent-style-name="Text_20_body" style:list-style-name="L4"/>
    <style:style style:name="P72" style:family="paragraph" style:parent-style-name="Text_20_body" style:list-style-name="L5">
      <style:text-properties style:font-name="Times"/>
    </style:style>
    <style:style style:name="P73" style:family="paragraph" style:parent-style-name="Text_20_body" style:list-style-name="L5">
      <style:text-properties fo:color="#000000" style:font-name="Times" style:font-name-complex="Helv"/>
    </style:style>
    <style:style style:name="P74" style:family="paragraph" style:parent-style-name="Text_20_body" style:list-style-name="L6">
      <style:text-properties fo:color="#000000" fo:font-style="normal" fo:font-weight="normal" style:font-style-asian="normal" style:font-weight-asian="normal" style:font-style-complex="normal" style:font-weight-complex="normal"/>
    </style:style>
    <style:style style:name="P75" style:family="paragraph" style:parent-style-name="Text_20_body" style:list-style-name="L7"/>
    <style:style style:name="P76" style:family="paragraph" style:parent-style-name="Text_20_body" style:list-style-name="L7"/>
    <style:style style:name="P77" style:family="paragraph" style:parent-style-name="Text_20_body" style:list-style-name="L7"/>
    <style:style style:name="P78" style:family="paragraph" style:parent-style-name="Text_20_body" style:list-style-name="L7"/>
    <style:style style:name="P79" style:family="paragraph" style:parent-style-name="Text_20_body" style:list-style-name="L9"/>
    <style:style style:name="P80" style:family="paragraph" style:parent-style-name="Text_20_body" style:list-style-name="L9"/>
    <style:style style:name="P81" style:family="paragraph" style:parent-style-name="Text_20_body" style:list-style-name="L9"/>
    <style:style style:name="P82" style:family="paragraph" style:parent-style-name="Text_20_body" style:list-style-name="L9"/>
    <style:style style:name="P83" style:family="paragraph" style:parent-style-name="Text_20_body" style:list-style-name="L9"/>
    <style:style style:name="P84" style:family="paragraph" style:parent-style-name="Text_20_body" style:list-style-name="L9"/>
    <style:style style:name="P85" style:family="paragraph" style:parent-style-name="Text_20_body">
      <style:text-properties fo:font-weight="bold" style:font-weight-asian="bold" style:font-weight-complex="bold"/>
    </style:style>
    <style:style style:name="P86" style:family="paragraph" style:parent-style-name="Contents_20_1">
      <style:paragraph-properties>
        <style:tab-stops>
          <style:tab-stop style:position="6.9in" style:type="right" style:leader-style="dotted" style:leader-text="."/>
        </style:tab-stops>
      </style:paragraph-properties>
    </style:style>
    <style:style style:name="P87" style:family="paragraph" style:parent-style-name="Contents_20_2">
      <style:paragraph-properties>
        <style:tab-stops>
          <style:tab-stop style:position="6.7335in" style:type="right" style:leader-style="dotted" style:leader-text="."/>
        </style:tab-stops>
      </style:paragraph-properties>
    </style:style>
    <style:style style:name="P88" style:family="paragraph" style:parent-style-name="Contents_20_3">
      <style:paragraph-properties>
        <style:tab-stops>
          <style:tab-stop style:position="6.5665in" style:type="right" style:leader-style="dotted" style:leader-text="."/>
        </style:tab-stops>
      </style:paragraph-properties>
    </style:style>
    <style:style style:name="P89" style:family="paragraph" style:parent-style-name="List_20_Bullet">
      <style:text-properties fo:font-size="12pt" style:font-size-asian="12pt" style:font-size-complex="12pt"/>
    </style:style>
    <style:style style:name="P90" style:family="paragraph" style:parent-style-name="Standard" style:list-style-name="L3"/>
    <style:style style:name="P91" style:family="paragraph" style:parent-style-name="Standard" style:list-style-name="L3"/>
    <style:style style:name="P92" style:family="paragraph" style:parent-style-name="Standard" style:list-style-name="L3"/>
    <style:style style:name="P93" style:family="paragraph" style:parent-style-name="Standard" style:list-style-name="L3"/>
    <style:style style:name="P94" style:family="paragraph" style:parent-style-name="Standard" style:list-style-name="L3"/>
    <style:style style:name="P95" style:family="paragraph" style:parent-style-name="Standard" style:list-style-name="L6"/>
    <style:style style:name="P96" style:family="paragraph" style:parent-style-name="Standard" style:list-style-name="L1"/>
    <style:style style:name="P97" style:family="paragraph" style:parent-style-name="Standard" style:list-style-name="L8"/>
    <style:style style:name="P98" style:family="paragraph" style:parent-style-name="Contents_20_4">
      <style:paragraph-properties>
        <style:tab-stops>
          <style:tab-stop style:position="6.3102in" style:type="right" style:leader-style="dotted" style:leader-text="."/>
        </style:tab-stops>
      </style:paragraph-properties>
    </style:style>
    <style:style style:name="P99" style:family="paragraph" style:parent-style-name="List_20_Number">
      <style:text-properties style:font-name="Times New Roman1" fo:font-size="12pt" fo:font-style="normal" fo:font-weight="normal"/>
    </style:style>
    <style:style style:name="P100" style:family="paragraph" style:parent-style-name="List_20_Number">
      <style:text-properties fo:color="#000000" style:font-name="Times New Roman1" style:font-name-asian="Courier New" style:font-size-asian="9pt" style:font-name-complex="Courier New" style:font-size-complex="9pt"/>
    </style:style>
    <style:style style:name="P101"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102" style:family="paragraph" style:parent-style-name="Heading_20_3" style:list-style-name="L1"/>
    <style:style style:name="P103" style:family="paragraph" style:parent-style-name="Heading_20_3" style:list-style-name="L1"/>
    <style:style style:name="P104" style:family="paragraph" style:parent-style-name="Heading_20_3" style:list-style-name="L1"/>
    <style:style style:name="P105" style:family="paragraph" style:parent-style-name="Heading_20_3" style:list-style-name="L1"/>
    <style:style style:name="P106" style:family="paragraph" style:parent-style-name="Heading_20_3" style:list-style-name="L1"/>
    <style:style style:name="P107" style:family="paragraph" style:parent-style-name="Heading_20_3" style:list-style-name="L1"/>
    <style:style style:name="P108" style:family="paragraph" style:parent-style-name="Heading_20_3" style:list-style-name="L1"/>
    <style:style style:name="P109" style:family="paragraph" style:parent-style-name="Heading_20_3" style:list-style-name="L1"/>
    <style:style style:name="P110" style:family="paragraph" style:parent-style-name="Heading_20_3" style:list-style-name="L1"/>
    <style:style style:name="P111" style:family="paragraph" style:parent-style-name="Heading_20_3" style:list-style-name="L1"/>
    <style:style style:name="P112" style:family="paragraph" style:parent-style-name="Heading_20_3" style:list-style-name="L1"/>
    <style:style style:name="P113" style:family="paragraph" style:parent-style-name="Heading_20_3" style:list-style-name="L1"/>
    <style:style style:name="P114" style:family="paragraph" style:parent-style-name="Heading_20_3" style:list-style-name="L1"/>
    <style:style style:name="P115" style:family="paragraph" style:parent-style-name="Heading_20_3" style:list-style-name="L1"/>
    <style:style style:name="P116" style:family="paragraph" style:parent-style-name="Heading_20_3" style:list-style-name="L1"/>
    <style:style style:name="P117" style:family="paragraph" style:parent-style-name="Heading_20_3" style:list-style-name="L1"/>
    <style:style style:name="P118" style:family="paragraph" style:parent-style-name="Heading_20_3" style:list-style-name="L1">
      <style:text-properties style:font-name="Arial1" fo:font-size="12pt"/>
    </style:style>
    <style:style style:name="P119" style:family="paragraph" style:parent-style-name="Heading_20_3" style:list-style-name="L1"/>
    <style:style style:name="P120" style:family="paragraph" style:parent-style-name="Heading_20_3" style:list-style-name="L1"/>
    <style:style style:name="P121" style:family="paragraph" style:parent-style-name="Heading_20_3" style:list-style-name="L1"/>
    <style:style style:name="P122" style:family="paragraph" style:parent-style-name="Heading_20_3" style:list-style-name="L1">
      <style:paragraph-properties>
        <style:tab-stops>
          <style:tab-stop style:position="4.7236in"/>
        </style:tab-stops>
      </style:paragraph-properties>
    </style:style>
    <style:style style:name="P123" style:family="paragraph" style:parent-style-name="Heading_20_3" style:list-style-name="L1"/>
    <style:style style:name="P124" style:family="paragraph" style:parent-style-name="Heading_20_3" style:list-style-name="L1"/>
    <style:style style:name="P125" style:family="paragraph" style:parent-style-name="Heading_20_3" style:list-style-name="L1"/>
    <style:style style:name="P126" style:family="paragraph" style:parent-style-name="Heading_20_3" style:list-style-name="L1"/>
    <style:style style:name="P127" style:family="paragraph" style:parent-style-name="Heading_20_3" style:list-style-name="L1"/>
    <style:style style:name="P128" style:family="paragraph" style:parent-style-name="Heading_20_3" style:list-style-name="L1"/>
    <style:style style:name="P129" style:family="paragraph" style:parent-style-name="Heading_20_3" style:list-style-name="L1"/>
    <style:style style:name="P130" style:family="paragraph" style:parent-style-name="Heading_20_3" style:list-style-name="L1"/>
    <style:style style:name="P131" style:family="paragraph" style:parent-style-name="Heading_20_3" style:list-style-name="L1"/>
    <style:style style:name="P132" style:family="paragraph" style:parent-style-name="Heading_20_3" style:list-style-name="L1"/>
    <style:style style:name="P133" style:family="paragraph" style:parent-style-name="Heading_20_3" style:list-style-name="L1"/>
    <style:style style:name="P134" style:family="paragraph" style:parent-style-name="Heading_20_3" style:list-style-name="L1">
      <style:paragraph-properties fo:margin-left="0in" fo:margin-right="0in" fo:text-indent="0in" style:auto-text-indent="false"/>
    </style:style>
    <style:style style:name="P135" style:family="paragraph" style:parent-style-name="Heading_20_3" style:list-style-name="L1">
      <style:paragraph-properties fo:margin-left="0in" fo:margin-right="0in" fo:text-indent="0in" style:auto-text-indent="false"/>
    </style:style>
    <style:style style:name="P136" style:family="paragraph" style:parent-style-name="Heading_20_4" style:list-style-name="L1"/>
    <style:style style:name="P137" style:family="paragraph" style:parent-style-name="Heading_20_4" style:list-style-name="L1"/>
    <style:style style:name="P138" style:family="paragraph" style:parent-style-name="Heading_20_4" style:list-style-name="L1"/>
    <style:style style:name="P139" style:family="paragraph" style:parent-style-name="Heading_20_4" style:list-style-name="L1">
      <style:text-properties style:use-window-font-color="true"/>
    </style:style>
    <style:style style:name="P140" style:family="paragraph" style:parent-style-name="Heading_20_4" style:list-style-name="L1"/>
    <style:style style:name="P141" style:family="paragraph" style:parent-style-name="Heading_20_4" style:list-style-name="L1"/>
    <style:style style:name="P142" style:family="paragraph" style:parent-style-name="Heading_20_4" style:list-style-name="L1"/>
    <style:style style:name="P143" style:family="paragraph" style:parent-style-name="Heading_20_4" style:list-style-name="L1"/>
    <style:style style:name="P144" style:family="paragraph" style:parent-style-name="Heading_20_4" style:list-style-name="L1"/>
    <style:style style:name="P145" style:family="paragraph" style:parent-style-name="Heading_20_4" style:list-style-name="L1"/>
    <style:style style:name="P146" style:family="paragraph" style:parent-style-name="Heading_20_4" style:list-style-name="L1"/>
    <style:style style:name="P147" style:family="paragraph" style:parent-style-name="Heading_20_4" style:list-style-name="L1"/>
    <style:style style:name="P148" style:family="paragraph" style:parent-style-name="Heading_20_4" style:list-style-name="L1"/>
    <style:style style:name="P149" style:family="paragraph" style:parent-style-name="Heading_20_4" style:list-style-name="L1"/>
    <style:style style:name="P150" style:family="paragraph" style:parent-style-name="Heading_20_4" style:list-style-name="L1"/>
    <style:style style:name="P151" style:family="paragraph" style:parent-style-name="Heading_20_4" style:list-style-name="L1"/>
    <style:style style:name="P152" style:family="paragraph" style:parent-style-name="Heading_20_4" style:list-style-name="L1"/>
    <style:style style:name="P153" style:family="paragraph" style:parent-style-name="Heading_20_1" style:list-style-name="L1"/>
    <style:style style:name="P154" style:family="paragraph" style:parent-style-name="Heading_20_1" style:list-style-name="L1"/>
    <style:style style:name="P155" style:family="paragraph" style:parent-style-name="Heading_20_1" style:list-style-name="L1"/>
    <style:style style:name="P156" style:family="paragraph" style:parent-style-name="Heading_20_1" style:list-style-name="L1"/>
    <style:style style:name="P157" style:family="paragraph" style:parent-style-name="Heading_20_1" style:list-style-name="L1"/>
    <style:style style:name="P158" style:family="paragraph" style:parent-style-name="Heading_20_1" style:list-style-name="L1"/>
    <style:style style:name="P159" style:family="paragraph" style:parent-style-name="Heading_20_1" style:list-style-name="L1"/>
    <style:style style:name="P160" style:family="paragraph" style:parent-style-name="Heading_20_1" style:list-style-name="L1"/>
    <style:style style:name="P161" style:family="paragraph" style:parent-style-name="Heading_20_1" style:list-style-name="L1"/>
    <style:style style:name="P162" style:family="paragraph" style:parent-style-name="Heading_20_1" style:list-style-name="L1"/>
    <style:style style:name="P163" style:family="paragraph" style:parent-style-name="Heading_20_1" style:list-style-name="L1"/>
    <style:style style:name="P164" style:family="paragraph" style:parent-style-name="Heading_20_1" style:list-style-name="L1"/>
    <style:style style:name="P165" style:family="paragraph" style:parent-style-name="Heading_20_1" style:list-style-name="L1"/>
    <style:style style:name="P166" style:family="paragraph" style:parent-style-name="Heading_20_1" style:list-style-name="L1"/>
    <style:style style:name="P167" style:family="paragraph" style:parent-style-name="Heading_20_1" style:list-style-name="L1"/>
    <style:style style:name="P168" style:family="paragraph" style:parent-style-name="Heading_20_1" style:list-style-name="L1">
      <style:text-properties fo:font-weight="bold" style:font-weight-asian="bold" style:font-weight-complex="bold"/>
    </style:style>
    <style:style style:name="P169" style:family="paragraph" style:parent-style-name="Heading_20_2" style:list-style-name="L1"/>
    <style:style style:name="P170" style:family="paragraph" style:parent-style-name="Heading_20_2" style:list-style-name="L1"/>
    <style:style style:name="P171" style:family="paragraph" style:parent-style-name="Heading_20_2" style:list-style-name="L1"/>
    <style:style style:name="P172" style:family="paragraph" style:parent-style-name="Heading_20_2" style:list-style-name="L1"/>
    <style:style style:name="P173" style:family="paragraph" style:parent-style-name="Heading_20_2" style:list-style-name="L1"/>
    <style:style style:name="P174" style:family="paragraph" style:parent-style-name="Heading_20_2" style:list-style-name="L1"/>
    <style:style style:name="P175" style:family="paragraph" style:parent-style-name="Heading_20_2" style:list-style-name="L1"/>
    <style:style style:name="P176" style:family="paragraph" style:parent-style-name="Heading_20_2" style:list-style-name="L1"/>
    <style:style style:name="P177" style:family="paragraph" style:parent-style-name="Heading_20_2" style:list-style-name="L1"/>
    <style:style style:name="P178" style:family="paragraph" style:parent-style-name="Heading_20_2" style:list-style-name="L1"/>
    <style:style style:name="P179" style:family="paragraph" style:parent-style-name="Heading_20_2" style:list-style-name="L1"/>
    <style:style style:name="P180" style:family="paragraph" style:parent-style-name="Heading_20_2" style:list-style-name="L1"/>
    <style:style style:name="P181" style:family="paragraph" style:parent-style-name="Heading_20_2" style:list-style-name="L1"/>
    <style:style style:name="P182" style:family="paragraph" style:parent-style-name="Heading_20_2" style:list-style-name="L1"/>
    <style:style style:name="P183" style:family="paragraph" style:parent-style-name="Heading_20_2" style:list-style-name="L1"/>
    <style:style style:name="P184" style:family="paragraph" style:parent-style-name="Heading_20_2" style:list-style-name="L1"/>
    <style:style style:name="P185" style:family="paragraph" style:parent-style-name="Heading_20_2" style:list-style-name="L1"/>
    <style:style style:name="P186" style:family="paragraph" style:parent-style-name="Heading_20_2" style:list-style-name="L1"/>
    <style:style style:name="P187" style:family="paragraph" style:parent-style-name="Heading_20_2" style:list-style-name="L1"/>
    <style:style style:name="P188" style:family="paragraph" style:parent-style-name="Heading_20_2" style:list-style-name="L1"/>
    <style:style style:name="P189" style:family="paragraph" style:parent-style-name="Heading_20_2" style:list-style-name="L1"/>
    <style:style style:name="P190" style:family="paragraph" style:parent-style-name="Heading_20_2" style:list-style-name="L1">
      <style:text-properties style:use-window-font-color="true"/>
    </style:style>
    <style:style style:name="P191" style:family="paragraph" style:parent-style-name="Heading_20_2" style:list-style-name="L1"/>
    <style:style style:name="P192" style:family="paragraph" style:parent-style-name="Heading_20_2" style:list-style-name="L1"/>
    <style:style style:name="P193" style:family="paragraph" style:parent-style-name="Heading_20_2" style:list-style-name="L1"/>
    <style:style style:name="P194" style:family="paragraph" style:parent-style-name="Heading_20_2" style:list-style-name="L1"/>
    <style:style style:name="P195" style:family="paragraph" style:parent-style-name="Heading_20_2" style:list-style-name="L1"/>
    <style:style style:name="P196" style:family="paragraph" style:parent-style-name="Heading_20_2" style:list-style-name="L1"/>
    <style:style style:name="P197" style:family="paragraph" style:parent-style-name="Heading_20_2" style:list-style-name="L1"/>
    <style:style style:name="P198" style:family="paragraph" style:parent-style-name="Heading_20_2" style:list-style-name="L1"/>
    <style:style style:name="P199" style:family="paragraph" style:parent-style-name="Heading_20_2" style:list-style-name="L1"/>
    <style:style style:name="P200" style:family="paragraph" style:parent-style-name="Heading_20_2" style:list-style-name="L1"/>
    <style:style style:name="P201" style:family="paragraph" style:parent-style-name="Heading_20_2" style:list-style-name="L1"/>
    <style:style style:name="P202" style:family="paragraph" style:parent-style-name="Heading_20_2" style:list-style-name="L1"/>
    <style:style style:name="P203" style:family="paragraph" style:parent-style-name="Heading_20_2" style:list-style-name="L1"/>
    <style:style style:name="P204" style:family="paragraph" style:parent-style-name="Heading_20_2" style:list-style-name="L1"/>
    <style:style style:name="P205" style:family="paragraph" style:parent-style-name="Heading_20_2" style:list-style-name="L1"/>
    <style:style style:name="P206" style:family="paragraph" style:parent-style-name="Heading_20_2" style:list-style-name="L1"/>
    <style:style style:name="P207" style:family="paragraph" style:parent-style-name="Heading_20_2" style:list-style-name="L1"/>
    <style:style style:name="P208" style:family="paragraph" style:parent-style-name="Heading_20_2" style:list-style-name="L1"/>
    <style:style style:name="P209" style:family="paragraph" style:parent-style-name="Heading_20_2" style:list-style-name="L1"/>
    <style:style style:name="P210" style:family="paragraph" style:parent-style-name="Heading_20_2" style:list-style-name="L1"/>
    <style:style style:name="P211" style:family="paragraph" style:parent-style-name="Heading_20_2" style:list-style-name="L1"/>
    <style:style style:name="P212" style:family="paragraph" style:parent-style-name="Heading_20_2" style:list-style-name="L1"/>
    <style:style style:name="P213" style:family="paragraph" style:parent-style-name="Heading_20_2" style:list-style-name="L1"/>
    <style:style style:name="P214" style:family="paragraph" style:parent-style-name="Heading_20_2" style:list-style-name="L1"/>
    <style:style style:name="P215" style:family="paragraph" style:parent-style-name="Heading_20_2" style:list-style-name="L1"/>
    <style:style style:name="T1" style:family="text">
      <style:text-properties fo:font-size="12pt" style:font-size-asian="12pt" style:font-size-complex="12pt"/>
    </style:style>
    <style:style style:name="T2" style:family="text">
      <style:text-properties fo:color="#ff0000"/>
    </style:style>
    <style:style style:name="T3" style:family="text">
      <style:text-properties style:use-window-font-color="true"/>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text-underline-style="none"/>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normal"/>
    </style:style>
    <style:style style:name="T9" style:family="text">
      <style:text-properties fo:font-weight="normal" style:font-weight-asian="normal" style:font-weight-complex="normal"/>
    </style:style>
    <style:style style:name="T10" style:family="text">
      <style:text-properties fo:color="#000000"/>
    </style:style>
    <style:style style:name="T11" style:family="text">
      <style:text-properties fo:color="#000000" style:font-name-asian="Courier New" style:font-name-complex="Courier New"/>
    </style:style>
    <style:style style:name="T12" style:family="text">
      <style:text-properties fo:color="#000000" style:font-name-complex="Helv"/>
    </style:style>
    <style:style style:name="T13" style:family="text">
      <style:text-properties fo:color="#000000" fo:font-style="italic" fo:font-weight="bold" style:font-style-asian="italic" style:font-weight-asian="bold"/>
    </style:style>
    <style:style style:name="T14" style:family="text">
      <style:text-properties fo:color="#000000" fo:font-style="italic" fo:font-weight="bold" style:font-style-asian="italic" style:font-weight-asian="bold" style:font-name-complex="Helv"/>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bold"/>
    </style:style>
    <style:style style:name="T17" style:family="text">
      <style:text-properties style:text-position="super 58%"/>
    </style:style>
    <style:style style:name="T18" style:family="text">
      <style:text-properties fo:color="#800000"/>
    </style:style>
    <style:style style:name="T19" style:family="text">
      <style:text-properties style:font-name="Courier New"/>
    </style:style>
    <style:style style:name="T20" style:family="text">
      <style:text-properties style:font-name="Courier New" fo:font-size="10pt" style:font-size-asian="10pt" style:font-size-complex="10pt"/>
    </style:style>
    <style:style style:name="T21" style:family="text">
      <style:text-properties style:font-name="Times New Roman" fo:font-size="12pt" style:font-size-asian="12pt" style:font-size-complex="12pt"/>
    </style:style>
    <style:style style:name="T22" style:family="text">
      <style:text-properties style:font-name="Times"/>
    </style:style>
    <style:style style:name="T23" style:family="text">
      <style:text-properties fo:font-style="italic" fo:font-weight="bold" style:font-style-asian="italic" style:font-weight-asian="bold"/>
    </style:style>
    <style:style style:name="Sect1" style:family="section">
      <style:section-properties style:editable="false">
        <style:columns fo:column-count="1" fo:column-gap="0in"/>
      </style:section-properties>
    </style:style>
    <text:list-style style:name="L1">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number text:level="1" text:style-name="Numbering_20_Symbols" style:num-suffix="." style:num-format="1" text:start-value="10">
        <style:list-level-properties text:min-label-width="0.25in"/>
      </text:list-level-style-number>
      <text:list-level-style-number text:level="2" text:style-name="Numbering_20_Symbols" style:num-format="1" text:start-value="9" text:display-levels="2">
        <style:list-level-properties text:space-before="0.0484in" text:min-label-width="0.25in"/>
      </text:list-level-style-number>
      <text:list-level-style-number text:level="3" style:num-suffix="." style:num-format="1" text:display-levels="3">
        <style:list-level-properties text:space-before="0.0972in" text:min-label-width="0.25in"/>
      </text:list-level-style-number>
      <text:list-level-style-number text:level="4" style:num-suffix="." style:num-format="1" text:display-levels="4">
        <style:list-level-properties text:space-before="0.1457in" text:min-label-width="0.25in"/>
      </text:list-level-style-number>
      <text:list-level-style-number text:level="5" style:num-suffix="." style:num-format="1" text:display-levels="5">
        <style:list-level-properties text:space-before="0.1945in" text:min-label-width="0.25in"/>
      </text:list-level-style-number>
      <text:list-level-style-number text:level="6" style:num-suffix="." style:num-format="1" text:display-levels="6">
        <style:list-level-properties text:space-before="0.2429in" text:min-label-width="0.25in"/>
      </text:list-level-style-number>
      <text:list-level-style-number text:level="7" style:num-suffix="." style:num-format="1" text:display-levels="7">
        <style:list-level-properties text:space-before="0.2917in" text:min-label-width="0.25in"/>
      </text:list-level-style-number>
      <text:list-level-style-number text:level="8" style:num-suffix="." style:num-format="1" text:display-levels="8">
        <style:list-level-properties text:space-before="0.3402in" text:min-label-width="0.25in"/>
      </text:list-level-style-number>
      <text:list-level-style-number text:level="9" style:num-suffix="." style:num-format="1" text:display-levels="9">
        <style:list-level-properties text:space-before="0.389in" text:min-label-width="0.25in"/>
      </text:list-level-style-number>
      <text:list-level-style-number text:level="10" style:num-suffix="." style:num-format="1" text:display-levels="10">
        <style:list-level-properties text:space-before="0.4374in" text:min-label-width="0.25in"/>
      </text:list-level-style-number>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1">xCAT 2.0 Cookbook <text:s/></text:p>
      <text:p text:style-name="P48">5/26/2008</text:p>
      <text:p text:style-name="Date"/>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6"><text:a xlink:type="simple" xlink:href="#1.Introduction|outline" text:style-name="Internet_20_link" text:visited-style-name="Internet_20_link">1.0 Introduction</text:a><text:tab/>3</text:p>
          <text:p text:style-name="P87"><text:a xlink:type="simple" xlink:href="#1.1.Cluster Naming Conventions Used in This Document|outline" text:style-name="Internet_20_link" text:visited-style-name="Internet_20_link">1.1 Cluster Naming Conventions Used in This Document</text:a><text:tab/>4</text:p>
          <text:p text:style-name="P86"><text:a xlink:type="simple" xlink:href="#2.Installing the Management Node|outline" text:style-name="Internet_20_link" text:visited-style-name="Internet_20_link">2.0 Installing the Management Node</text:a><text:tab/>4</text:p>
          <text:p text:style-name="P87"><text:a xlink:type="simple" xlink:href="#2.1.Download Fedora 8 and Create Repository|outline" text:style-name="Internet_20_link" text:visited-style-name="Internet_20_link">2.1 Download Fedora 8 and Create Repository</text:a><text:tab/>4</text:p>
          <text:p text:style-name="P87"><text:a xlink:type="simple" xlink:href="#2.2.Downloading and Installing  xCAT 2.0|outline" text:style-name="Internet_20_link" text:visited-style-name="Internet_20_link">2.2 Downloading and Installing <text:s/>xCAT 2.0</text:a><text:tab/>5</text:p>
          <text:p text:style-name="P88"><text:a xlink:type="simple" xlink:href="#2.2.1.If Your Management Node Has Internet Access:|outline" text:style-name="Internet_20_link" text:visited-style-name="Internet_20_link">2.2.1 If Your Management Node Has Internet Access:</text:a><text:tab/>5</text:p>
          <text:p text:style-name="P98"><text:a xlink:type="simple" xlink:href="#2.2.1.1.Download Repo Files|outline" text:style-name="Internet_20_link" text:visited-style-name="Internet_20_link">2.2.1.1 Download Repo Files</text:a><text:tab/>5</text:p>
          <text:p text:style-name="P98"><text:a xlink:type="simple" xlink:href="#2.2.1.2.Set Up Repo File for Fedora Site|outline" text:style-name="Internet_20_link" text:visited-style-name="Internet_20_link">2.2.1.2 Set Up Repo File for Fedora Site</text:a><text:tab/>5</text:p>
          <text:p text:style-name="P88"><text:a xlink:type="simple" xlink:href="#2.2.2.If Your Management Node Does Not Have Internet Access:|outline" text:style-name="Internet_20_link" text:visited-style-name="Internet_20_link">2.2.2 If Your Management Node Does Not Have Internet Access:</text:a><text:tab/>5</text:p>
          <text:p text:style-name="P98"><text:a xlink:type="simple" xlink:href="#2.2.2.1.Download xCAT2.0 and Its Dependencies|outline" text:style-name="Internet_20_link" text:visited-style-name="Internet_20_link">2.2.2.1 Download xCAT2.0 and Its Dependencies</text:a><text:tab/>5</text:p>
          <text:p text:style-name="P98"><text:a xlink:type="simple" xlink:href="#2.2.2.2.Get Fedora 8 OSS dependencies|outline" text:style-name="Internet_20_link" text:visited-style-name="Internet_20_link">2.2.2.2 Get Fedora 8 OSS dependencies</text:a><text:tab/>6</text:p>
          <text:p text:style-name="P98"><text:a xlink:type="simple" xlink:href="#2.2.2.3.Setup YUM repositories for xCAT and Dependencies|outline" text:style-name="Internet_20_link" text:visited-style-name="Internet_20_link">2.2.2.3 Setup YUM repositories for xCAT and Dependencies</text:a><text:tab/>6</text:p>
          <text:p text:style-name="P88"><text:a xlink:type="simple" xlink:href="#2.2.3.Install xCAT 2.0 software &amp; Its Dependencies|outline" text:style-name="Internet_20_link" text:visited-style-name="Internet_20_link">2.2.3 Install xCAT 2.0 software &amp; Its Dependencies</text:a><text:tab/>6</text:p>
          <text:p text:style-name="P88"><text:a xlink:type="simple" xlink:href="#2.2.4.Test xCAT installation|outline" text:style-name="Internet_20_link" text:visited-style-name="Internet_20_link">2.2.4 Test xCAT installation</text:a><text:tab/>6</text:p>
          <text:p text:style-name="P88"><text:a xlink:type="simple" xlink:href="#2.2.5.Update xCAT 2.0 software|outline" text:style-name="Internet_20_link" text:visited-style-name="Internet_20_link">2.2.5 Update xCAT 2.0 software</text:a><text:tab/>7</text:p>
          <text:p text:style-name="P88"><text:a xlink:type="simple" xlink:href="#2.2.6.Setup Yum for Fedora8 Node Installs |outline" text:style-name="Internet_20_link" text:visited-style-name="Internet_20_link">2.2.6 Setup Yum for Fedora8 Node Installs </text:a><text:tab/>7</text:p>
          <text:p text:style-name="P86"><text:a xlink:type="simple" xlink:href="#3.xCAT Hierarchy using Service nodes|outline" text:style-name="Internet_20_link" text:visited-style-name="Internet_20_link">3.0 xCAT Hierarchy using Service nodes</text:a><text:tab/>7</text:p>
          <text:p text:style-name="P87"><text:a xlink:type="simple" xlink:href="#3.1.Switching to  PostgreSQL Database|outline" text:style-name="Internet_20_link" text:visited-style-name="Internet_20_link">3.1 Switching to <text:s/>PostgreSQL Database</text:a><text:tab/>8</text:p>
          <text:p text:style-name="P87"><text:a xlink:type="simple" xlink:href="#3.2.Define the  service nodes in the database|outline" text:style-name="Internet_20_link" text:visited-style-name="Internet_20_link">3.2 Define the <text:s/>service nodes in the database</text:a><text:tab/>10</text:p>
          <text:p text:style-name="P88"><text:a xlink:type="simple" xlink:href="#3.2.1.Define Service Nodes in nodelist Table|outline" text:style-name="Internet_20_link" text:visited-style-name="Internet_20_link">3.2.1 Define Service Nodes in nodelist Table</text:a><text:tab/>10</text:p>
          <text:p text:style-name="P88"><text:a xlink:type="simple" xlink:href="#3.2.2.Define Service Nodes in the servicenode table|outline" text:style-name="Internet_20_link" text:visited-style-name="Internet_20_link">3.2.2 Define Service Nodes in the servicenode table</text:a><text:tab/>10</text:p>
          <text:p text:style-name="P98"><text:a xlink:type="simple" xlink:href="#3.2.2.1.Define  Service Nodes in noderes Table|outline" text:style-name="Internet_20_link" text:visited-style-name="Internet_20_link">3.2.2.1 Define <text:s/>Service Nodes in noderes Table</text:a><text:tab/>11</text:p>
          <text:p text:style-name="P98"><text:a xlink:type="simple" xlink:href="#3.2.2.2.Define Service Nodes in ipmi Table|outline" text:style-name="Internet_20_link" text:visited-style-name="Internet_20_link">3.2.2.2 Define Service Nodes in ipmi Table</text:a><text:tab/>11</text:p>
          <text:p text:style-name="P98"><text:a xlink:type="simple" xlink:href="#3.2.2.3.Define Service Nodes in switch Table|outline" text:style-name="Internet_20_link" text:visited-style-name="Internet_20_link">3.2.2.3 Define Service Nodes in switch Table</text:a><text:tab/>11</text:p>
          <text:p text:style-name="P98"><text:a xlink:type="simple" xlink:href="#3.2.2.4.Define the chain Table for Service Node Discovery|outline" text:style-name="Internet_20_link" text:visited-style-name="Internet_20_link">3.2.2.4 Define the chain Table for Service Node Discovery</text:a><text:tab/>11</text:p>
          <text:p text:style-name="P98"><text:a xlink:type="simple" xlink:href="#3.2.2.5.Define Service Nodes in nodehm Table|outline" text:style-name="Internet_20_link" text:visited-style-name="Internet_20_link">3.2.2.5 Define Service Nodes in nodehm Table</text:a><text:tab/>11</text:p>
          <text:p text:style-name="P98"><text:a xlink:type="simple" xlink:href="#3.2.2.6.Define Service Nodes in nodetype Table|outline" text:style-name="Internet_20_link" text:visited-style-name="Internet_20_link">3.2.2.6 Define Service Nodes in nodetype Table</text:a><text:tab/>11</text:p>
          <text:p text:style-name="P98"><text:a xlink:type="simple" xlink:href="#3.2.2.7.Set Necessary Attributes in site Table|outline" text:style-name="Internet_20_link" text:visited-style-name="Internet_20_link">3.2.2.7 Set Necessary Attributes in site Table</text:a><text:tab/>11</text:p>
          <text:p text:style-name="P98"><text:a xlink:type="simple" xlink:href="#3.2.2.8.Define Service Node OS and Profile attributes|outline" text:style-name="Internet_20_link" text:visited-style-name="Internet_20_link">3.2.2.8 Define Service Node OS and Profile attributes</text:a><text:tab/>11</text:p>
          <text:p text:style-name="P86"><text:a xlink:type="simple" xlink:href="#4.Setup Services |outline" text:style-name="Internet_20_link" text:visited-style-name="Internet_20_link">4.0 Setup Services </text:a><text:tab/>11</text:p>
          <text:p text:style-name="P87"><text:a xlink:type="simple" xlink:href="#4.1.Setup networks Table|outline" text:style-name="Internet_20_link" text:visited-style-name="Internet_20_link">4.1 Setup networks Table</text:a><text:tab/>11</text:p>
          <text:p text:style-name="P87"><text:a xlink:type="simple" xlink:href="#4.2.Setup NTP|outline" text:style-name="Internet_20_link" text:visited-style-name="Internet_20_link">4.2 Setup NTP</text:a><text:tab/>12</text:p>
          <text:p text:style-name="P87"><text:a xlink:type="simple" xlink:href="#4.3.Setup DNS|outline" text:style-name="Internet_20_link" text:visited-style-name="Internet_20_link">4.3 Setup DNS</text:a><text:tab/>13</text:p>
          <text:p text:style-name="P87"><text:a xlink:type="simple" xlink:href="#4.4.Define AMMs as nodes|outline" text:style-name="Internet_20_link" text:visited-style-name="Internet_20_link">4.4 Define AMMs as nodes</text:a><text:tab/>13</text:p>
          <text:p text:style-name="P87"><text:a xlink:type="simple" xlink:href="#4.5.Setup AMM|outline" text:style-name="Internet_20_link" text:visited-style-name="Internet_20_link">4.5 Setup AMM</text:a><text:tab/>14</text:p>
          <text:p text:style-name="P87"><text:a xlink:type="simple" xlink:href="#4.6.Startup TFTP|outline" text:style-name="Internet_20_link" text:visited-style-name="Internet_20_link">4.6 Startup TFTP</text:a><text:tab/>15</text:p>
          <text:p text:style-name="P86"><text:a xlink:type="simple" xlink:href="#5.Define Compute Nodes in the Database|outline" text:style-name="Internet_20_link" text:visited-style-name="Internet_20_link">5.0 Define Compute Nodes in the Database</text:a><text:tab/>15</text:p>
          <text:p text:style-name="P86"><text:a xlink:type="simple" xlink:href="#5.1.Setup the passwd table|outline" text:style-name="Internet_20_link" text:visited-style-name="Internet_20_link">5.1 Setup the passwd table</text:a><text:tab/>15</text:p>
          <text:p text:style-name="P87"><text:soft-page-break/><text:a xlink:type="simple" xlink:href="#5.2.Setup the nodelist Table|outline" text:style-name="Internet_20_link" text:visited-style-name="Internet_20_link">5.2 Setup the nodelist Table</text:a><text:tab/>15</text:p>
          <text:p text:style-name="P87"><text:a xlink:type="simple" xlink:href="#5.3.Set Up the nodehm table|outline" text:style-name="Internet_20_link" text:visited-style-name="Internet_20_link">5.3 Set Up the nodehm table</text:a><text:tab/>16</text:p>
          <text:p text:style-name="P87"><text:a xlink:type="simple" xlink:href="#5.4.Set Up the mp Table|outline" text:style-name="Internet_20_link" text:visited-style-name="Internet_20_link">5.4 Set Up the mp Table</text:a><text:tab/>16</text:p>
          <text:p text:style-name="P87"><text:a xlink:type="simple" xlink:href="#5.5.Setup Conserver|outline" text:style-name="Internet_20_link" text:visited-style-name="Internet_20_link">5.5 Setup Conserver</text:a><text:tab/>16</text:p>
          <text:p text:style-name="P87"><text:a xlink:type="simple" xlink:href="#5.6.Setup the noderes Table|outline" text:style-name="Internet_20_link" text:visited-style-name="Internet_20_link">5.6 Setup the noderes Table</text:a><text:tab/>16</text:p>
          <text:p text:style-name="P88"><text:a xlink:type="simple" xlink:href="#5.6.1.Sample noderes table|outline" text:style-name="Internet_20_link" text:visited-style-name="Internet_20_link">5.6.1 Sample noderes table</text:a><text:tab/>17</text:p>
          <text:p text:style-name="P88"><text:a xlink:type="simple" xlink:href="#5.6.2.Setting up which services run on the Service Nodes|outline" text:style-name="Internet_20_link" text:visited-style-name="Internet_20_link">5.6.2 Setting up which services run on the Service Nodes</text:a><text:tab/>17</text:p>
          <text:p text:style-name="P87"><text:a xlink:type="simple" xlink:href="#5.7.Setup nodetype table|outline" text:style-name="Internet_20_link" text:visited-style-name="Internet_20_link">5.7 Setup nodetype table</text:a><text:tab/>18</text:p>
          <text:p text:style-name="P98"><text:a xlink:type="simple" xlink:href="#5.7.1.1.Sample nodetype table|outline" text:style-name="Internet_20_link" text:visited-style-name="Internet_20_link">5.7.1.1 Sample nodetype table</text:a><text:tab/>18</text:p>
          <text:p text:style-name="P87"><text:a xlink:type="simple" xlink:href="#5.8.Setup passwords in passwd table|outline" text:style-name="Internet_20_link" text:visited-style-name="Internet_20_link">5.8 Setup passwords in passwd table</text:a><text:tab/>18</text:p>
          <text:p text:style-name="P87"><text:a xlink:type="simple" xlink:href="#5.9.Verify the tables|outline" text:style-name="Internet_20_link" text:visited-style-name="Internet_20_link">5.9 Verify the tables</text:a><text:tab/>18</text:p>
          <text:p text:style-name="P87"><text:a xlink:type="simple" xlink:href="#5.10.Setup deps Table for proper boot sequence|outline" text:style-name="Internet_20_link" text:visited-style-name="Internet_20_link">5.10 Setup deps Table for proper boot sequence</text:a><text:tab/>18</text:p>
          <text:p text:style-name="P87"><text:a xlink:type="simple" xlink:href="#5.11. Set Up Postscripts to be Run on the Nodes|outline" text:style-name="Internet_20_link" text:visited-style-name="Internet_20_link">5.11 <text:s/>Set Up Postscripts to be Run on the Nodes</text:a><text:tab/>19</text:p>
          <text:p text:style-name="P87"><text:a xlink:type="simple" xlink:href="#5.12. Get MAC addresses|outline" text:style-name="Internet_20_link" text:visited-style-name="Internet_20_link">5.12 <text:s/>Get MAC addresses</text:a><text:tab/>19</text:p>
          <text:p text:style-name="P87"><text:a xlink:type="simple" xlink:href="#5.13. Setup DHCP|outline" text:style-name="Internet_20_link" text:visited-style-name="Internet_20_link">5.13 <text:s/>Setup DHCP</text:a><text:tab/>19</text:p>
          <text:p text:style-name="P86"><text:a xlink:type="simple" xlink:href="#6.Build the Service Node Stateless Image|outline" text:style-name="Internet_20_link" text:visited-style-name="Internet_20_link">6.0 Build the Service Node Stateless Image</text:a><text:tab/>20</text:p>
          <text:p text:style-name="P87"><text:a xlink:type="simple" xlink:href="#6.1.Configure the Service Node BMCs and Discover MACs|outline" text:style-name="Internet_20_link" text:visited-style-name="Internet_20_link">6.1 Configure the Service Node BMCs and Discover MACs</text:a><text:tab/>22</text:p>
          <text:p text:style-name="P87"><text:a xlink:type="simple" xlink:href="#6.2.Install the Service Nodes|outline" text:style-name="Internet_20_link" text:visited-style-name="Internet_20_link">6.2 Install the Service Nodes</text:a><text:tab/>22</text:p>
          <text:p text:style-name="P87"><text:a xlink:type="simple" xlink:href="#6.3. Test Service Node installation|outline" text:style-name="Internet_20_link" text:visited-style-name="Internet_20_link">6.3 <text:s/>Test Service Node installation</text:a><text:tab/>22</text:p>
          <text:p text:style-name="P86"><text:a xlink:type="simple" xlink:href="#7.iSCSI Install a QS22 Blade|outline" text:style-name="Internet_20_link" text:visited-style-name="Internet_20_link">7.0 iSCSI Install a QS22 Blade</text:a><text:tab/>23</text:p>
          <text:p text:style-name="P86"><text:a xlink:type="simple" xlink:href="#8.Build and Boot the LS22 and QS22 Stateless Images|outline" text:style-name="Internet_20_link" text:visited-style-name="Internet_20_link">8.0 Build and Boot the LS22 and QS22 Stateless Images</text:a><text:tab/>24</text:p>
          <text:p text:style-name="P87"><text:a xlink:type="simple" xlink:href="#8.1. Build the Stateless Image|outline" text:style-name="Internet_20_link" text:visited-style-name="Internet_20_link">8.1 <text:s/>Build the Stateless Image</text:a><text:tab/>24</text:p>
          <text:p text:style-name="P87"><text:a xlink:type="simple" xlink:href="#8.2.Test Boot the Stateless Image |outline" text:style-name="Internet_20_link" text:visited-style-name="Internet_20_link">8.2 Test Boot the Stateless Image </text:a><text:tab/>26</text:p>
          <text:p text:style-name="P87"><text:a xlink:type="simple" xlink:href="#8.3.To Update QS22 Stateless Image|outline" text:style-name="Internet_20_link" text:visited-style-name="Internet_20_link">8.3 To Update QS22 Stateless Image</text:a><text:tab/>26</text:p>
          <text:p text:style-name="P87"><text:a xlink:type="simple" xlink:href="#8.4.Build the Compressed Image|outline" text:style-name="Internet_20_link" text:visited-style-name="Internet_20_link">8.4 Build the Compressed Image</text:a><text:tab/>27</text:p>
          <text:p text:style-name="P88"><text:a xlink:type="simple" xlink:href="#8.4.1.Build aufs on Your Sample Node|outline" text:style-name="Internet_20_link" text:visited-style-name="Internet_20_link">8.4.1 Build aufs on Your Sample Node</text:a><text:tab/>27</text:p>
          <text:p text:style-name="P88"><text:a xlink:type="simple" xlink:href="#8.4.2.Generate  the Compressed Image|outline" text:style-name="Internet_20_link" text:visited-style-name="Internet_20_link">8.4.2 Generate <text:s/>the Compressed Image</text:a><text:tab/>27</text:p>
          <text:p text:style-name="P88"><text:a xlink:type="simple" xlink:href="#8.4.3.Pack and Install the Compressed Image|outline" text:style-name="Internet_20_link" text:visited-style-name="Internet_20_link">8.4.3 Pack and Install the Compressed Image</text:a><text:tab/>27</text:p>
          <text:p text:style-name="P88"><text:a xlink:type="simple" xlink:href="#8.4.4.Check Memory Usage|outline" text:style-name="Internet_20_link" text:visited-style-name="Internet_20_link">8.4.4 Check Memory Usage</text:a><text:tab/>28</text:p>
          <text:p text:style-name="P86"><text:a xlink:type="simple" xlink:href="#9.Building QS22 Image for 64K pages|outline" text:style-name="Internet_20_link" text:visited-style-name="Internet_20_link">9.0 Building QS22 Image for 64K pages</text:a><text:tab/>28</text:p>
          <text:p text:style-name="P87"><text:a xlink:type="simple" xlink:href="#9.1.Rebuild aufs|outline" text:style-name="Internet_20_link" text:visited-style-name="Internet_20_link">9.1 Rebuild aufs</text:a><text:tab/>29</text:p>
          <text:p text:style-name="P87"><text:a xlink:type="simple" xlink:href="#9.2.Test unsquashed:|outline" text:style-name="Internet_20_link" text:visited-style-name="Internet_20_link">9.2 Test unsquashed:</text:a><text:tab/>30</text:p>
          <text:p text:style-name="P88"><text:a xlink:type="simple" xlink:href="#9.2.1. Check memory|outline" text:style-name="Internet_20_link" text:visited-style-name="Internet_20_link">9.2.1 <text:s/>Check memory</text:a><text:tab/>30</text:p>
          <text:p text:style-name="P87"><text:a xlink:type="simple" xlink:href="#9.3.Test squash|outline" text:style-name="Internet_20_link" text:visited-style-name="Internet_20_link">9.3 Test squash</text:a><text:tab/>30</text:p>
          <text:p text:style-name="P88"><text:a xlink:type="simple" xlink:href="#9.3.1. Check memory|outline" text:style-name="Internet_20_link" text:visited-style-name="Internet_20_link">9.3.1 <text:s/>Check memory</text:a><text:tab/>30</text:p>
          <text:p text:style-name="P87"><text:a xlink:type="simple" xlink:href="#9.4.To Switch Back to 4K Pages|outline" text:style-name="Internet_20_link" text:visited-style-name="Internet_20_link">9.4 To Switch Back to 4K Pages</text:a><text:tab/>31</text:p>
          <text:p text:style-name="P86"><text:a xlink:type="simple" xlink:href="#10.Using NFS Hybrid for the Diskless Images|outline" text:style-name="Internet_20_link" text:visited-style-name="Internet_20_link">10.0 Using NFS Hybrid for the Diskless Images</text:a><text:tab/>31</text:p>
          <text:p text:style-name="P86"><text:a xlink:type="simple" xlink:href="#11.Installing OpenLDAP|outline" text:style-name="Internet_20_link" text:visited-style-name="Internet_20_link">11.0 Installing OpenLDAP</text:a><text:tab/>34</text:p>
          <text:p text:style-name="P87"><text:a xlink:type="simple" xlink:href="#11.1.Setup LDAP Master Server|outline" text:style-name="Internet_20_link" text:visited-style-name="Internet_20_link">11.1 Setup LDAP Master Server</text:a><text:tab/>35</text:p>
          <text:p text:style-name="P88"><text:a xlink:type="simple" xlink:href="#11.1.1.Install the  LDAP rpms |outline" text:style-name="Internet_20_link" text:visited-style-name="Internet_20_link">11.1.1 Install the <text:s/>LDAP rpms </text:a><text:tab/>35</text:p>
          <text:p text:style-name="P88"><text:a xlink:type="simple" xlink:href="#11.1.2.Configure LDAP|outline" text:style-name="Internet_20_link" text:visited-style-name="Internet_20_link">11.1.2 Configure LDAP</text:a><text:tab/>36</text:p>
          <text:p text:style-name="P88"><text:a xlink:type="simple" xlink:href="#11.1.3.Migrate Users|outline" text:style-name="Internet_20_link" text:visited-style-name="Internet_20_link">11.1.3 Migrate Users</text:a><text:tab/>37</text:p>
          <text:p text:style-name="P88"><text:a xlink:type="simple" xlink:href="#11.1.4.Add a User to LDAP|outline" text:style-name="Internet_20_link" text:visited-style-name="Internet_20_link">11.1.4 Add a User to LDAP</text:a><text:tab/>38</text:p>
          <text:p text:style-name="P88"><text:a xlink:type="simple" xlink:href="#1.1.1.Modify a User in LDAP|outline" text:style-name="Internet_20_link" text:visited-style-name="Internet_20_link">1.1.1 Modify a User in LDAP</text:a><text:tab/>39</text:p>
          <text:p text:style-name="P88"><text:a xlink:type="simple" xlink:href="#11.1.5.Set LDAP Userid Password|outline" text:style-name="Internet_20_link" text:visited-style-name="Internet_20_link">11.1.5 Set LDAP Userid Password</text:a><text:tab/>40</text:p>
          <text:p text:style-name="P87"><text:a xlink:type="simple" xlink:href="#11.2.Setup LDAP Client|outline" text:style-name="Internet_20_link" text:visited-style-name="Internet_20_link">11.2 Setup LDAP Client</text:a><text:tab/>40</text:p>
          <text:p text:style-name="P88"><text:a xlink:type="simple" xlink:href="#11.2.1.Install LDAP into the Compute Node Image|outline" text:style-name="Internet_20_link" text:visited-style-name="Internet_20_link">11.2.1 Install LDAP into the Compute Node Image</text:a><text:tab/>40</text:p>
          <text:p text:style-name="P88"><text:soft-page-break/><text:a xlink:type="simple" xlink:href="#11.2.2.Update the LDAP Configuration in the Image|outline" text:style-name="Internet_20_link" text:visited-style-name="Internet_20_link">11.2.2 Update the LDAP Configuration in the Image</text:a><text:tab/>40</text:p>
          <text:p text:style-name="P88"><text:a xlink:type="simple" xlink:href="#11.2.3.Build the Image and  Install |outline" text:style-name="Internet_20_link" text:visited-style-name="Internet_20_link">11.2.3 Build the Image and <text:s/>Install </text:a><text:tab/>41</text:p>
          <text:p text:style-name="P88"><text:a xlink:type="simple" xlink:href="#11.2.4.Test LDAP Client|outline" text:style-name="Internet_20_link" text:visited-style-name="Internet_20_link">11.2.4 Test LDAP Client</text:a><text:tab/>41</text:p>
          <text:p text:style-name="P86"><text:a xlink:type="simple" xlink:href="#12.Setup Hierarchical LDAP|outline" text:style-name="Internet_20_link" text:visited-style-name="Internet_20_link">12.0 Setup Hierarchical LDAP</text:a><text:tab/>42</text:p>
          <text:p text:style-name="P87"><text:a xlink:type="simple" xlink:href="#12.1.Configure the Master Server|outline" text:style-name="Internet_20_link" text:visited-style-name="Internet_20_link">12.1 Configure the Master Server</text:a><text:tab/>42</text:p>
          <text:p text:style-name="P88"><text:a xlink:type="simple" xlink:href="#12.1.1.Install LDAP into the Service Node image|outline" text:style-name="Internet_20_link" text:visited-style-name="Internet_20_link">12.1.1 Install LDAP into the Service Node image</text:a><text:tab/>42</text:p>
          <text:p text:style-name="P98"><text:a xlink:type="simple" xlink:href="#12.1.1.1.Update the LDAP Configuration in Service Node image|outline" text:style-name="Internet_20_link" text:visited-style-name="Internet_20_link">12.1.1.1 Update the LDAP Configuration in Service Node image</text:a><text:tab/>42</text:p>
          <text:p text:style-name="P88"><text:a xlink:type="simple" xlink:href="#12.1.2. Build the Service Node image and install |outline" text:style-name="Internet_20_link" text:visited-style-name="Internet_20_link">12.1.2 <text:s/>Build the Service Node image and install </text:a><text:tab/>43</text:p>
          <text:p text:style-name="P88"><text:a xlink:type="simple" xlink:href="#12.1.3.Import the Master Database on the Service Node|outline" text:style-name="Internet_20_link" text:visited-style-name="Internet_20_link">12.1.3 Import the Master Database on the Service Node</text:a><text:tab/>43</text:p>
          <text:p text:style-name="P88"><text:a xlink:type="simple" xlink:href="#12.1.4.Test the Replica Server|outline" text:style-name="Internet_20_link" text:visited-style-name="Internet_20_link">12.1.4 Test the Replica Server</text:a><text:tab/>44</text:p>
          <text:p text:style-name="P88"><text:a xlink:type="simple" xlink:href="#12.1.5.Setup LDAP client on the compute nodes|outline" text:style-name="Internet_20_link" text:visited-style-name="Internet_20_link">12.1.5 Setup LDAP client on the compute nodes</text:a><text:tab/>44</text:p>
          <text:p text:style-name="P86"><text:a xlink:type="simple" xlink:href="#13.Install  Torque|outline" text:style-name="Internet_20_link" text:visited-style-name="Internet_20_link">13.0 Install <text:s/>Torque</text:a><text:tab/>44</text:p>
          <text:p text:style-name="P87"><text:a xlink:type="simple" xlink:href="#13.1.Setup Torque Server|outline" text:style-name="Internet_20_link" text:visited-style-name="Internet_20_link">13.1 Setup Torque Server</text:a><text:tab/>44</text:p>
          <text:p text:style-name="P87"><text:a xlink:type="simple" xlink:href="#13.2.Configure Torque|outline" text:style-name="Internet_20_link" text:visited-style-name="Internet_20_link">13.2 Configure Torque</text:a><text:tab/>45</text:p>
          <text:p text:style-name="P87"><text:a xlink:type="simple" xlink:href="#13.3. Define Nodes|outline" text:style-name="Internet_20_link" text:visited-style-name="Internet_20_link">13.3 <text:s/>Define Nodes</text:a><text:tab/>45</text:p>
          <text:p text:style-name="P87"><text:a xlink:type="simple" xlink:href="#13.4. Setup and Start Service|outline" text:style-name="Internet_20_link" text:visited-style-name="Internet_20_link">13.4 <text:s/>Setup and Start Service</text:a><text:tab/>45</text:p>
          <text:p text:style-name="P87"><text:a xlink:type="simple" xlink:href="#13.5.Install pbstop|outline" text:style-name="Internet_20_link" text:visited-style-name="Internet_20_link">13.5 Install pbstop</text:a><text:tab/>45</text:p>
          <text:p text:style-name="P87"><text:a xlink:type="simple" xlink:href="#13.6.Install Perl Curses for pbstop|outline" text:style-name="Internet_20_link" text:visited-style-name="Internet_20_link">13.6 Install Perl Curses for pbstop</text:a><text:tab/>45</text:p>
          <text:p text:style-name="P87"><text:a xlink:type="simple" xlink:href="#13.7.Create a Torque Default Queue|outline" text:style-name="Internet_20_link" text:visited-style-name="Internet_20_link">13.7 Create a Torque Default Queue</text:a><text:tab/>46</text:p>
          <text:p text:style-name="P87"><text:a xlink:type="simple" xlink:href="#13.8.Setup Torque Client ( x86_64 only)|outline" text:style-name="Internet_20_link" text:visited-style-name="Internet_20_link">13.8 Setup Torque Client ( x86_64 only)</text:a><text:tab/>46</text:p>
          <text:p text:style-name="P88"><text:a xlink:type="simple" xlink:href="#13.8.1.Install Torque|outline" text:style-name="Internet_20_link" text:visited-style-name="Internet_20_link">13.8.1 Install Torque</text:a><text:tab/>46</text:p>
          <text:p text:style-name="P88"><text:a xlink:type="simple" xlink:href="#13.8.2.Configure Torque|outline" text:style-name="Internet_20_link" text:visited-style-name="Internet_20_link">13.8.2 Configure Torque</text:a><text:tab/>46</text:p>
          <text:p text:style-name="P98"><text:a xlink:type="simple" xlink:href="#13.8.2.1.Set Up Access|outline" text:style-name="Internet_20_link" text:visited-style-name="Internet_20_link">13.8.2.1 Set Up Access</text:a><text:tab/>46</text:p>
          <text:p text:style-name="P98"><text:a xlink:type="simple" xlink:href="#13.8.2.2.Set Up Node to Node ssh for Root |outline" text:style-name="Internet_20_link" text:visited-style-name="Internet_20_link">13.8.2.2 Set Up Node to Node ssh for Root </text:a><text:tab/>46</text:p>
          <text:p text:style-name="P88"><text:a xlink:type="simple" xlink:href="#13.8.3.Pack and Install image|outline" text:style-name="Internet_20_link" text:visited-style-name="Internet_20_link">13.8.3 Pack and Install image</text:a><text:tab/>47</text:p>
          <text:p text:style-name="P86"><text:a xlink:type="simple" xlink:href="#14.Setup Moab|outline" text:style-name="Internet_20_link" text:visited-style-name="Internet_20_link">14.0 Setup Moab</text:a><text:tab/>47</text:p>
          <text:p text:style-name="P87"><text:a xlink:type="simple" xlink:href="#14.1.Install Moab|outline" text:style-name="Internet_20_link" text:visited-style-name="Internet_20_link">14.1 Install Moab</text:a><text:tab/>47</text:p>
          <text:p text:style-name="P87"><text:a xlink:type="simple" xlink:href="#14.2.Configure Moab|outline" text:style-name="Internet_20_link" text:visited-style-name="Internet_20_link">14.2 Configure Moab</text:a><text:tab/>47</text:p>
          <text:p text:style-name="P88"><text:a xlink:type="simple" xlink:href="#14.2.1.Start Moab|outline" text:style-name="Internet_20_link" text:visited-style-name="Internet_20_link">14.2.1 Start Moab</text:a><text:tab/>48</text:p>
          <text:p text:style-name="P86"><text:a xlink:type="simple" xlink:href="#15.References|outline" text:style-name="Internet_20_link" text:visited-style-name="Internet_20_link">15.0 References</text:a><text:tab/>48</text:p>
        </text:index-body>
      </text:table-of-content>
      <text:p text:style-name="P27"/>
      <text:list text:style-name="L1">
        <text:list-item>
          <text:h text:style-name="P153" text:outline-level="1">Introduction</text:h>
        </text:list-item>
      </text:list>
      <text:p text:style-name="Standard">xCAT 2.0 is a complete rewrite of xCAT 1.2/1.3, implementing a new architecture. <text:s/>All commands are client/server, authenticated, logged and policy driven. <text:s/>The clients can be run on any OS with Perl, including Windows. <text:s/>The code has been completely rewritten in Perl, and table data is now stored in a relational database.</text:p>
      <text:p text:style-name="Standard"/>
      <text:p text:style-name="Text_20_body">This cookbook provides step-by-step instructions on setting up an example stateless cluster. <text:s/>For completeness, some advanced topics are covered, like hierarchical management (for extremely large clusters), compute nodes with large pages, nfs-hybrid mode, mixed node architectures, and accelerator nodes. <text:s/>If you do not intend to use some of these features, skip those sections. <text:s/>This example cluster is built with Fedora 8, but the same concepts apply to RHEL 5.</text:p>
      <text:p text:style-name="Text_20_body"/>
      <text:p text:style-name="Text_20_body"><text:soft-page-break/>For a quick overview of the functions that xCAT 2.0 provides, see the summary of all the xCAT commands: <text:s/><text:a xlink:type="simple" xlink:href="http://xcat.sf.net/man1/xcat.1.html">http://xcat.sf.net/man1/xcat.1.html</text:a> . <text:s/>For a summary of using the xCAT database, s<text:span text:style-name="T9">ee </text:span><text:a xlink:type="simple" xlink:href="http://xcat.sf.net/man5/xcatdb.5.html"><text:span text:style-name="T9">http://xcat.sf.net/man5/xcatdb.5.html</text:span></text:a><text:span text:style-name="T9"> .</text:span></text:p>
      <text:p text:style-name="Text_20_body"/>
      <text:h text:style-name="Heading_20_2" text:outline-level="2">Cluster Naming Conventions Used in This Document</text:h>
      <text:p text:style-name="Text_20_body">Throughout this doc, an example node naming convention is used to demonstrate how to use your naming patterns to reduce the amount of input you need to give to xCAT. <text:s/>The example name convention is:</text:p>
      <text:list text:style-name="L2">
        <text:list-item>
          <text:p text:style-name="P66">All node names begin with “rr”.</text:p>
        </text:list-item>
        <text:list-item>
          <text:p text:style-name="P66">The cluster is divided into management sub-domains called connected units (CU). <text:s/>Each CU has its own subnet (and broadcast domain) and is designated by a single letter. <text:s/>So the 1<text:span text:style-name="T17">st</text:span> CU is rra, the 2<text:span text:style-name="T17">nd</text:span> rrb, etc.</text:p>
        </text:list-item>
        <text:list-item>
          <text:p text:style-name="P66">Within each CU, the nodes are grouped into threes (designated by a, b, c) and then the groups are numbered sequentially: <text:s/>rra001a, rra001b, rra001c, rra002a, etc. <text:s/>In this particular example, the “a” node is an opteron node, and the “b” and “c” nodes are accelerator Cell nodes for the opteron node.</text:p>
        </text:list-item>
        <text:list-item>
          <text:p text:style-name="P66">Each CU has a service node that acts as an assistant management node on behalf of the main management node. <text:s/>The service node has 2 ethernet adapters: <text:s/>the adapter on the management node side is named, for example, rra000-m, and the adapter on the CU compute node side is named, for example, rra000.</text:p>
        </text:list-item>
        <text:list-item>
          <text:p text:style-name="P66">The BladeCenter chassis within each CU are numbered sequentially, e.g. bca01, bca02, etc.</text:p>
        </text:list-item>
      </text:list>
      <text:p text:style-name="Text_20_body"/>
      <text:list text:style-name="L1" text:continue-numbering="true">
        <text:list-item>
          <text:h text:style-name="P153" text:outline-level="1">Installing the Management Node</text:h>
        </text:list-item>
      </text:list>
      <text:p text:style-name="Standard"/>
      <text:p text:style-name="Standard">Before beginning, ensure that your networks are setup correctly.</text:p>
      <text:list text:style-name="L1" text:continue-numbering="true">
        <text:list-item>
          <text:list text:continue-numbering="true">
            <text:list-item>
              <text:h text:style-name="P169" text:outline-level="2">Download Fedora 8 and Create Repository</text:h>
            </text:list-item>
          </text:list>
        </text:list-item>
      </text:list>
      <text:p text:style-name="Standard"/>
      <text:list text:style-name="WW8Num9">
        <text:list-item>
          <text:p text:style-name="List_20_Number">Get Fedora ISOs and place in a directory, for example /root/xcat2:<text:line-break/></text:p>
        </text:list-item>
      </text:list>
      <text:p text:style-name="Code_20_Indented">mkdir /root/xcat2</text:p>
      <text:p text:style-name="Code_20_Indented">cd /root/xcat2</text:p>
      <text:p text:style-name="Code_20_Indented">export BASEURL=<text:a xlink:type="simple" xlink:href="ftp://download.fedora.redhat.com/pub/fedora/linux/releases/8/Fedora/x86_64/iso/Fedora-8-x86_64-DVD.iso">ftp://download.fedora.redhat.com/pub/fedora/linux/releases/8</text:a></text:p>
      <text:p text:style-name="Code_20_Indented">wget $BASEURL/<text:a xlink:type="simple" xlink:href="ftp://download.fedora.redhat.com/pub/fedora/linux/releases/8/Fedora/x86_64/iso/Fedora-8-x86_64-DVD.iso">Fedora/x86_64/iso/Fedora-8-x86_64-DVD.iso</text:a></text:p>
      <text:p text:style-name="Code_20_Indented">wget $BASEURL<text:a xlink:type="simple" xlink:href="ftp://download.fedora.redhat.com/pub/fedora/linux/releases/8/Fedora/ppc/iso/Fedora-8-ppc-DVD.iso">/Fedora/ppc/iso/Fedora-8-ppc-DVD.iso</text:a><text:a xlink:type="simple" xlink:href="ftp://download.fedora.redhat.com/pub/fedora/linux/releases/8/Fedora/ppc/iso/Fedora-8-ppc-DVD.iso"><text:span text:style-name="T1"><text:line-break/></text:span></text:a></text:p>
      <text:p text:style-name="P44"/>
      <text:list text:style-name="WW8Num9" text:continue-numbering="true">
        <text:list-item>
          <text:p text:style-name="List_20_Number">Create YUM repository for Fedora RPMs:<text:line-break/></text:p>
        </text:list-item>
      </text:list>
      <text:p text:style-name="Code_20_Indented">mkdir /root/xcat2/fedora8</text:p>
      <text:p text:style-name="Code_20_Indented">mount -r -o loop /root/xcat2/Fedora-8-x86_64-DVD.iso /root/xcat2/fedora8</text:p>
      <text:p text:style-name="Code_20_Indented"><text:soft-page-break/></text:p>
      <text:p text:style-name="Code_20_Indented">cd /etc/yum.repos.d</text:p>
      <text:p text:style-name="Code_20_Indented">mkdir ORIG</text:p>
      <text:p text:style-name="Code_20_Indented">mv fedora*.repo ORIG</text:p>
      <text:p text:style-name="Code_20_Indented"/>
      <text:p text:style-name="Code_20_Indented">Create fedora.repo with contents:</text:p>
      <text:p text:style-name="Code_20_Indented"/>
      <text:p text:style-name="Code_20_Indented">[fedora]</text:p>
      <text:p text:style-name="Code_20_Indented">name=Fedora $releasever - $basearch</text:p>
      <text:p text:style-name="Code_20_Indented">baseurl=file:///root/xcat2/fedora8</text:p>
      <text:p text:style-name="Code_20_Indented">enabled=1</text:p>
      <text:p text:style-name="Code_20_Indented">gpgcheck=0</text:p>
      <text:p text:style-name="P4"/>
      <text:list text:style-name="WW8Num9" text:continue-numbering="true">
        <text:list-item>
          <text:p text:style-name="List_20_Number">Install createrepo:<text:line-break/></text:p>
        </text:list-item>
      </text:list>
      <text:p text:style-name="Code_20_Indented">yum install createrepo</text:p>
      <text:p text:style-name="Text_20_body"/>
      <text:list text:style-name="L1" text:continue-numbering="true">
        <text:list-item>
          <text:list text:continue-numbering="true">
            <text:list-item>
              <text:h text:style-name="P169" text:outline-level="2">Downloading and Installing <text:s/>xCAT 2.0</text:h>
              <text:list>
                <text:list-item>
                  <text:h text:style-name="P102" text:outline-level="3">If Your Management Node <text:span text:style-name="T15">Has</text:span> Internet Access:</text:h>
                  <text:list>
                    <text:list-item>
                      <text:h text:style-name="P136" text:outline-level="4">Download Repo Files</text:h>
                    </text:list-item>
                  </text:list>
                </text:list-item>
              </text:list>
            </text:list-item>
          </text:list>
        </text:list-item>
      </text:list>
      <text:p text:style-name="Standard">YUM can be pointed directly to the xCAT download site.</text:p>
      <text:p text:style-name="Standard"/>
      <text:p text:style-name="Code">cd /etc/yum.repos.d</text:p>
      <text:p text:style-name="Code">wget <text:a xlink:type="simple" xlink:href="http://xcat.sf.net/yum/core-snap/xCAT-core-snap.repo"><text:span text:style-name="Internet_20_link">http://xcat.sf.net/yum/core-snap/xCAT-core-snap.repo</text:span></text:a></text:p>
      <text:p text:style-name="Code">wget <text:a xlink:type="simple" xlink:href="http://xcat.sf.net/yum/dep-snap/rh5/x86_64/xCAT-dep-snap.repo"><text:span text:style-name="Internet_20_link">http://xcat.sf.net/yum/dep-snap/rh5/x86_64/xCAT-dep-snap.repo</text:span></text:a></text:p>
      <text:list text:style-name="L1" text:continue-numbering="true">
        <text:list-item>
          <text:list text:continue-numbering="true">
            <text:list-item>
              <text:list text:continue-numbering="true">
                <text:list-item>
                  <text:list text:continue-numbering="true">
                    <text:list-item>
                      <text:h text:style-name="P136" text:outline-level="4">Set Up Repo File for Fedora Site</text:h>
                    </text:list-item>
                  </text:list>
                </text:list-item>
              </text:list>
            </text:list-item>
          </text:list>
        </text:list-item>
      </text:list>
      <text:p text:style-name="Standard"/>
      <text:p text:style-name="Standard">Create fedora-internet.repo:</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gpgkey=file:///etc/pki/rpm-gpg/RPM-GPG-KEY-fedora file:///etc/pki/rpm-gpg/RPM-GPG-KEY</text:p>
      <text:p text:style-name="Standard"/>
      <text:p text:style-name="Standard">Continue now at step <text:reference-ref text:reference-format="text" text:ref-name="1.1.1Install xCAT 2.0 software &amp; Its Dependencies">Install xCAT 2.0 software &amp; Its Dependencies</text:reference-ref>.</text:p>
      <text:list text:style-name="L1" text:continue-numbering="true">
        <text:list-item>
          <text:list text:continue-numbering="true">
            <text:list-item>
              <text:list text:continue-numbering="true">
                <text:list-item>
                  <text:h text:style-name="P102" text:outline-level="3">If Your Management Node <text:span text:style-name="T15">Does Not Have</text:span> Internet Access:</text:h>
                  <text:list>
                    <text:list-item>
                      <text:h text:style-name="P136" text:outline-level="4">Download xCAT2.0 and Its Dependencies</text:h>
                    </text:list-item>
                  </text:list>
                </text:list-item>
              </text:list>
            </text:list-item>
          </text:list>
        </text:list-item>
      </text:list>
      <text:p text:style-name="Standard">Note: <text:s/>do the wget's on a machine with internet access and copy the files to the management node.</text:p>
      <text:p text:style-name="Standard"><text:soft-page-break/></text:p>
      <text:p text:style-name="Code">cd /root/xcat2</text:p>
      <text:p text:style-name="Code">wget <text:a xlink:type="simple" xlink:href="http://xcat.sf.net/yum/core-rpms-snap.tar.bz2">http://xcat.sf.net/yum/core-rpms-snap.tar.bz2</text:a></text:p>
      <text:p text:style-name="Code">wget <text:a xlink:type="simple" xlink:href="http://xcat.sf.net/yum/dep-rpms-snap.tar.bz2">http://xcat.sf.net/yum/dep-rpms-snap.tar.bz2</text:a></text:p>
      <text:p text:style-name="Code">tar jxvf core-rpms-snap.tar.bz2</text:p>
      <text:p text:style-name="Code">tar jxvf dep-rpms-snap.tar.bz2</text:p>
      <text:p text:style-name="Text_20_body_20_indent"/>
      <text:list text:style-name="L1" text:continue-numbering="true">
        <text:list-item>
          <text:list text:continue-numbering="true">
            <text:list-item>
              <text:list text:continue-numbering="true">
                <text:list-item>
                  <text:list text:continue-numbering="true">
                    <text:list-item>
                      <text:h text:style-name="P139" text:outline-level="4">Get Fedora 8 OSS dependencies</text:h>
                    </text:list-item>
                  </text:list>
                </text:list-item>
              </text:list>
            </text:list-item>
          </text:list>
        </text:list-item>
      </text:list>
      <text:p text:style-name="Standard"/>
      <text:p text:style-name="Code">cd /root/xcat2/dep-snap/rh/x86_64</text:p>
      <text:p text:style-name="Code">export BASEURL=http://download.fedora.redhat.com/pub/fedora/linux/releases/8/Everything/x86_64/os/Packages/<text:a xlink:type="simple" xlink:href="http://download.fedora.redhat.com/pub/fedora/linux/releases/8/Everything/x86_64/os/Packages/perl-Net-SNMP-5.2.0-1.fc8.1.noarch.rpm"><text:line-break/></text:a></text:p>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Text_20_body"/>
      <text:list text:style-name="L1" text:continue-numbering="true">
        <text:list-item>
          <text:list text:continue-numbering="true">
            <text:list-item>
              <text:list text:continue-numbering="true">
                <text:list-item>
                  <text:list text:continue-numbering="true">
                    <text:list-item>
                      <text:h text:style-name="P136" text:outline-level="4">Setup YUM repositories for xCAT and Dependencies</text:h>
                    </text:list-item>
                  </text:list>
                </text:list-item>
              </text:list>
            </text:list-item>
          </text:list>
        </text:list-item>
      </text:list>
      <text:p text:style-name="Standard"/>
      <text:p text:style-name="Code">cd /root/xcat2/dep-snap/rh5/x86_64</text:p>
      <text:p text:style-name="Code">./mklocalrepo.sh</text:p>
      <text:p text:style-name="Code">cd /root/xcat2/core-snap</text:p>
      <text:p text:style-name="Code">./mklocalrepo.sh</text:p>
      <text:p text:style-name="P16"/>
      <text:list text:style-name="L1" text:continue-numbering="true">
        <text:list-item>
          <text:list text:continue-numbering="true">
            <text:list-item>
              <text:list text:continue-numbering="true">
                <text:list-item>
                  <text:h text:style-name="P102" text:outline-level="3"><text:reference-mark-start text:name="1.1.1Install xCAT 2.0 software &amp; Its Dependencies"/>Install xCAT 2.0 software &amp; Its Dependencies<text:reference-mark-end text:name="1.1.1Install xCAT 2.0 software &amp; Its Dependencies"/></text:h>
                </text:list-item>
              </text:list>
            </text:list-item>
          </text:list>
        </text:list-item>
      </text:list>
      <text:p text:style-name="Standard"/>
      <text:p text:style-name="Code">yum clean metadata</text:p>
      <text:p text:style-name="Code">yum install xCAT.x86_64</text:p>
      <text:p text:style-name="Text_20_body_20_indent"/>
      <text:list text:style-name="L1" text:continue-numbering="true">
        <text:list-item>
          <text:list text:continue-numbering="true">
            <text:list-item>
              <text:list text:continue-numbering="true">
                <text:list-item>
                  <text:h text:style-name="P102" text:outline-level="3">Test xCAT installation</text:h>
                </text:list-item>
              </text:list>
            </text:list-item>
          </text:list>
        </text:list-item>
      </text:list>
      <text:p text:style-name="Standard"/>
      <text:p text:style-name="Code">source /etc/profile.d/xcat.sh</text:p>
      <text:p text:style-name="Code">tabdump site</text:p>
      <text:p text:style-name="Text_20_body_20_indent"/>
      <text:list text:style-name="L1" text:continue-numbering="true">
        <text:list-item>
          <text:list text:continue-numbering="true">
            <text:list-item>
              <text:list text:continue-numbering="true">
                <text:list-item>
                  <text:h text:style-name="P102" text:outline-level="3"><text:soft-page-break/>Update xCAT 2.0 software</text:h>
                </text:list-item>
              </text:list>
            </text:list-item>
          </text:list>
        </text:list-item>
      </text:list>
      <text:p text:style-name="Standard"/>
      <text:p text:style-name="Standard">If you need to update the xCAT 2.0 rpms later, download the new version of <text:a xlink:type="simple" xlink:href="http://xcat.sf.net/yum/core-rpms-snap.tar.bz2">http://xcat.sf.net/yum/core-rpms-snap.tar.bz2</text:a> (if the management node does not have access to the internet) and then run:</text:p>
      <text:p text:style-name="Standard"/>
      <text:p text:style-name="Code">yum update '*xCAT*'</text:p>
      <text:p text:style-name="Standard"/>
      <text:p text:style-name="Standard">If you have a service node stateless image, don't forget to update the image with the new xCAT rpms (see <text:reference-ref text:reference-format="text" text:ref-name="Build the service node stateless image">Build the Service Node Stateless Image</text:reference-ref>):</text:p>
      <text:p text:style-name="Standard"/>
      <text:p text:style-name="Code">export BASEIMAGE=/install/netboot/fedora8/x86_64/service/rootimg</text:p>
      <text:p text:style-name="Code">rm -f $BASEIMAGE/etc/yum.repos.d/*</text:p>
      <text:p text:style-name="Code">cp -pf /etc/yum.repos.d/*.repo $BASEIMAGE/etc/yum.repos.d</text:p>
      <text:p text:style-name="Code">yum --installroot=$BASEIMAGE update '*xCAT*'</text:p>
      <text:p text:style-name="Code">packimage -o fedora8 -p service -a x86_64</text:p>
      <text:p text:style-name="Text_20_body"/>
      <text:list text:style-name="L1" text:continue-numbering="true">
        <text:list-item>
          <text:list text:continue-numbering="true">
            <text:list-item>
              <text:list text:continue-numbering="true">
                <text:list-item>
                  <text:h text:style-name="P102" text:outline-level="3">Setup Yum for Fedora8 Node Installs </text:h>
                </text:list-item>
              </text:list>
            </text:list-item>
          </text:list>
        </text:list-item>
      </text:list>
      <text:p text:style-name="Standard"/>
      <text:p text:style-name="Code">umount /root/xcat2/fedora8</text:p>
      <text:p text:style-name="Code">cd /root/xcat2</text:p>
      <text:p text:style-name="Code">copycds Fedora-8-x86_64-DVD.iso</text:p>
      <text:p text:style-name="Code">copycds Fedora-8-ppc-DVD.iso</text:p>
      <text:p text:style-name="Standard"/>
      <text:p text:style-name="Standard">The copycds commands will copy the contents of the DVDs to /install/fedora8/&lt;arch&gt;.</text:p>
      <text:p text:style-name="Standard"/>
      <text:p text:style-name="Standard">Edit /etc/yum.repos.d/fedora.repo and change:</text:p>
      <text:p text:style-name="Code">baseurl=file:///root/xcat2/fedora8</text:p>
      <text:p text:style-name="Text_20_body_20_indent">to</text:p>
      <text:p text:style-name="Code">baseurl=file:///install/fedora8/x86_64</text:p>
      <text:list text:style-name="L1" text:continue-numbering="true">
        <text:list-item>
          <text:list text:continue-numbering="true">
            <text:list-header>
              <text:h text:style-name="P169" text:outline-level="2" text:is-list-header="true"/>
            </text:list-header>
          </text:list>
        </text:list-item>
        <text:list-item>
          <text:h text:style-name="P153" text:outline-level="1"><text:bookmark-start text:name="_Ref191868728"/><text:reference-mark-start text:name="xCAT Hierarchy using Service nodes"/>xCAT Hierarchy using Service nodes<text:bookmark-end text:name="_Ref191868728"/><text:reference-mark-end text:name="xCAT Hierarchy using Service nodes"/></text:h>
        </text:list-item>
      </text:list>
      <text:p text:style-name="Standard">In large clusters it is desirable to have more than one node ( the Management Node) handle the installation of <text:s/>the compute nodes. <text:s text:c="2"/>We call these additional nodes service nodes. <text:s/>You can have one or more service nodes setup to install groups of compute nodes. </text:p>
      <text:p text:style-name="Standard"/>
      <text:p text:style-name="Standard">The service nodes need to communicate with the xCAT2.0 database on the Management Node <text:s/>and run xCAT command to install the nodes. <text:s text:c="2"/>The service node will be installed with the xCAT code <text:s/>and <text:s/>required the PostgreSQL <text:s/>Database be setup instead of SQLite Default database. <text:s/>PostgreSQL allows a client to be setup on the service node such that the service node can access ( read/write) the database on the Management Node (Master Node) from the service node.</text:p>
      <text:p text:style-name="Standard"/>
      <text:p text:style-name="P25">If you do not plan on using service nodes, <text:s/>you can skip this section <text:reference-ref text:reference-format="chapter" text:ref-name="xCAT Hierarchy using Service nodes">3</text:reference-ref> and continue to use the SQLite Default database setup during the installation.</text:p>
      <text:p text:style-name="Standard"><text:soft-page-break/></text:p>
      <text:list text:style-name="L1" text:continue-numbering="true">
        <text:list-item>
          <text:list text:continue-numbering="true">
            <text:list-item>
              <text:h text:style-name="P169" text:outline-level="2">Switching to <text:s/>PostgreSQL Database</text:h>
            </text:list-item>
          </text:list>
        </text:list-item>
      </text:list>
      <text:p text:style-name="Standard"/>
      <text:p text:style-name="Standard">To setup the postgresql database on the Management Node follow these steps. </text:p>
      <text:p text:style-name="Standard"/>
      <text:p text:style-name="Standard">This example assumes:</text:p>
      <text:list text:style-name="L3">
        <text:list-item>
          <text:p text:style-name="P90">192.168.0.1: ip of master</text:p>
        </text:list-item>
        <text:list-item>
          <text:p text:style-name="P90">xcatdb: database name</text:p>
        </text:list-item>
        <text:list-item>
          <text:p text:style-name="P90">xcatadmin: database role (aka user)</text:p>
        </text:list-item>
        <text:list-item>
          <text:p text:style-name="P90">cluster: database password</text:p>
        </text:list-item>
        <text:list-item>
          <text:p text:style-name="P90">192.168.0.10 &amp; 192.168.0.11: <text:s/>service nodes</text:p>
        </text:list-item>
      </text:list>
      <text:p text:style-name="Text_20_body_20_indent">Substitute your address and desired userid , password and database name as appropriate.</text:p>
      <text:p text:style-name="Standard"/>
      <text:p text:style-name="Standard">The following rpms should be installed from the Fedora8 media on the Management Node ( and service node when installed). <text:s/>These are required for postgresql. </text:p>
      <text:p text:style-name="P89"/>
      <text:list text:style-name="WW8Num9">
        <text:list-item text:start-value="1">
          <text:p text:style-name="List_20_Number_20_Code">yum install perl-DBD-Pg postgresql-server postgresql</text:p>
        </text:list-item>
      </text:list>
      <text:p text:style-name="P10"/>
      <text:list text:style-name="WW8Num9" text:continue-numbering="true">
        <text:list-item>
          <text:p text:style-name="List_20_Number">Initialize the database :</text:p>
        </text:list-item>
      </text:list>
      <text:p text:style-name="Code_20_Indented">service postgresql initdb</text:p>
      <text:list text:style-name="WW8Num9" text:continue-numbering="true">
        <text:list-header>
          <text:p text:style-name="List_20_Number"><text:span text:style-name="Line_20_numbering"/></text:p>
        </text:list-header>
        <text:list-item>
          <text:p text:style-name="List_20_Number_20_Code">service postgresql start</text:p>
        </text:list-item>
        <text:list-item>
          <text:p text:style-name="List_20_Number_20_Code">su - postgres</text:p>
        </text:list-item>
        <text:list-item>
          <text:p text:style-name="List_20_Number_20_Code">createuser -P xcatadmin<text:line-break/>Enter password for new role: cluster<text:line-break/>Enter it again: cluster<text:line-break/>Shall the new role be a superuser? (y/n) n<text:line-break/>Shall the new role be allowed to create databases? (y/n) n<text:line-break/>Shall the new role be allowed to create more new roles? (y/n) n</text:p>
        </text:list-item>
      </text:list>
      <text:p text:style-name="Text_20_body"/>
      <text:list text:style-name="WW8Num9" text:continue-numbering="true">
        <text:list-item>
          <text:p text:style-name="List_20_Number_20_Code">createdb -O xcatadmin xcatdb</text:p>
        </text:list-item>
        <text:list-item>
          <text:p text:style-name="List_20_Number_20_Code">exit</text:p>
        </text:list-item>
        <text:list-item>
          <text:p text:style-name="List_20_Number_20_Code">cd /var/lib/pgsql/data/</text:p>
        </text:list-item>
        <text:list-item>
          <text:p text:style-name="List_20_Number_20_Code">vi pg_hba.conf</text:p>
        </text:list-item>
      </text:list>
      <text:p text:style-name="Text_20_body_20_indent"><text:line-break/>Lines should look like this (with your IP addresses substituted). <text:s text:c="2"/>This allows the service nodes to access the DB.</text:p>
      <text:p text:style-name="Code_20_Indented">local all all ident sameuser</text:p>
      <text:p text:style-name="Code_20_Indented"># IPv4 local connections:</text:p>
      <text:p text:style-name="Code_20_Indented">host all all 127.0.0.1/32 md5</text:p>
      <text:p text:style-name="Code_20_Indented">host all all 192.168.0.1/32 md5</text:p>
      <text:p text:style-name="Code_20_Indented">host all all 192.168.0.10/32 md5</text:p>
      <text:p text:style-name="Code_20_Indented">host all all 192.168.0.11/32 md5</text:p>
      <text:p text:style-name="Code_20_Indented"/>
      <text:p text:style-name="Text_20_body_20_indent"><text:soft-page-break/>where 192.168.0.10 and 11 are service nodes.</text:p>
      <text:p text:style-name="Text_20_body_20_indent"/>
      <text:list text:style-name="WW8Num9" text:continue-numbering="true">
        <text:list-item>
          <text:p text:style-name="List_20_Number_20_Code">vi postgresql.conf</text:p>
        </text:list-item>
      </text:list>
      <text:p text:style-name="Text_20_body_20_indent">set listen_addresses to '*':</text:p>
      <text:p text:style-name="Code_20_Indented">listen_addresses = '*' <text:s text:c="2"/>This allows remote access. </text:p>
      <text:p text:style-name="P38">Note: Be sure to uncomment the line</text:p>
      <text:p text:style-name="Text_20_body"/>
      <text:list text:style-name="WW8Num9" text:continue-numbering="true">
        <text:list-item>
          <text:p text:style-name="List_20_Number_20_Code">service postgresql restart</text:p>
        </text:list-item>
        <text:list-item>
          <text:p text:style-name="List_20_Number_20_Code">chkconfig postgresql on</text:p>
        </text:list-item>
      </text:list>
      <text:p text:style-name="Text_20_body"/>
      <text:list text:style-name="WW8Num9" text:continue-numbering="true">
        <text:list-item>
          <text:p text:style-name="List_20_Number">Backup <text:s/>your data to migrate to the new database. <text:s/>(This is required even if you have not added anything to your xCAT database yet. <text:s/>Required default entries were created when the xCAT rpms were installed on the management node which must be migrated to the new postgresql database.)<text:line-break/></text:p>
        </text:list-item>
      </text:list>
      <text:p text:style-name="Code_20_Indented">mkdir -p ~/xcat-dbback</text:p>
      <text:p text:style-name="Code_20_Indented">dumpxCATdb -p ~/xcat-dbback</text:p>
      <text:p text:style-name="Code_20_Indented"/>
      <text:list text:style-name="WW8Num9" text:continue-numbering="true">
        <text:list-item>
          <text:p text:style-name="List_20_Number">/etc/xcat/cfgloc should contain the following line, again substituting your info. This points the xCAT database access code to the new database. </text:p>
        </text:list-item>
      </text:list>
      <text:p text:style-name="Text_20_body_20_indent"/>
      <text:p text:style-name="Code_20_Indented">Pg:dbname=xcatdb;host=192.168.0.1|xcatadmin|cluster</text:p>
      <text:p text:style-name="Text_20_body"/>
      <text:list text:style-name="WW8Num9" text:continue-numbering="true">
        <text:list-item>
          <text:p text:style-name="List_20_Number">copy /etc/xcat/cfgloc <text:s/>to /install/postscripts/etc/xcat/cfgloc for installation on the service nodes. </text:p>
        </text:list-item>
      </text:list>
      <text:p text:style-name="Code_20_Indented">mkdir -p /install/postscripts/etc/xcat</text:p>
      <text:p text:style-name="Code_20_Indented">cp /etc/xcat/cfgloc /install/postscripts/etc/xcat/cfgloc</text:p>
      <text:p text:style-name="Code_20_Indented">chmod 700 /etc/xcat/cfgloc</text:p>
      <text:p text:style-name="P37"/>
      <text:list text:style-name="WW8Num9" text:continue-numbering="true">
        <text:list-item>
          <text:p text:style-name="List_20_Number">Restore your database to postgresql:</text:p>
        </text:list-item>
      </text:list>
      <text:p text:style-name="Code_20_Indented">XCATBYPASS=1 restorexCATdb -p ~/xcat-dbback</text:p>
      <text:list text:style-name="WW8Num9" text:continue-numbering="true">
        <text:list-header>
          <text:p text:style-name="P51"/>
        </text:list-header>
        <text:list-item>
          <text:p text:style-name="List_20_Number">Start the xcatd daemon using the postgresql database</text:p>
        </text:list-item>
      </text:list>
      <text:p text:style-name="Code_20_Indented">service xcatd restart</text:p>
      <text:p text:style-name="Text_20_body_20_indent"/>
      <text:list text:style-name="WW8Num9" text:continue-numbering="true">
        <text:list-item>
          <text:p text:style-name="List_20_Number">Run this command to get correct Master node name known by ssl:</text:p>
        </text:list-item>
      </text:list>
      <text:p text:style-name="Code_20_Indented">openssl x509 -text -in /etc/xcat/cert/server-cert.pem -noout|grep Subject:</text:p>
      <text:p text:style-name="Text_20_body_20_indent">this will display something like:</text:p>
      <text:p text:style-name="Code_20_Indented">Subject: CN=mgt.cluster</text:p>
      <text:p text:style-name="P49"/>
      <text:list text:style-name="WW8Num9" text:continue-numbering="true">
        <text:list-item>
          <text:p text:style-name="List_20_Number">Update the policy table with mgt.cluster output from the command: </text:p>
        </text:list-item>
      </text:list>
      <text:p text:style-name="Code_20_Indented">chtab priority=5 policy.name=&lt;mgt.cluster&gt; policy.rule=allow</text:p>
      <text:p text:style-name="Text_20_body_20_indent">Note: <text:s/>this name must be an MN name that is known by the service nodes. </text:p>
      <text:p text:style-name="Text_20_body_20_indent"/>
      <text:list text:style-name="WW8Num9" text:continue-numbering="true">
        <text:list-item>
          <text:p text:style-name="List_20_Number"><text:soft-page-break/>Make sure the site table has the following settings (using tabdump, tabedit, chtab):</text:p>
        </text:list-item>
      </text:list>
      <text:p text:style-name="Text_20_body"/>
      <text:p text:style-name="Code_20_Indented">#key,value,comments,disable</text:p>
      <text:p text:style-name="Code_20_Indented">"xcatiport","3002",,</text:p>
      <text:p text:style-name="Code_20_Indented">"xcatdport","3001",,</text:p>
      <text:p text:style-name="Code_20_Indented">"master","mn20",,</text:p>
      <text:p text:style-name="Text_20_body_20_indent">where 11.16.0.1 and mn20 are the ip address and hostname of the management node as known by the service nodes.</text:p>
      <text:p text:style-name="Text_20_body"/>
      <text:list text:style-name="WW8Num9" text:continue-numbering="true">
        <text:list-item>
          <text:p text:style-name="List_20_Number">Verify the policy table contains:</text:p>
        </text:list-item>
      </text:list>
      <text:p text:style-name="Code_20_Indented">#priority,name,host,commands,noderange,parameters,time,rule,comments,disable</text:p>
      <text:p text:style-name="Code_20_Indented">"1","root",,,,,,"allow",,</text:p>
      <text:p text:style-name="Code_20_Indented">"2",,,"getbmcconfig",,,,"allow",,</text:p>
      <text:p text:style-name="Code_20_Indented">"3",,,"nextdestiny",,,,"allow",,</text:p>
      <text:p text:style-name="Code_20_Indented">"4",,,"getdestiny",,,,"allow",,</text:p>
      <text:p text:style-name="Code_20_Indented">"5","mn20",,,,,,"allow",,</text:p>
      <text:p text:style-name="Text_20_body"/>
      <text:list text:style-name="L1" text:continue-numbering="true">
        <text:list-item>
          <text:list text:continue-numbering="true">
            <text:list-item>
              <text:h text:style-name="P169" text:outline-level="2">Define the <text:s/>service nodes in the database</text:h>
            </text:list-item>
          </text:list>
        </text:list-item>
      </text:list>
      <text:p text:style-name="P53">For this example, <text:s/>we have two service nodes rra000 and rrb000. <text:s/>(The adapters on the service nodes that the management node will use to manage them are rra000-m and rrb000-m, respectively. <text:s/>The bonded adapters on the service nodes that will communicate with their respective compute nodes are rra000 and rrb000, respectively.) <text:s/>To add the service nodes to the database run the following commands to add <text:s/>and update the service nodes' attributes in <text:s/>the site, nodelist and noderes tables. <text:s text:c="2"/>Note: service nodes are required to be defined with group “service”. <text:s text:c="2"/>The commands below are using the group “service” to update all service nodes. </text:p>
      <text:p text:style-name="P53"/>
      <text:p text:style-name="P12">Note: <text:s/><text:span text:style-name="T9">For table attribute definitions run “tabdump -d &lt;table name&gt;”. <text:s/>In some of the following table commands, regular expressions are used so that a single row in the table can represent many nodes. <text:s/>See </text:span><text:a xlink:type="simple" xlink:href="http://xcat.sf.net/man5/xcatdb.5.html"><text:span text:style-name="T9">http://xcat.sf.net/man5/xcatdb.5.html</text:span></text:a><text:span text:style-name="T9"> for a description of <text:s/>how to use regular expressions in xCAT tables, and see </text:span><text:a xlink:type="simple" xlink:href="http://www.perl.com/doc/manual/html/pod/perlre.html"><text:span text:style-name="T9">http://www.perl.com/doc/manual/html/pod/perlre.html</text:span></text:a><text:span text:style-name="T9"> for an explanation of perl regular expressions.</text:span></text:p>
      <text:list text:style-name="L1" text:continue-numbering="true">
        <text:list-item>
          <text:list text:continue-numbering="true">
            <text:list-item>
              <text:list text:continue-numbering="true">
                <text:list-item>
                  <text:h text:style-name="P102" text:outline-level="3">Define Service Nodes in nodelist Table</text:h>
                </text:list-item>
              </text:list>
            </text:list-item>
          </text:list>
        </text:list-item>
      </text:list>
      <text:p text:style-name="Standard"/>
      <text:p text:style-name="Code">nodeadd rra000-m,rrb000-m groups=service,ipmi,all</text:p>
      <text:p text:style-name="Standard"/>
      <text:list text:style-name="L1" text:continue-numbering="true">
        <text:list-item>
          <text:list text:continue-numbering="true">
            <text:list-item>
              <text:list text:continue-numbering="true">
                <text:list-item>
                  <text:h text:style-name="P102" text:outline-level="3"><text:reference-mark-start text:name="1.1.1Define Service Nodes in the servicenode table"/>Define Service Nodes in the servicenode table<text:reference-mark-end text:name="1.1.1Define Service Nodes in the servicenode table"/></text:h>
                </text:list-item>
              </text:list>
            </text:list-item>
          </text:list>
        </text:list-item>
      </text:list>
      <text:p text:style-name="Standard"/>
      <text:p text:style-name="Standard">The service node table defines all service nodes and the services that will be setup on those servicenodes. <text:s/>To setup dns, dhcp, tftp, conserver,ntp <text:s/>and vsftp on the service nodes:</text:p>
      <text:p text:style-name="Standard"/>
      <text:p text:style-name="Code_20_Indented">chtab node=service servicenode.nameserver=1 servicenode.dhcpserver=1 servicenode.tftpserver=1 servicenode.conserver=1 servicenode.ntpserver=1 servicenode.ftpserver=1 <text:s/></text:p>
      <text:p text:style-name="Code_20_Indented"/>
      <text:list text:style-name="L1" text:continue-numbering="true">
        <text:list-item>
          <text:list text:continue-numbering="true">
            <text:list-item>
              <text:list text:continue-numbering="true">
                <text:list-item>
                  <text:list text:continue-numbering="true">
                    <text:list-item>
                      <text:h text:style-name="P136" text:outline-level="4"><text:soft-page-break/>Define <text:s/>Service Nodes in noderes Table</text:h>
                    </text:list-item>
                  </text:list>
                </text:list-item>
              </text:list>
            </text:list-item>
          </text:list>
        </text:list-item>
      </text:list>
      <text:p text:style-name="Standard"/>
      <text:p text:style-name="Code">chtab node=service noderes.netboot=pxe noderes.installnic=eth0 noderes.primarynic=eth0</text:p>
      <text:list text:style-name="L1" text:continue-numbering="true">
        <text:list-item>
          <text:list text:continue-numbering="true">
            <text:list-item>
              <text:list text:continue-numbering="true">
                <text:list-item>
                  <text:list text:continue-numbering="true">
                    <text:list-item>
                      <text:h text:style-name="P136" text:outline-level="4">Define Service Nodes in ipmi Table</text:h>
                    </text:list-item>
                  </text:list>
                </text:list-item>
              </text:list>
            </text:list-item>
          </text:list>
        </text:list-item>
      </text:list>
      <text:p text:style-name="Code">chtab node=service ipmi.bmc='|^(.+)$|($1)bmc|' ipmi.username=USERID ipmi.password=PASSW0RD</text:p>
      <text:p text:style-name="Code"/>
      <text:list text:style-name="L1" text:continue-numbering="true">
        <text:list-item>
          <text:list text:continue-numbering="true">
            <text:list-item>
              <text:list text:continue-numbering="true">
                <text:list-item>
                  <text:list text:continue-numbering="true">
                    <text:list-item>
                      <text:h text:style-name="P136" text:outline-level="4">Define Service Nodes in switch Table</text:h>
                    </text:list-item>
                  </text:list>
                </text:list-item>
              </text:list>
            </text:list-item>
          </text:list>
        </text:list-item>
      </text:list>
      <text:p text:style-name="Standard">If using IPMI node discovery to collect service node MAC addresses, add the service nodes to <text:s/>the switch table:</text:p>
      <text:p text:style-name="Code">chtab node=rra000-m switch.switch=11.16.255.254 switch.port=1/0/26</text:p>
      <text:list text:style-name="L1" text:continue-numbering="true">
        <text:list-item>
          <text:list text:continue-numbering="true">
            <text:list-item>
              <text:list text:continue-numbering="true">
                <text:list-item>
                  <text:list text:continue-numbering="true">
                    <text:list-item>
                      <text:h text:style-name="P136" text:outline-level="4">Define the chain Table for Service Node Discovery</text:h>
                    </text:list-item>
                  </text:list>
                </text:list-item>
              </text:list>
            </text:list-item>
          </text:list>
        </text:list-item>
      </text:list>
      <text:p text:style-name="Standard">If using IPMI node discovery to collect service node MAC addresses, add the discover action to the chain table:</text:p>
      <text:p text:style-name="Code">chtab node=ipmi chain.chain=standby chain.ondiscover=nodediscover</text:p>
      <text:p text:style-name="Standard"/>
      <text:p text:style-name="Standard">If you first need to have the BMC for the service node <text:s/>set up correctly, use the following chain value instead:</text:p>
      <text:p text:style-name="Code">chtab node=ipmi chain.chain=”runcmd=bmcsetup,standby” chain.ondiscover=nodediscover</text:p>
      <text:list text:style-name="L1" text:continue-numbering="true">
        <text:list-item>
          <text:list text:continue-numbering="true">
            <text:list-item>
              <text:list text:continue-numbering="true">
                <text:list-item>
                  <text:list text:continue-numbering="true">
                    <text:list-item>
                      <text:h text:style-name="P136" text:outline-level="4">Define Service Nodes in nodehm Table</text:h>
                    </text:list-item>
                  </text:list>
                </text:list-item>
              </text:list>
            </text:list-item>
          </text:list>
        </text:list-item>
      </text:list>
      <text:p text:style-name="Code">chtab node=service nodehm.cons=ipmi nodehm.mgt=ipmi <text:s/>nodehm.serialspeed=19200 nodehm.serialflow=hard nodehm.serialport=0</text:p>
      <text:p text:style-name="P16"/>
      <text:list text:style-name="L1" text:continue-numbering="true">
        <text:list-item>
          <text:list text:continue-numbering="true">
            <text:list-item>
              <text:list text:continue-numbering="true">
                <text:list-item>
                  <text:list text:continue-numbering="true">
                    <text:list-item>
                      <text:h text:style-name="P136" text:outline-level="4">Define Service Nodes in nodetype Table</text:h>
                    </text:list-item>
                  </text:list>
                </text:list-item>
              </text:list>
            </text:list-item>
          </text:list>
        </text:list-item>
      </text:list>
      <text:p text:style-name="Code">chtab node=service nodetype.arch=x86_64 nodetype.os=fedora8 nodetype.nodetype=osi</text:p>
      <text:p text:style-name="Text_20_body_20_indent"/>
      <text:list text:style-name="L1" text:continue-numbering="true">
        <text:list-item>
          <text:list text:continue-numbering="true">
            <text:list-item>
              <text:list text:continue-numbering="true">
                <text:list-item>
                  <text:list text:continue-numbering="true">
                    <text:list-item>
                      <text:h text:style-name="P136" text:outline-level="4">Set Necessary Attributes in site Table</text:h>
                    </text:list-item>
                  </text:list>
                </text:list-item>
              </text:list>
            </text:list-item>
          </text:list>
        </text:list-item>
      </text:list>
      <text:p text:style-name="Code">chtab key=defserialport site.value=0</text:p>
      <text:p text:style-name="Code">chtab key=defserialspeed site.value=19200</text:p>
      <text:p text:style-name="P16"/>
      <text:list text:style-name="L1" text:continue-numbering="true">
        <text:list-item>
          <text:list text:continue-numbering="true">
            <text:list-item>
              <text:list text:continue-numbering="true">
                <text:list-item>
                  <text:list text:continue-numbering="true">
                    <text:list-item>
                      <text:h text:style-name="P136" text:outline-level="4">Define Service Node OS and Profile attributes</text:h>
                    </text:list-item>
                  </text:list>
                </text:list-item>
              </text:list>
            </text:list-item>
          </text:list>
        </text:list-item>
      </text:list>
      <text:p text:style-name="Code">chtab node=service nodetype.os=fedora8 nodetype.profile=service</text:p>
      <text:p text:style-name="Code"/>
      <text:list text:style-name="L1" text:continue-numbering="true">
        <text:list-item>
          <text:h text:style-name="P153" text:outline-level="1">Setup Services </text:h>
          <text:list>
            <text:list-item>
              <text:h text:style-name="P169" text:outline-level="2">Setup networks Table</text:h>
            </text:list-item>
          </text:list>
        </text:list-item>
      </text:list>
      <text:p text:style-name="Text_20_body">All networks in the cluster must be defined in the networks table. <text:s/>When xCAT was installed, makenetworks ran which created an entry in this table for each of the networks the management node is on. <text:s/>We will update the entry for the <text:s/>network for the management node and create one for each CU.</text:p>
      <text:p text:style-name="Code"><text:soft-page-break/>chtab net=11.16.0.0 networks.netname=mvnet networks.mask=255.255.0.0 networks.mgtifname=eth4 networks.gateway=9.114.88.190 networks.dhcpserver=11.16.0.1 networks.tftpserver=11.16.0.1 networks.nameservers=11.16.0.1 <text:s/>networks.dynamicrange=11.16.1.210-11.16.1.250</text:p>
      <text:p text:style-name="Code">chtab net=11.17.0.0 networks.netname=cuanet networks.mask=255.255.0.0 networks.mgtifname=eth1 networks.gateway=11.17.255.254 networks.dhcpserver=11.17.0.1 networks.tftpserver=11.17.0.1 networks.nameservers=11.17.0.1 <text:s/>networks.dynamicrange=11.17.1.200-11.17.1.250</text:p>
      <text:p text:style-name="Code">chtab net=11.18.0.0 networks.netname=cubnet networks.mask=255.255.0.0 networks.mgtifname=eth1 networks.gateway=11.18.255.254 networks.dhcpserver=11.18.0.1 networks.tftpserver=11.18.0.1 networks.nameservers=11.18.0.1 <text:s/>networks.dynamicrange=11.18.1.200-11.18.1.250</text:p>
      <text:p text:style-name="Text_20_body"/>
      <text:p text:style-name="Text_20_body">Disable the entry for the public network (connected to the outside world):</text:p>
      <text:p text:style-name="Code">chtab net=9.114.88.160 networks.netname=public networks.disable=1</text:p>
      <text:p text:style-name="Code"/>
      <text:list text:style-name="L1" text:continue-numbering="true">
        <text:list-item>
          <text:list text:continue-numbering="true">
            <text:list-item>
              <text:h text:style-name="P169" text:outline-level="2">Setup NTP</text:h>
            </text:list-item>
          </text:list>
        </text:list-item>
      </text:list>
      <text:p text:style-name="Standard">To enable the NTP services on the cluster, <text:s/>first add your NTP servers in the site table.</text:p>
      <text:p text:style-name="Standard">If <text:s/>your management node has access to the internet you can use the global servers.</text:p>
      <text:p text:style-name="Code_20_Indented">chtab key=ntpservers site.value=0.north-america.pool.ntp.org, <text:s text:c="10"/>1.north-america.pool.ntp.org,2.north-america.pool.ntp.org, <text:s text:c="16"/>3.north-america.pool.ntp.org</text:p>
      <text:p text:style-name="Code_20_Indented"/>
      <text:p text:style-name="Standard">If no connection to the internet, <text:s/>you can use your Management Node as the NTP server.</text:p>
      <text:p text:style-name="Code_20_Indented">chtab key=ntpservers site.value=11.16.0.1 <text:s/># IP of mgmt node </text:p>
      <text:p text:style-name="Standard">Link to the appropriate time zone and restart ntp, for example:</text:p>
      <text:p text:style-name="Standard"/>
      <text:p text:style-name="Code_20_Indented">ln -s /usr/share/zoneinfo/America/New_York /etc/localtime <text:s text:c="25"/></text:p>
      <text:p text:style-name="Code_20_Indented">service ntpd restart </text:p>
      <text:p text:style-name="Code_20_Indented"/>
      <text:p text:style-name="Standard"/>
      <text:p text:style-name="Code_20_Indented"/>
      <text:p text:style-name="Standard">To setup NTP on the nodes, <text:s/>add the setupntp postinstall script to the postscripts table. <text:s/>See <text:reference-ref text:reference-format="text" text:ref-name="Set Up Postscripts to be Run on the Nodes">Set Up Postscripts to be Run on the Nodes</text:reference-ref>.</text:p>
      <text:p text:style-name="Standard"/>
      <text:p text:style-name="Code_20_Indented">chtab node=xcatdefaults postscripts.postscripts=syslog,remoteshell,setupntp</text:p>
      <text:p text:style-name="Code"/>
      <text:p text:style-name="Standard"/>
      <text:p text:style-name="Standard">If using Service Nodes, <text:s/>set the servicenode table ntpservers attribute to setup the Service Node as a NTP server to the compute nodes. <text:s/>See <text:reference-ref text:reference-format="text" text:ref-name="1.1.1Define Service Nodes in the servicenode table">Define Service Nodes in the servicenode table</text:reference-ref>.</text:p>
      <text:p text:style-name="Standard"/>
      <text:p text:style-name="Code_20_Indented">chtab node=service <text:s/>servicenode.ntpserver=1</text:p>
      <text:p text:style-name="Standard"/>
      <text:list text:style-name="L1" text:continue-numbering="true">
        <text:list-item>
          <text:list text:continue-numbering="true">
            <text:list-item>
              <text:h text:style-name="P169" text:outline-level="2"><text:soft-page-break/>Setup DNS</text:h>
            </text:list-item>
          </text:list>
        </text:list-item>
      </text:list>
      <text:h text:style-name="Heading_20_1" text:outline-level="1" text:is-list-header="true"/>
      <text:p text:style-name="Text_20_body">Note: <text:s/>The DNS setup here is done using the non-chroot DNS configuration. <text:s/>This requires that you first remove the bind-chroot rpm (if installed) before proceeding:</text:p>
      <text:p text:style-name="Code">rpm -e bind-chroot-9.5.0-16.a6.fc8</text:p>
      <text:p text:style-name="Standard"/>
      <text:p text:style-name="Text_20_body">Set nameserver, forwarders and domain in the site table:</text:p>
      <text:p text:style-name="P2"/>
      <text:p text:style-name="Code">chtab key=nameservers site.value=11.16.0.1 # IP of mgmt node</text:p>
      <text:p text:style-name="Code">chtab key=forwarders site.value=9.114.8.1,9.114.8.2 # site DNS servers</text:p>
      <text:p text:style-name="Code">chtab key=domain site.value=cluster.net <text:s text:c="2"/># domain part of the node hostnames</text:p>
      <text:p text:style-name="P2"/>
      <text:p text:style-name="Text_20_body">Edit /etc/hosts to be similar to:</text:p>
      <text:p text:style-name="P2"/>
      <text:p text:style-name="Code">127.0.0.1 <text:s text:c="6"/>localhost.localdomain localhost</text:p>
      <text:p text:style-name="Code">::1 <text:s text:c="12"/>localhost6.localdomain6 localhost6</text:p>
      <text:p text:style-name="Code">192.168.2.100 <text:s text:c="2"/>b7-eth0</text:p>
      <text:p text:style-name="Code">192.168.100.1 <text:s text:c="2"/>b7</text:p>
      <text:p text:style-name="Code">192.168.100.10 <text:s/>blade1</text:p>
      <text:p text:style-name="Code">192.168.100.11 <text:s/>blade2</text:p>
      <text:p text:style-name="Code">192.168.100.12 <text:s/>blade3</text:p>
      <text:p text:style-name="Code">172.30.101.133 <text:s/>amm3</text:p>
      <text:p text:style-name="P2"/>
      <text:p text:style-name="Text_20_body">Run:</text:p>
      <text:p text:style-name="Code">makedns</text:p>
      <text:p text:style-name="Text_20_body_20_indent"/>
      <text:p text:style-name="Text_20_body">Setup /etc/resolv.conf:</text:p>
      <text:p text:style-name="Code">search cluster.net</text:p>
      <text:p text:style-name="Code">nameserver 11.16.0.1</text:p>
      <text:p text:style-name="P4"/>
      <text:p text:style-name="P4">Start DNS:</text:p>
      <text:p text:style-name="P4"/>
      <text:p text:style-name="Code">service named start</text:p>
      <text:p text:style-name="Code">chkconfig --level 345 named on</text:p>
      <text:p text:style-name="Text_20_body"/>
      <text:list text:style-name="L1" text:continue-numbering="true">
        <text:list-item>
          <text:list text:continue-numbering="true">
            <text:list-item>
              <text:h text:style-name="P169" text:outline-level="2">Define AMMs as nodes</text:h>
            </text:list-item>
          </text:list>
        </text:list-item>
      </text:list>
      <text:p text:style-name="Standard">The nodelist table contains <text:s/>a node definition for each <text:span text:style-name="T4">management</text:span> module and switch in the cluster. <text:s text:c="2"/>We have provided a sample script to automate these definitions for the RR cluster.</text:p>
      <text:p text:style-name="Standard"/>
      <text:p text:style-name="Standard">/opt/xcat/share/xcat/tools/mkrrbc <text:s/>will allow you to automatically define as many BladeCenter management module and switch node definitionss as you would like to and setup convenient nodegroups needed to manage them. You can first run mkrrbc with the --<text:span text:style-name="T19">test</text:span> option to verify that the <text:soft-page-break/>nodeadd commands that will be run will create the node and nodegroup definitions you need. <text:s/>See man mkrrbc.</text:p>
      <text:p text:style-name="Standard"/>
      <text:p text:style-name="Standard">For example, running these mkrrbc commands will create the following definitions in the nodelist table. <text:s text:c="2"/>(These nodegroups will be used in additional xCAT Table setup so that an entry does not have to be made for every management module or switch.)</text:p>
      <text:p text:style-name="Standard"/>
      <text:p text:style-name="Code">/opt/xcat/share/xcat/tools/mkrrbc -C a -L 2 -R 1,4</text:p>
      <text:p text:style-name="Code">/opt/xcat/share/xcat/tools/mkrrbc -C b -L 2 -R 1,4</text:p>
      <text:p text:style-name="Standard"/>
      <text:p text:style-name="Standard">adds to the nodelist table entries like:</text:p>
      <text:p text:style-name="Standard"/>
      <text:p text:style-name="Code">"bca01","mm,cud,rack02",,,</text:p>
      <text:p text:style-name="Code">"swa01","nortel,switch,cud,rack02",,,</text:p>
      <text:p text:style-name="P17"/>
      <text:p text:style-name="Standard">After running mkrrbc, define the hardware control attributes for the management modules:</text:p>
      <text:p text:style-name="P17">chtab node=mm nodehm.mgt=blade</text:p>
      <text:p text:style-name="P17">chtab node=mm mp.mpa='|(.*)|($1)|'</text:p>
      <text:list text:style-name="L1" text:continue-numbering="true">
        <text:list-item>
          <text:list text:continue-numbering="true">
            <text:list-item>
              <text:h text:style-name="P169" text:outline-level="2">Setup AMM</text:h>
            </text:list-item>
          </text:list>
        </text:list-item>
      </text:list>
      <text:p text:style-name="Standard"/>
      <text:p text:style-name="P24">Note: <text:s/>currently the network settings on the MM (both for the MM itself and for the switch module) need to be set up with your own customized script. <text:s/>Eventually, this will be done by xCAT through lsslp, finding it on the switch, looking in the switch table, and then setting it in the MM. </text:p>
      <text:p text:style-name="Standard"/>
      <text:p text:style-name="Code">rspconfig mm snmpcfg=enable sshcfg=enable</text:p>
      <text:p text:style-name="Code">rspconfig mm pd1=redwoperf pd2=redwoperf</text:p>
      <text:p text:style-name="Code">rpower mm reset</text:p>
      <text:p text:style-name="Code"/>
      <text:p text:style-name="P9">Note: should also set ntp settings using rspconfig, once MN is configured as NTP server.</text:p>
      <text:p text:style-name="Text_20_body">Test the ssh set up with:</text:p>
      <text:p text:style-name="Code">psh -l USERID@mm info -T mm[1]</text:p>
      <text:p text:style-name="P2"/>
      <text:p text:style-name="Text_20_body">TIP to update firmware:</text:p>
      <text:p text:style-name="Text_20_body_20_indent">Put CNETCMUS.pkt in /tftpboot</text:p>
      <text:p text:style-name="Code_20_Indented">telnet AMM</text:p>
      <text:p text:style-name="Code_20_Indented">env -T mm[1]</text:p>
      <text:p text:style-name="Code_20_Indented">update -v -i TFTP_SERVER_IP -l CNETCMUS.pkt </text:p>
      <text:p text:style-name="Text_20_body"/>
      <text:p text:style-name="Text_20_body">TIP for SOL to work best telnet to nortel switch (default pw is “admin”) and type:</text:p>
      <text:p text:style-name="Code_20_Indented">/cfg/port int1/gig/auto off</text:p>
      <text:p text:style-name="Text_20_body_20_indent">Do this for each port (I.e. int2, int3, etc.)</text:p>
      <text:p text:style-name="Text_20_body"/>
      <text:list text:style-name="L1" text:continue-numbering="true">
        <text:list-item>
          <text:list text:continue-numbering="true">
            <text:list-item>
              <text:h text:style-name="P169" text:outline-level="2"><text:soft-page-break/>Startup TFTP</text:h>
            </text:list-item>
          </text:list>
        </text:list-item>
      </text:list>
      <text:p text:style-name="Standard"/>
      <text:p text:style-name="Code">mknb x86_64</text:p>
      <text:p text:style-name="Code">service tftpd restart</text:p>
      <text:p text:style-name="Standard"/>
      <text:list text:style-name="L1" text:continue-numbering="true">
        <text:list-item>
          <text:h text:style-name="P153" text:outline-level="1">Define Compute Nodes in the Database</text:h>
        </text:list-item>
      </text:list>
      <text:p text:style-name="Standard"/>
      <text:p text:style-name="P12">Note: <text:s/><text:span text:style-name="T9">For table attribute definitions run “tabdump -d &lt;table name&gt;”. <text:s/>In some of the following table commands, regular expressions are used so that a single row in the table can represent many nodes. <text:s/>See </text:span><text:a xlink:type="simple" xlink:href="http://xcat.sf.net/man5/xcatdb.5.html"><text:span text:style-name="T9">http://xcat.sf.net/man5/xcatdb.5.html</text:span></text:a><text:span text:style-name="T9"> for a description of <text:s/>how to use regular expressions in xCAT tables, and see </text:span><text:a xlink:type="simple" xlink:href="http://www.perl.com/doc/manual/html/pod/perlre.html"><text:span text:style-name="T9">http://www.perl.com/doc/manual/html/pod/perlre.html</text:span></text:a><text:span text:style-name="T9"> for an explanation of perl regular expressions.</text:span></text:p>
      <text:p text:style-name="P12"><text:span text:style-name="T9"/></text:p>
      <text:list text:style-name="L1" text:continue-numbering="true">
        <text:list-item>
          <text:list text:continue-numbering="true">
            <text:list-item>
              <text:h text:style-name="P168" text:outline-level="1"><text:span text:style-name="T9">Setup the passwd table</text:span></text:h>
            </text:list-item>
          </text:list>
        </text:list-item>
      </text:list>
      <text:h text:style-name="Heading_20_2" text:outline-level="2" text:is-list-header="true"/>
      <text:p text:style-name="Standard">The password table contains default passwords and userid for xCAT to access components. <text:s/>The <text:s/>system entry will be the password assigned to root when installing nodes. <text:s/></text:p>
      <text:p text:style-name="P24">Note: need to add through the document when we <text:s/>need to add the other password <text:s/>( e.g. <text:s/>Ipmi, omapi, blade). </text:p>
      <text:p text:style-name="Standard"/>
      <text:p text:style-name="Code_20_Indented">chtab <text:s/>key=system passwd.username=root passwd passwd.passwd=cluster</text:p>
      <text:p text:style-name="Standard"/>
      <text:list text:style-name="L1" text:continue-numbering="true">
        <text:list-item>
          <text:list text:continue-numbering="true">
            <text:list-item>
              <text:h text:style-name="P169" text:outline-level="2"><text:reference-mark-start text:name="Setup the nodelist Table"/>Setup the nodelist Table<text:reference-mark-end text:name="Setup the nodelist Table"/></text:h>
            </text:list-item>
          </text:list>
        </text:list-item>
      </text:list>
      <text:p text:style-name="Standard"/>
      <text:p text:style-name="Standard">The nodelist table contains <text:s/>a node definition for each node in the cluster. <text:s text:c="2"/>We have provided a sample script to automate these definitions for the RR cluster.</text:p>
      <text:p text:style-name="Standard"/>
      <text:p text:style-name="Standard">/opt/xcat/share/xcat/tools/mkrrnodes <text:s/>will allow you to automatically define as many nodes as you would like to and setup nodegroups needed to manage those nodes. You can first run mkrrnodes with the --<text:span text:style-name="T19">test</text:span> option to verify that the nodeadd commands that will be run will create the nodes and nodegroups you need. <text:s/>See man mkrrnodes.</text:p>
      <text:p text:style-name="Standard"/>
      <text:p text:style-name="Standard">For example, running these mkrrnodes commands will define the following nodes with the assigned groups in the nodelist table. <text:s text:c="2"/>(These nodegroups will be used in additional xCAT Table setup so that an entry does not have to be made for every node.)</text:p>
      <text:p text:style-name="Standard"/>
      <text:p text:style-name="Code">/opt/xcat/share/xcat/tools/mkrrnodes -C a -R 1,12</text:p>
      <text:p text:style-name="Code">/opt/xcat/share/xcat/tools/mkrrnodes -C b -R 1,12</text:p>
      <text:p text:style-name="Standard"/>
      <text:p text:style-name="Standard">adds to the nodelist table entries like the following:</text:p>
      <text:p text:style-name="Standard"/>
      <text:p text:style-name="Code"><text:soft-page-break/>"rra001a","rra001,ls21,cua,opteron,compute,tb,all,rack01",,,</text:p>
      <text:p text:style-name="Code">"rra001b","rra001,qs22,cua,cell,cell-b,compute,all,tb,rack01",,,</text:p>
      <text:p text:style-name="Code">"rra001c","rra001,qs22,cua,cell,cell-c,compute,all,tb,rack01",,,</text:p>
      <text:p text:style-name="Code">"rra002a","rra002,ls21,cua,opteron,compute,tb,all,rack01",,,</text:p>
      <text:p text:style-name="Code">"rra002b","rra002,qs22,cua,cell,cell-b,compute,all,tb,rack01",,,</text:p>
      <text:p text:style-name="Code">"rra002c","rra002,qs22,cua,cell,cell-c,compute,all,tb,rack01",,,</text:p>
      <text:p text:style-name="Standard"/>
      <text:list text:style-name="L1" text:continue-numbering="true">
        <text:list-item>
          <text:list text:continue-numbering="true">
            <text:list-item>
              <text:h text:style-name="P169" text:outline-level="2">Set Up the nodehm table</text:h>
            </text:list-item>
          </text:list>
        </text:list-item>
      </text:list>
      <text:p text:style-name="Code">chtab node=opteron-cua nodehm.cons=blade nodehm.mgt=blade nodehm.conserver=rra000-m <text:s/>nodehm.serialspeed=19200 nodehm.serialflow=hard nodehm.serialport=1</text:p>
      <text:p text:style-name="Code">chtab node=cell-cua nodehm.cons=blade nodehm.mgt=blade nodehm.conserver=rra000-m <text:s/>nodehm.serialspeed=19200 nodehm.serialflow=hard nodehm.serialport=0</text:p>
      <text:p text:style-name="Code">chtab node=opteron-cub nodehm.cons=blade nodehm.mgt=blade nodehm.conserver=rrb000-m <text:s/>nodehm.serialspeed=19200 nodehm.serialflow=hard nodehm.serialport=1</text:p>
      <text:p text:style-name="Code">chtab node=cell-cub nodehm.cons=blade nodehm.mgt=blade nodehm.conserver=rrb000-m <text:s/>nodehm.serialspeed=19200 nodehm.serialflow=hard nodehm.serialport=0</text:p>
      <text:p text:style-name="Text_20_body"/>
      <text:p text:style-name="P9">When Table.pm supports where strings on rows that contain regex's (or I think when the servicenode table is used to determine if conserver should be set up??), the above lines can be replaced with:</text:p>
      <text:p text:style-name="P16">chtab node=tb nodehm.cons=blade nodehm.mgt=blade nodehm.conserver='|rr(.).*|rr($1)000-m|' <text:s/>nodehm.serialspeed=19200 nodehm.serialflow=hard</text:p>
      <text:p text:style-name="Text_20_body"/>
      <text:list text:style-name="L1" text:continue-numbering="true">
        <text:list-item>
          <text:list text:continue-numbering="true">
            <text:list-item>
              <text:h text:style-name="P169" text:outline-level="2">Set Up the mp Table</text:h>
            </text:list-item>
          </text:list>
        </text:list-item>
      </text:list>
      <text:p text:style-name="Code">chtab node=opteron mp.mpa="|rr(.)(\d+)\D|bc(\$1)(sprintf('%02d',((\$2-1)/3+1)))|" mp.id='|rr.(\d+)\D|((($1-1)%3)*4+1)|'</text:p>
      <text:p text:style-name="Code">chtab node=cell-b mp.mpa="|rr(.)(\d+)\D|bc(\$1)(sprintf('%02d',((\$2-1)/3+1)))|" mp.id='|rr.(\d+)\D|((($1-1)%3)*4+3)|'</text:p>
      <text:p text:style-name="Code">chtab node=cell-c mp.mpa="|rr(.)(\d+)\D|bc(\$1)(sprintf('%02d',((\$2-1)/3+1)))|" mp.id='|rr.(\d+)\D|((($1-1)%3)*4+4)|'</text:p>
      <text:list text:style-name="L1" text:continue-numbering="true">
        <text:list-item>
          <text:list text:continue-numbering="true">
            <text:list-item>
              <text:h text:style-name="P169" text:outline-level="2">Setup Conserver</text:h>
            </text:list-item>
          </text:list>
        </text:list-item>
      </text:list>
      <text:p text:style-name="Standard"/>
      <text:p text:style-name="Code">makeconservercf</text:p>
      <text:p text:style-name="Code">service conserver stop</text:p>
      <text:p text:style-name="Code">service conserver start</text:p>
      <text:p text:style-name="Text_20_body"/>
      <text:p text:style-name="Text_20_body">Test a few nodes with rpower and rcons.</text:p>
      <text:p text:style-name="Standard"/>
      <text:list text:style-name="L1" text:continue-numbering="true">
        <text:list-item>
          <text:list text:continue-numbering="true">
            <text:list-item>
              <text:h text:style-name="P169" text:outline-level="2"><text:reference-mark-start text:name="Setup the noderes Table"/>Setup the noderes Table<text:reference-mark-end text:name="Setup the noderes Table"/></text:h>
            </text:list-item>
          </text:list>
        </text:list-item>
      </text:list>
      <text:p text:style-name="Text_20_body"/>
      <text:p text:style-name="Text_20_body">The noderes table will define for the node or nodegroup, the service node used to service the node or group, the type of network booting supported, the node which is the tftpserver, dhcpserver,etc as known by the node. <text:s/></text:p>
      <text:p text:style-name="Standard"/>
      <text:p text:style-name="Standard"><text:soft-page-break/><text:span text:style-name="T6">If you </text:span><text:span text:style-name="T16">are</text:span><text:span text:style-name="T6"> using Service Nodes:</text:span></text:p>
      <text:p text:style-name="Standard">For each node or nodegroup defined in the noderes table change the service node attribute in the noderes table to point to the name or ip address of it’s service node.</text:p>
      <text:p text:style-name="Standard"/>
      <text:p text:style-name="Code">chtab node=opteron noderes.netboot=pxe noderes.servicenode='|rr(.).*|rr($1)000-m|' noderes.xcatmaster='|rr(.).*|rr($1)000|' noderes.installnic=eth0 noderes.primarynic=eth0</text:p>
      <text:p text:style-name="Code">chtab node=cell noderes.netboot=yaboot noderes.servicenode='|rr(.).*|rr($1)000-m|' noderes.xcatmaster='|rr(.).*|rr($1)000|' noderes.installnic=eth0 noderes.primarynic=eth0</text:p>
      <text:p text:style-name="Code"/>
      <text:p text:style-name="P16"># Will not need this when it properly defaults to xcatmaster</text:p>
      <text:p text:style-name="Code">chtab node=opteron noderes.tftpserver='|rr(.).*|rr($1)000|'</text:p>
      <text:p text:style-name="Code">chtab node=cell noderes.tftpserver='|rr(.).*|rr($1)000|'</text:p>
      <text:p text:style-name="Standard"><text:s text:c="6"/></text:p>
      <text:p text:style-name="P11">If you are <text:span text:style-name="T15">not</text:span> using Service Nodes:</text:p>
      <text:p text:style-name="Standard"/>
      <text:p text:style-name="Code">chtab node=opteron noderes.netboot=pxe noderes.xcatmaster=mn20 nodehm.serialport=1 noderes.installnic=eth0 noderes.primarynic=eth0</text:p>
      <text:p text:style-name="Code">chtab node=cell noderes.netboot=yaboot noderes.xcatmaster=mn20 <text:s/>nodehm.serialport=0 noderes.installnic=eth0 noderes.primarynic=eth0</text:p>
      <text:p text:style-name="Text_20_body"/>
      <text:list text:style-name="L1" text:continue-numbering="true">
        <text:list-item>
          <text:list text:continue-numbering="true">
            <text:list-item>
              <text:list text:continue-numbering="true">
                <text:list-item>
                  <text:h text:style-name="P102" text:outline-level="3">Sample noderes table</text:h>
                </text:list-item>
              </text:list>
            </text:list-item>
          </text:list>
        </text:list-item>
      </text:list>
      <text:p text:style-name="Standard"/>
      <text:p text:style-name="Text_20_body">Your noderes table will end up looking like this ( if you use service nodes):</text:p>
      <text:p text:style-name="Code">#node,servicenode,netboot,tftpserver,nfsserver,monserver,kernel,initrd,kcmdline,nfsdir,serialport,installnic,primarynic,xcatmaster,current_osimage,next_osimage,comments,disable</text:p>
      <text:p text:style-name="Code">"opteron","|rr(.).*|rr($1)000-m|","pxe","|rr(.).*|rr($1)000|",,,,,,,"1","eth0","eth0","|rr(.).*|rr($1)000|",,,,</text:p>
      <text:p text:style-name="Code">"cell","|rr(.).*|rr($1)000-m|","yaboot","|rr(.).*|rr($1)000|",,,,,,,"1","eth0","eth0","|rr(.).*|rr($1)000|",,,,</text:p>
      <text:p text:style-name="Code">"service",,"pxe",,,,,,,,"1","eth0","eth0",,,,,</text:p>
      <text:p text:style-name="Text_20_body"/>
      <text:list text:style-name="L1" text:continue-numbering="true">
        <text:list-item>
          <text:list text:continue-numbering="true">
            <text:list-item>
              <text:list text:continue-numbering="true">
                <text:list-item>
                  <text:h text:style-name="P102" text:outline-level="3">Setting up which services run on the Service Nodes</text:h>
                </text:list-item>
              </text:list>
            </text:list-item>
          </text:list>
        </text:list-item>
      </text:list>
      <text:p text:style-name="Text_20_body">Note: <text:s/>if in the noderes table you have an assigned servicenode for a node, <text:s/>you must make sure you have that service started on that service node by having an entry for it set to 1 or yes in the servicenode tables . To do this, run:</text:p>
      <text:p text:style-name="Text_20_body"/>
      <text:p text:style-name="Code">chtab node=service servicenode.nameserver=1 servicenode.dhcpserver=1 servicenode.tftpserver=1 servicenode.nfsserver=1 servicenode.conserver=1 servicenode.monserver=1 servicenode.ldapserver=1 servicenode.ntpserver=1 servicenode.ftpserver=1 <text:s/>servicenode.comments='Starts all services on all service nodes'</text:p>
      <text:p text:style-name="Text_20_body"/>
      <text:list text:style-name="L1" text:continue-numbering="true">
        <text:list-item>
          <text:list text:continue-numbering="true">
            <text:list-item>
              <text:h text:style-name="P169" text:outline-level="2"><text:soft-page-break/>Setup nodetype table</text:h>
            </text:list-item>
          </text:list>
        </text:list-item>
      </text:list>
      <text:p text:style-name="Text_20_body">Define the OS and profile type for building the stateless image.</text:p>
      <text:p text:style-name="Code">chtab node=opteron nodetype.os=fedora8 nodetype.arch=x86_64 nodetype.profile=compute nodetype.nodetype=osi</text:p>
      <text:p text:style-name="Code">chtab node=cell nodetype.os=fedora8 nodetype.arch=ppc64 nodetype.profile=compute nodetype.nodetype=osi</text:p>
      <text:p text:style-name="Text_20_body"/>
      <text:list text:style-name="L1" text:continue-numbering="true">
        <text:list-item>
          <text:list text:continue-numbering="true">
            <text:list-item>
              <text:list text:continue-numbering="true">
                <text:list-item>
                  <text:list text:continue-numbering="true">
                    <text:list-item>
                      <text:h text:style-name="P136" text:outline-level="4">Sample nodetype table</text:h>
                    </text:list-item>
                  </text:list>
                </text:list-item>
              </text:list>
            </text:list-item>
          </text:list>
        </text:list-item>
      </text:list>
      <text:p text:style-name="Standard">Your nodetype table will look something like this:</text:p>
      <text:p text:style-name="Standard"/>
      <text:p text:style-name="Code">#node,os,arch,profile,nodetype,comments,disable</text:p>
      <text:p text:style-name="Code">"service","fedora8","x86_64","service","osi",,</text:p>
      <text:p text:style-name="Code">"opteron","fedora8","x86_64","compute","osi",,</text:p>
      <text:p text:style-name="Code">"cell","fedora8","ppc64","compute","osi",,</text:p>
      <text:p text:style-name="Standard"/>
      <text:list text:style-name="L1" text:continue-numbering="true">
        <text:list-item>
          <text:list text:continue-numbering="true">
            <text:list-item>
              <text:h text:style-name="P169" text:outline-level="2">Setup passwords in passwd table</text:h>
            </text:list-item>
          </text:list>
        </text:list-item>
      </text:list>
      <text:p text:style-name="Standard"><text:s/>Add needed passwords to the passwd <text:s/>table to support installs. </text:p>
      <text:p text:style-name="Standard"><text:s/></text:p>
      <text:p text:style-name="Code">chtab key=system passwd.username=root passwd.password=cluster</text:p>
      <text:p text:style-name="Code">chtab key=blade passwd.username=USERID passwd.password=PASSW0RD</text:p>
      <text:p text:style-name="Code">chtab key=ipmi passwd.username=USERID passwd.password=PASSW0RD</text:p>
      <text:p text:style-name="Text_20_body"/>
      <text:list text:style-name="L1" text:continue-numbering="true">
        <text:list-item>
          <text:list text:continue-numbering="true">
            <text:list-item>
              <text:h text:style-name="P169" text:outline-level="2">Verify the tables</text:h>
            </text:list-item>
          </text:list>
        </text:list-item>
      </text:list>
      <text:p text:style-name="Text_20_body">To verify that the tables are set correctly, run lsdef on a service node, opteron blade, and cell blade:</text:p>
      <text:p text:style-name="P3">lsdef rra000-m,rra001a,rra001b</text:p>
      <text:p text:style-name="Text_20_body"/>
      <text:list text:style-name="L1" text:continue-numbering="true">
        <text:list-item>
          <text:list text:continue-numbering="true">
            <text:list-item>
              <text:h text:style-name="P169" text:outline-level="2">Setup deps Table for proper boot sequence</text:h>
            </text:list-item>
          </text:list>
        </text:list-item>
      </text:list>
      <text:p text:style-name="Standard">The following is an example of how you can setup the deps table to ensure the triblades boot up in the proper sequence. <text:s/>The 1<text:span text:style-name="T17">st</text:span> row tells xCAT the opteron blades should not be powered on until the corresponding cell blades are powered on. <text:s/>The 2<text:span text:style-name="T17">nd</text:span> row tells xCAT the cell blades should not be powered off until the corresponding opteron blades are powered off.</text:p>
      <text:p text:style-name="Standard"/>
      <text:p text:style-name="Code">chtab node=opteron deps.nodedep='|rr(.\d+)a|rr($1)b,rr($1)c|' deps.msdelay=10000 deps.cmd=on</text:p>
      <text:p text:style-name="Code">chtab node=cell deps.nodedep='|rr(.\d+).|rr($1)a|' deps.msdelay=10000 deps.cmd=off</text:p>
      <text:p text:style-name="Text_20_body"/>
      <text:p text:style-name="Text_20_body">Verify the dependencies are correct:</text:p>
      <text:p text:style-name="Code">nodels rra001a deps.nodedep</text:p>
      <text:p text:style-name="Code">nodels rra001b deps.nodedep</text:p>
      <text:p text:style-name="Code"/>
      <text:list text:style-name="L1" text:continue-numbering="true">
        <text:list-item>
          <text:list text:continue-numbering="true">
            <text:list-item>
              <text:h text:style-name="P169" text:outline-level="2"><text:soft-page-break/><text:s/><text:reference-mark-start text:name="Set Up Postscripts to be Run on the Nodes"/>Set Up Postscripts to be Run on the Nodes<text:reference-mark-end text:name="Set Up Postscripts to be Run on the Nodes"/></text:h>
            </text:list-item>
          </text:list>
        </text:list-item>
      </text:list>
      <text:p text:style-name="Standard">Add names of postscripts that should be run for all nodes by using the xcatdefaults row of the postscripts table. <text:s/>(xCAT automatically fills in this table with defaults during a new install of the xCAT software on the management node, so you may not have to do this step.)</text:p>
      <text:p text:style-name="Code">chtab node=xcatdefaults postscripts.postscripts=syslog,remoteshell</text:p>
      <text:p text:style-name="Code"/>
      <text:p text:style-name="Standard">To setup NTP on the nodes add the setupntp postinstall script to the list.</text:p>
      <text:p text:style-name="Code_20_Indented">chtab node=xcatdefaults postscripts.postscripts=syslog,remoteshell,setupntp</text:p>
      <text:p text:style-name="Code"/>
      <text:p text:style-name="Standard"/>
      <text:p text:style-name="Text_20_body">Also add postscripts that should be run on the service nodes:</text:p>
      <text:p text:style-name="Code">chtab node=service postscripts.postscripts=configeth,servicenode,xcatserver,xcatclient</text:p>
      <text:p text:style-name="Text_20_body"/>
      <text:list text:style-name="L1" text:continue-numbering="true">
        <text:list-item>
          <text:list text:continue-numbering="true">
            <text:list-item>
              <text:h text:style-name="P169" text:outline-level="2"><text:s/>Get MAC addresses</text:h>
            </text:list-item>
          </text:list>
        </text:list-item>
      </text:list>
      <text:p text:style-name="Code">getmacs tb</text:p>
      <text:p text:style-name="P9"/>
      <text:p text:style-name="Text_20_body">To verify <text:s/>mac addresses in table:</text:p>
      <text:p text:style-name="Code">tabdump mac</text:p>
      <text:p text:style-name="Standard"/>
      <text:list text:style-name="L1" text:continue-numbering="true">
        <text:list-item>
          <text:list text:continue-numbering="true">
            <text:list-item>
              <text:h text:style-name="P169" text:outline-level="2"><text:s/>Setup DHCP</text:h>
            </text:list-item>
          </text:list>
        </text:list-item>
      </text:list>
      <text:p text:style-name="Text_20_body">The dynamic ranges for the networks were set up already in chapter 4.</text:p>
      <text:p text:style-name="Text_20_body"/>
      <text:p text:style-name="P13">Define dhcp interfaces in site table. <text:s/>We use this weird value because our MN uses eth4 to communicate with the service nodes, and the service nodes use eth1 to communicate with the compute nodes.</text:p>
      <text:p text:style-name="P17">chtab key=dhcpinterfaces site.value='mn20|eth4;service|eth1'</text:p>
      <text:p text:style-name="P17"/>
      <text:p text:style-name="P9">What about DHCP on other interfaces? <text:s/>E.g. some systems will need DHCP running on eth0 and eth1. <text:s/>What about routers, terminal servers, and other devices, how do we assign DHCP? <text:s/>As a node (should be). <text:s/>We need to document this.</text:p>
      <text:p text:style-name="Text_20_body"/>
      <text:p text:style-name="Text_20_body">Ensure dhcpd is running:</text:p>
      <text:p text:style-name="Code">service dhcpd start</text:p>
      <text:p text:style-name="Text_20_body"/>
      <text:p text:style-name="Text_20_body">Configure DHCP:</text:p>
      <text:p text:style-name="Code">makedhcp -n</text:p>
      <text:p text:style-name="Code">service dhcpd restart</text:p>
      <text:p text:style-name="Text_20_body"/>
      <text:list text:style-name="L1" text:continue-numbering="true">
        <text:list-item>
          <text:h text:style-name="P153" text:outline-level="1"><text:soft-page-break/><text:reference-mark-start text:name="Build the service node stateless image"/>Build the Service Node Stateless Image<text:reference-mark-end text:name="Build the service node stateless image"/></text:h>
        </text:list-item>
      </text:list>
      <text:p text:style-name="Standard"/>
      <text:p text:style-name="Standard">The service node stateless images must contain not only the OS, but also the xCAT software. <text:s/>In addition, a number of files are added to the image to support the postgresql database access from the service node to the Management node, and ssh access to the nodes that the service nodes services.</text:p>
      <text:p text:style-name="Standard"/>
      <text:p text:style-name="Standard"><text:span text:style-name="T7">Note</text:span>: <text:s/>this chapter assumes you can build the stateless image on the management node because the service nodes are the same OS and architecture as the management node. <text:s/>If this is not the case, you need to build the image on a machine that matches the service node's OS/architecture.</text:p>
      <text:p text:style-name="Standard"/>
      <text:list text:style-name="WW8Num9">
        <text:list-item text:start-value="1">
          <text:p text:style-name="List_20_Number">Check the service node packaging to see if it has all the rpms required:</text:p>
        </text:list-item>
      </text:list>
      <text:p text:style-name="Code_20_Indented">cd /opt/xcat/share/xcat/netboot/fedora/</text:p>
      <text:p text:style-name="Code_20_Indented">vi service.pkglist service.exlist</text:p>
      <text:p text:style-name="Text_20_body_20_indent"/>
      <text:p text:style-name="Text_20_body_20_indent">Make sure service.pkglist has the following packages (these packages should all be there by default).</text:p>
      <text:p text:style-name="Code_20_Indented">bash</text:p>
      <text:p text:style-name="Code_20_Indented">stunnel</text:p>
      <text:p text:style-name="Code_20_Indented">dhclient</text:p>
      <text:p text:style-name="Code_20_Indented">kernel</text:p>
      <text:p text:style-name="Code_20_Indented">openssh-server</text:p>
      <text:p text:style-name="Code_20_Indented">openssh-clients</text:p>
      <text:p text:style-name="Code_20_Indented">busybox-anaconda</text:p>
      <text:p text:style-name="Code_20_Indented">vim-minimal</text:p>
      <text:p text:style-name="Code_20_Indented">rpm</text:p>
      <text:p text:style-name="Code_20_Indented">bind</text:p>
      <text:p text:style-name="Code_20_Indented">bind-utils</text:p>
      <text:p text:style-name="Code_20_Indented">ksh</text:p>
      <text:p text:style-name="Code_20_Indented">nfs-utils</text:p>
      <text:p text:style-name="Code_20_Indented">dhcp</text:p>
      <text:p text:style-name="Code_20_Indented">bzip2</text:p>
      <text:p text:style-name="Code_20_Indented">rootfiles</text:p>
      <text:p text:style-name="Code_20_Indented">vixie-cron</text:p>
      <text:p text:style-name="Code_20_Indented">wget</text:p>
      <text:p text:style-name="Code_20_Indented">vsftpd</text:p>
      <text:p text:style-name="Code_20_Indented">rsync</text:p>
      <text:p text:style-name="Text_20_body_20_indent"/>
      <text:p text:style-name="Text_20_body_20_indent">Edit service.exlist and verify that nothing is excluded that you want on the service nodes.</text:p>
      <text:p text:style-name="Text_20_body_20_indent"/>
      <text:p text:style-name="Text_20_body_20_indent">While you are here, edit compute.pkglist and compute.exlist, <text:s/>adding and removing as necessary.</text:p>
      <text:list text:style-name="WW8Num9" text:continue-numbering="true">
        <text:list-item>
          <text:p text:style-name="List_20_Number">Run image generation:<text:line-break/></text:p>
        </text:list-item>
      </text:list>
      <text:p text:style-name="Code_20_Indented">rm -rf /install/netboot/fedora8/x86_64/service</text:p>
      <text:p text:style-name="Code_20_Indented">cd /opt/xcat/share/xcat/netboot/fedora/</text:p>
      <text:p text:style-name="Code_20_Indented">./genimage -i eth0 -n tg3,bnx2 -o fedora8 -p service</text:p>
      <text:p text:style-name="Code_20_Indented"/>
      <text:list text:style-name="WW8Num9" text:continue-numbering="true">
        <text:list-item>
          <text:p text:style-name="List_20_Number"><text:soft-page-break/>Install xCAT code into the service node image:<text:line-break/></text:p>
        </text:list-item>
      </text:list>
      <text:p text:style-name="Code_20_Indented">rm -f /install/netboot/fedora8/x86_64/service/rootimg/etc/yum.repos.d/*</text:p>
      <text:p text:style-name="P47">cp -pf <text:s/>/etc/yum.repos.d/*.repo /install/netboot/fedora8/x86_64/service/rootimg/etc/yum.repos.d</text:p>
      <text:p text:style-name="Code_20_Indented">yum --installroot=/install/netboot/fedora8/x86_64/service/rootimg install xCATsn</text:p>
      <text:list text:style-name="WW8Num9" text:continue-numbering="true">
        <text:list-item>
          <text:p text:style-name="List_20_Number">Prevent DHCP from starting up until xcatd has had a chance to configure it:<text:line-break/></text:p>
        </text:list-item>
      </text:list>
      <text:p text:style-name="Code_20_Indented">chroot /install/netboot/fedora8/x86_64/service/rootimg chkconfig dhcpd off</text:p>
      <text:p text:style-name="Code_20_Indented">chroot /install/netboot/fedora8/x86_64/service/rootimg chkconfig dhcrelay off</text:p>
      <text:p text:style-name="Code_20_Indented"/>
      <text:list text:style-name="WW8Num9" text:continue-numbering="true">
        <text:list-item>
          <text:p text:style-name="List_20_Number">Edit fstab:<text:line-break/><text:line-break/><text:span text:style-name="T20">cd /install/netboot/fedora8/x86_64/service/rootimg/etc/<text:line-break/></text:span><text:span text:style-name="T20">cp fstab fstab.ORIG<text:line-break/><text:line-break/></text:span><text:span text:style-name="T21">Put in fstab:</text:span><text:span text:style-name="T20"><text:line-break/><text:line-break/>proc <text:s text:c="12"/>/proc <text:s text:c="10"/>proc <text:s text:c="8"/>rw 0 0<text:line-break/></text:span><text:span text:style-name="T20">sysfs <text:s text:c="11"/>/sys <text:s text:c="11"/>sysfs <text:s text:c="7"/>rw 0 0<text:line-break/></text:span><text:span text:style-name="T20">devpts <text:s text:c="10"/>/dev/pts <text:s text:c="7"/>devpts <text:s text:c="6"/>rw,gid=5,mode=620 0 0<text:line-break/>service_x86_64 <text:s text:c="2"/>/ <text:s text:c="14"/>tmpfs <text:s text:c="7"/>rw 0 1<text:line-break/></text:span></text:p>
        </text:list-item>
        <text:list-item>
          <text:p text:style-name="List_20_Number">Setup service nodes to NOT mount /install:<text:line-break/><text:line-break/><text:span text:style-name="T20">chtab node=service servicenode.nfsserver=0</text:span><text:line-break/></text:p>
        </text:list-item>
        <text:list-item>
          <text:p text:style-name="List_20_Number">Export /install read-only in service node image:<text:line-break/><text:line-break/><text:span text:style-name="T20">cd /install/netboot/fedora8/x86_64/service/rootimg/etc<text:line-break/>echo '/install *(ro,no_root_squash,sync,fsid=13)' &gt;exports</text:span><text:line-break/></text:p>
        </text:list-item>
        <text:list-item>
          <text:p text:style-name="List_20_Number">Pack the image <text:line-break/></text:p>
        </text:list-item>
      </text:list>
      <text:p text:style-name="Code_20_Indented">packimage -o fedora8 -p service -a x86_64</text:p>
      <text:p text:style-name="P37"/>
      <text:list text:style-name="WW8Num9" text:continue-numbering="true">
        <text:list-item>
          <text:p text:style-name="List_20_Number">To update the xCAT software in the image at a later time:<text:line-break/></text:p>
        </text:list-item>
      </text:list>
      <text:p text:style-name="Code">yum --installroot=/install/netboot/fedora8/x86_64/service/rootimg update '*xCAT*'</text:p>
      <text:p text:style-name="Code">packimage -o fedora8 -p service -a x86_64</text:p>
      <text:p text:style-name="Code"/>
      <text:p text:style-name="Code"/>
      <text:p text:style-name="P22">NOTE: <text:s/>The service nodes are setup as NFS-root servers for the compute nodes. <text:s/>Any time changes are made to any compute image on the mgmt node it will be necessary to sync all changes to all service nodes. <text:s/>After any service node reboot a sync must also be done.</text:p>
      <text:p text:style-name="P37"/>
      <text:list text:style-name="L1" text:continue-numbering="true">
        <text:list-item>
          <text:list text:continue-numbering="true">
            <text:list-item>
              <text:h text:style-name="P190" text:outline-level="2"><text:soft-page-break/>Configure the Service Node BMCs and Discover MACs</text:h>
            </text:list-item>
          </text:list>
        </text:list-item>
      </text:list>
      <text:p text:style-name="P34"/>
      <text:list text:style-name="L4">
        <text:list-item>
          <text:p text:style-name="P71">Create the initrd: <text:s/></text:p>
        </text:list-item>
      </text:list>
      <text:list text:style-name="WW8Num16">
        <text:list-item>
          <text:list>
            <text:list-item>
              <text:list>
                <text:list-header>
                  <text:p text:style-name="P64"><text:span text:style-name="T22">r</text:span>m /tftpboot/pxelinux.cfg/*</text:p>
                  <text:p text:style-name="P64"><text:span text:style-name="T23">mknb x86_64</text:span> </text:p>
                </text:list-header>
              </text:list>
            </text:list-item>
          </text:list>
        </text:list-item>
      </text:list>
      <text:p text:style-name="P55">(creates the netboot image and writes out the master parameter to the /tftpboot/pxelinux.cfg/* files).<text:line-break/>If you have conserver set up and would like to watch the discovery process in a console window, make sure the correct console information is set in /tftpboot/pxelinux.cfg/*:</text:p>
      <text:p text:style-name="P58"><text:s text:c="2"/>APPEND initrd=xcat/nbfs.x86_64.gz quiet xcatd=11.16.0.2:3001 console=ttyS0,19200 console=ttyS1</text:p>
      <text:list text:style-name="L5">
        <text:list-item>
          <text:p text:style-name="P72">Make sure your boot sequence is set to boot from network before harddrive: <text:s/></text:p>
        </text:list-item>
      </text:list>
      <text:p text:style-name="P60">rbootseq &lt;noderange&gt; list </text:p>
      <text:p text:style-name="P56">If not, change it: <text:s/></text:p>
      <text:p text:style-name="P60">rbootseq &lt;noderange&gt; f,c,n,h</text:p>
      <text:list text:style-name="L5">
        <text:list-item text:start-value="1">
          <text:p text:style-name="P73">Power up the service nodes:</text:p>
        </text:list-item>
      </text:list>
      <text:p text:style-name="P59"><text:span text:style-name="T12"><text:s/></text:span><text:span text:style-name="T14">rpower &lt;noderange&gt; on. <text:s/></text:span></text:p>
      <text:list text:style-name="L6">
        <text:list-item>
          <text:p text:style-name="P95">Within a few seconds of booting to the network, any BMCs should be configured and be setup to allow ssh. <text:s text:c="2"/>All nodes will be network booted (you can watch /var/log/messages for DHCP and TFTP traffic, and run rcons if configured).</text:p>
        </text:list-item>
        <text:list-item>
          <text:p text:style-name="P74">Verify the results:</text:p>
        </text:list-item>
      </text:list>
      <text:p text:style-name="P58"><text:span text:style-name="T13">nodels &lt;noderange&gt; <text:s/>vpd.serial vpd.mtm mac.mac</text:span><text:span text:style-name="T10"> </text:span></text:p>
      <text:p text:style-name="P57">should show interesting data after discovery.</text:p>
      <text:p text:style-name="P34"/>
      <text:list text:style-name="L1" text:continue-numbering="true">
        <text:list-item>
          <text:list text:continue-numbering="true">
            <text:list-item>
              <text:h text:style-name="P169" text:outline-level="2">Install the Service Nodes</text:h>
            </text:list-item>
          </text:list>
        </text:list-item>
      </text:list>
      <text:p text:style-name="Text_20_body"/>
      <text:p text:style-name="Code">nodeset service netboot</text:p>
      <text:p text:style-name="Code">rpower service boot</text:p>
      <text:p text:style-name="Code">wcons service <text:s text:c="5"/># make sure DISPLAY is set to your X server/VNC or</text:p>
      <text:p text:style-name="P54">rcons &lt;one-node-at-a-time&gt; <text:s text:c="3"/># or do rcons for each node</text:p>
      <text:p text:style-name="Code">tail -f /var/log/messages</text:p>
      <text:p text:style-name="Text_20_body"/>
      <text:list text:style-name="L1" text:continue-numbering="true">
        <text:list-item>
          <text:list text:continue-numbering="true">
            <text:list-item>
              <text:h text:style-name="P169" text:outline-level="2"><text:s/>Test Service Node installation</text:h>
            </text:list-item>
          </text:list>
        </text:list-item>
      </text:list>
      <text:list text:style-name="L7">
        <text:list-item>
          <text:p text:style-name="P75">ssh to the service nodes.</text:p>
        </text:list-item>
        <text:list-item>
          <text:p text:style-name="P75">Check to see that the xcat daemon xcatd is running.</text:p>
        </text:list-item>
        <text:list-item>
          <text:p text:style-name="P75">Run some database command on the service node, e.g tabdump site, or nodels, and see that the database can be accessed from the service node.</text:p>
        </text:list-item>
        <text:list-item>
          <text:p text:style-name="P75">Check that /install and /tftpboot are mounted on the service node from the Management Node.</text:p>
        </text:list-item>
      </text:list>
      <text:p text:style-name="P9"/>
      <text:p text:style-name="P9">Right now, have to start conserver, until Ling fixes that bug:</text:p>
      <text:p text:style-name="P16">service conserver start</text:p>
      <text:p text:style-name="Text_20_body_20_indent"><text:soft-page-break/></text:p>
      <text:list text:style-name="L1" text:continue-numbering="true">
        <text:list-item>
          <text:h text:style-name="P153" text:outline-level="1">iSCSI Install a QS22 Blade</text:h>
        </text:list-item>
      </text:list>
      <text:p text:style-name="Standard">Before you can build a stateless image for a node, you need a sample node installed with the same OS and architecture. <text:s/>When your nodes are the same OS/architecture as your management node, then you can build the stateless image directly on your management node. <text:s/>If not, you must first full-disk install a node with the correct OS/architecture. <text:s/>In the case of QS22 blades, this is a little more challenging, since they don't have disks. <text:s/>Fortunately, xCAT provides a relatively easy way to boot the blade with an iSCSI (virtual, remote) disk and install Linux into that.</text:p>
      <text:p text:style-name="Standard"/>
      <text:p text:style-name="Standard">Note: <text:s/>in these instructions, substitute your management node hostname for mn20.</text:p>
      <text:p text:style-name="Standard"/>
      <text:p text:style-name="Standard"><text:span text:style-name="T7">NOTE</text:span>: <text:s/>Edit kickstart file and make sure /boot has at least 200MB of space for kernel installs.</text:p>
      <text:p text:style-name="Standard"/>
      <text:p text:style-name="Code">yum install yaboot-xcat scsi-target-utils</text:p>
      <text:p text:style-name="Code">chtab key=iscsidir site.value=/install/iscsi</text:p>
      <text:p text:style-name="Text_20_body"/>
      <text:p text:style-name="P15">Pick a QS22 blade for the iSCSI install that can access the management node. <text:s/>Add it as a node (and its management module, if necessary). <text:s/>In our example, the blade is called mvqs21b and the management module of the chassis it is in is called bca2:</text:p>
      <text:p text:style-name="Code">nodeadd mvqs21b groups=compute,iscsi</text:p>
      <text:p text:style-name="Code">nodeadd bca2 groups=mm2</text:p>
      <text:p text:style-name="Code"/>
      <text:p text:style-name="Text_20_body">Make sure the <text:s/>root userid and password are in the iscsi table</text:p>
      <text:p text:style-name="Code">chtab node=mvqs21b iscsi.userid=root iscsi.passwd=cluster iscsi.server=mn20</text:p>
      <text:p text:style-name="Text_20_body"/>
      <text:p text:style-name="Text_20_body">Other table settings:</text:p>
      <text:p text:style-name="P18"><text:span text:style-name="T8">chtab node=mvqs21b </text:span>noderes.nfsserver=mn20 nodehm.serialport=0 noderes.netboot=yaboot noderes.installnic=eth0 noderes.primarynic=eth0</text:p>
      <text:p text:style-name="P18"><text:span text:style-name="T8">chtab node=mvqs21b </text:span>nodetype.os=fedora8 nodetype.arch=ppc64 nodetype.profile=iscsi nodetype.nodetype=osi iscsi.server=mn20</text:p>
      <text:p text:style-name="P19">chtab node=mvqs21b nodehm.mgt=blade nodehm.cons=blade nodehm.serialspeed=19200 nodehm.serialflow=hard</text:p>
      <text:p text:style-name="P19">chtab node=bca2 nodehm.mgt=blade</text:p>
      <text:p text:style-name="P19">chtab node=mvqs21b mp.mpa=bca2 id=2</text:p>
      <text:p text:style-name="P19">chtab node=bca2 mp.mpa=bca2</text:p>
      <text:p text:style-name="P19"/>
      <text:p text:style-name="P19">getmacs mvqs21b</text:p>
      <text:p text:style-name="P14"/>
      <text:p text:style-name="P14">Put mvqs21b and bca2 in /etc/hosts, then:</text:p>
      <text:p text:style-name="P18">makedns</text:p>
      <text:p text:style-name="P18">makedhcp -n</text:p>
      <text:p text:style-name="P18"/>
      <text:p text:style-name="Code">service tgtd restart</text:p>
      <text:p text:style-name="Code">nodech mvqs21b iscsi.file=</text:p>
      <text:p text:style-name="Code">setupiscsidev -s8192 mvqs21b</text:p>
      <text:p text:style-name="Code"/>
      <text:p text:style-name="Code"><text:soft-page-break/>nodeset mvqs21b install</text:p>
      <text:p text:style-name="Code">rpower mvqs21b boot</text:p>
      <text:p text:style-name="Text_20_body"/>
      <text:p text:style-name="Text_20_body">If at some point you want to reinstall this blade:</text:p>
      <text:p text:style-name="P17">nodech mvqs21b nodetype.profile=iscsi</text:p>
      <text:p text:style-name="Code">nodeset mvqs21b install</text:p>
      <text:p text:style-name="Code">rpower mvqs21b boot</text:p>
      <text:p text:style-name="Text_20_body"/>
      <text:p text:style-name="Text_20_body">If you want to just boot it to its already installed iSCSI disk (maybe to add a few packages):</text:p>
      <text:p text:style-name="Code">nodech <text:span text:style-name="T3">mvqs21b</text:span> nodetype.profile=iscsi</text:p>
      <text:p text:style-name="Code">nodeset <text:span text:style-name="T3">mvqs21b</text:span> iscsiboot</text:p>
      <text:p text:style-name="Code">rpower <text:span text:style-name="T3">mvqs21b</text:span> boot</text:p>
      <text:p text:style-name="Code"/>
      <text:list text:style-name="L1" text:continue-numbering="true">
        <text:list-item>
          <text:h text:style-name="P153" text:outline-level="1">Build and Boot the LS22 and QS22 Stateless Images</text:h>
        </text:list-item>
      </text:list>
      <text:p text:style-name="Standard">You are now ready to build the stateless images and then boot nodes with them. <text:s/>In our example, we have 2 types of compute nodes: <text:s/>qs22 (ppc64) blades and ls21 (x86_64) blades. <text:s/>The steps for each are very similar, so we have combined them. <text:s/>Go through these instructions once for each type.</text:p>
      <text:list text:style-name="L1" text:continue-numbering="true">
        <text:list-item>
          <text:list text:continue-numbering="true">
            <text:list-item>
              <text:h text:style-name="P169" text:outline-level="2"><text:s/>Build the Stateless Image</text:h>
            </text:list-item>
          </text:list>
        </text:list-item>
      </text:list>
      <text:list text:style-name="WW8Num9">
        <text:list-item text:start-value="1">
          <text:p text:style-name="List_20_Number">On the management node, check the compute node package list to see if it has all the rpms required.</text:p>
          <text:p text:style-name="List_20_Number"/>
        </text:list-item>
      </text:list>
      <text:p text:style-name="Code_20_Indented">cd /opt/xcat/share/xcat/netboot/fedora/</text:p>
      <text:p text:style-name="Code_20_Indented">vi compute.pkglist compute.exlist <text:s text:c="3"/># for ppc64, edit compute.ppc64.pkglist</text:p>
      <text:p text:style-name="Code"/>
      <text:p text:style-name="Text_20_body_20_indent">For example to add vi to be installed on the node, add the name of the vi rpm <text:s/>to compute.pkglist. <text:s/>Make sure nothing is excluded in compute.exlist that you need. <text:s/>For example, if you require perl on your nodes, remove ./usr/lib/perl5 from compute.exlist</text:p>
      <text:p text:style-name="Code_20_Indented"/>
      <text:list text:style-name="WW8Num9" text:continue-numbering="true">
        <text:list-item>
          <text:p text:style-name="List_20_Number">If the stateless image you are building doesn't match the OS/architecture of the management node, logon to the node you installed in the previous chapter and do the following. <text:s/>(If you are building your stateless image on the management node, skip this step.)</text:p>
        </text:list-item>
      </text:list>
      <text:p text:style-name="Text_20_body_20_indent"/>
      <text:p text:style-name="Code_20_Indented">ssh mvqs21b</text:p>
      <text:p text:style-name="Code_20_Indented">mkdir /install</text:p>
      <text:p text:style-name="Code_20_Indented">mount mn20:/install /install</text:p>
      <text:p text:style-name="Text_20_body_20_indent"/>
      <text:p text:style-name="Text_20_body_20_indent">Create fedora.repo:</text:p>
      <text:p text:style-name="Code_20_Indented">cd /etc/yum.repos.d</text:p>
      <text:p text:style-name="Code_20_Indented">rm -f *.repo</text:p>
      <text:p text:style-name="Text_20_body_20_indent"/>
      <text:p text:style-name="Text_20_body_20_indent">Put the following lines in /etc/yum.repos.d/fedora.repo:</text:p>
      <text:p text:style-name="Code_20_Indented">[fedora]</text:p>
      <text:p text:style-name="Code_20_Indented"><text:soft-page-break/>name=Fedora $releasever - $basearch</text:p>
      <text:p text:style-name="Code_20_Indented">baseurl=file:///install/fedora8/ppc64</text:p>
      <text:p text:style-name="Code_20_Indented">enabled=1</text:p>
      <text:p text:style-name="Code_20_Indented">gpgcheck=0</text:p>
      <text:p text:style-name="Text_20_body_20_indent"/>
      <text:p text:style-name="Text_20_body_20_indent">Test with: <text:span text:style-name="T20">yum search gcc</text:span></text:p>
      <text:p text:style-name="Text_20_body_20_indent"/>
      <text:p text:style-name="Text_20_body_20_indent">Copy the executables and files needed from the Management Node:</text:p>
      <text:p text:style-name="Code_20_Indented">mkdir /root/netboot</text:p>
      <text:p text:style-name="Code_20_Indented">cd /root/netboot</text:p>
      <text:p text:style-name="Code_20_Indented">scp mn20:/opt/xcat/share/xcat/netboot/fedora/genimage .</text:p>
      <text:p text:style-name="Code_20_Indented">scp mn20:/opt/xcat/share/xcat/netboot/fedora/geninitrd .</text:p>
      <text:p text:style-name="Code_20_Indented">scp mn20:/opt/xcat/share/xcat/netboot/fedora/compute.ppc64.pkglist .</text:p>
      <text:p text:style-name="Code_20_Indented">scp mn20:/opt/xcat/share/xcat/netboot/fedora/compute.exlist .</text:p>
      <text:p text:style-name="P2"/>
      <text:p text:style-name="Text_20_body_20_indent"/>
      <text:list text:style-name="WW8Num9" text:continue-numbering="true">
        <text:list-item>
          <text:p text:style-name="List_20_Number">Generate the image:</text:p>
        </text:list-item>
      </text:list>
      <text:p text:style-name="Text_20_body_20_indent"/>
      <text:p text:style-name="Text_20_body_20_indent">If you are building the image on a sample, continue the steps above by running:</text:p>
      <text:p text:style-name="Code_20_Indented"><text:bookmark-start text:name="DDE_LINK2"/>./genimage -i eth0 -n tg3 -o fedora8 -p compute</text:p>
      <text:p text:style-name="Code_20_Indented"><text:bookmark-end text:name="DDE_LINK2"/></text:p>
      <text:p text:style-name="Text_20_body_20_indent">Note: iSCSI, QS22, tg3, all slow - take a nap</text:p>
      <text:p text:style-name="Text_20_body_20_indent"/>
      <text:p text:style-name="Text_20_body_20_indent">If you are building the image on the management node:</text:p>
      <text:p text:style-name="Code_20_Indented">cd /opt/xcat/share/xcat/netboot/fedora/</text:p>
      <text:p text:style-name="Code_20_Indented">./genimage -i eth0 -n tg3,bnx2 -o fedora8 -p compute</text:p>
      <text:p text:style-name="Text_20_body_20_indent"/>
      <text:list text:style-name="WW8Num9" text:continue-numbering="true">
        <text:list-item>
          <text:p text:style-name="List_20_Number">On the management node, edit fstab in the image:</text:p>
        </text:list-item>
      </text:list>
      <text:p text:style-name="Code_20_Indented"/>
      <text:p text:style-name="Code_20_Indented">export ARCH=x86_64 <text:s text:c="5"/># set ARCH to the type of image you are building</text:p>
      <text:p text:style-name="Code_20_Indented">export ARCH=ppc64 <text:s text:c="6"/># choose one or the other</text:p>
      <text:p text:style-name="Code_20_Indented">cd /install/netboot/fedora8/$ARCH/compute/rootimg/etc</text:p>
      <text:p text:style-name="Code_20_Indented">cp fstab fstab.ORIG</text:p>
      <text:p text:style-name="Text_20_body_20_indent"/>
      <text:p text:style-name="Text_20_body_20_indent">Edit fstab. <text:s/><text:span text:style-name="T6">Change:</text:span></text:p>
      <text:p text:style-name="Code_20_Indented">devpts <text:s/>/dev/pts devpts <text:s text:c="2"/>gid=5,mode=620 0 0</text:p>
      <text:p text:style-name="Code_20_Indented">tmpfs <text:s text:c="2"/>/dev/shm tmpfs <text:s text:c="3"/>defaults <text:s text:c="6"/>0 0</text:p>
      <text:p text:style-name="Code_20_Indented">proc <text:s text:c="3"/>/proc <text:s text:c="3"/>proc <text:s text:c="4"/>defaults <text:s text:c="6"/>0 0</text:p>
      <text:p text:style-name="Code_20_Indented">sysfs <text:s text:c="2"/>/sys <text:s text:c="4"/>sysfs <text:s text:c="3"/>defaults <text:s text:c="6"/>0 0</text:p>
      <text:p text:style-name="Text_20_body_20_indent"/>
      <text:p text:style-name="P38">to (replace $ARCH with the actual value):</text:p>
      <text:p text:style-name="Code_20_Indented">proc <text:s text:c="12"/>/proc <text:s text:c="17"/>proc <text:s text:c="8"/>rw 0 0</text:p>
      <text:p text:style-name="Code_20_Indented">sysfs <text:s text:c="11"/>/sys <text:s text:c="18"/>sysfs <text:s text:c="7"/>rw 0 0</text:p>
      <text:p text:style-name="Code_20_Indented">devpts <text:s text:c="10"/>/dev/pts <text:s text:c="14"/>devpts <text:s text:c="6"/>rw,gid=5,mode=620 0 0</text:p>
      <text:p text:style-name="Code_20_Indented"><text:soft-page-break/>#tmpfs <text:s text:c="10"/>/dev/shm <text:s text:c="14"/>tmpfs <text:s text:c="7"/>rw 0 0</text:p>
      <text:p text:style-name="Code_20_Indented">compute_$ARCH <text:s text:c="3"/>/ <text:s text:c="21"/>tmpfs <text:s text:c="7"/>rw 0 1</text:p>
      <text:p text:style-name="Code_20_Indented">none <text:s text:c="12"/>/tmp <text:s text:c="18"/>tmpfs <text:s text:c="7"/>defaults,size=10m 0 2</text:p>
      <text:p text:style-name="Code_20_Indented">none <text:s text:c="12"/>/var/tmp <text:s text:c="14"/>tmpfs <text:s text:c="7"/>defaults,size=10m 0 2</text:p>
      <text:p text:style-name="Text_20_body_20_indent"/>
      <text:list text:style-name="WW8Num9" text:continue-numbering="true">
        <text:list-item>
          <text:p text:style-name="List_20_Number">Pack the image:</text:p>
        </text:list-item>
      </text:list>
      <text:p text:style-name="Code_20_Indented">packimage -o fedora8 -p compute -a $ARCH</text:p>
      <text:p text:style-name="Code_20_Indented"/>
      <text:list text:style-name="L1" text:continue-numbering="true">
        <text:list-item>
          <text:list text:continue-numbering="true">
            <text:list-item>
              <text:h text:style-name="P169" text:outline-level="2">Test Boot the Stateless Image </text:h>
            </text:list-item>
          </text:list>
        </text:list-item>
      </text:list>
      <text:p text:style-name="Standard"/>
      <text:p text:style-name="Text_20_body">Even though we aren't done yet customizing the image, you can boot a node with the image, just for fun:</text:p>
      <text:p text:style-name="Standard"/>
      <text:p text:style-name="Code_20_Indented">nodeset &lt;nodename&gt; netboot</text:p>
      <text:p text:style-name="Code_20_Indented">rpower &lt;nodename&gt; boot</text:p>
      <text:p text:style-name="Standard"/>
      <text:list text:style-name="L1" text:continue-numbering="true">
        <text:list-item>
          <text:list text:continue-numbering="true">
            <text:list-item>
              <text:h text:style-name="P169" text:outline-level="2">To Update QS22 Stateless Image</text:h>
            </text:list-item>
          </text:list>
        </text:list-item>
      </text:list>
      <text:p text:style-name="Standard">If you need to update the image at any point with additional packages:</text:p>
      <text:p text:style-name="Standard"/>
      <text:list text:style-name="WW8Num9">
        <text:list-item text:start-value="1">
          <text:p text:style-name="List_20_Number">Set $ARCH:</text:p>
        </text:list-item>
      </text:list>
      <text:p text:style-name="Code_20_Indented">export ARCH=x86_64 <text:s text:c="5"/># or...</text:p>
      <text:p text:style-name="Code_20_Indented">export ARCH=ppc64</text:p>
      <text:p text:style-name="Code_20_Indented">export ROOTIMG=/install/netboot/fedora8/$ARCH/compute/rootimg</text:p>
      <text:p text:style-name="Code_20_Indented"/>
      <text:list text:style-name="WW8Num9" text:continue-numbering="true">
        <text:list-item>
          <text:p text:style-name="List_20_Number">Before running genimage, yum, or rpm against the image: </text:p>
        </text:list-item>
      </text:list>
      <text:p text:style-name="Code_20_Indented">rm $ROOTIMG/var/lib/rpm/__db.00*</text:p>
      <text:p text:style-name="P5"/>
      <text:list text:style-name="WW8Num9" text:continue-numbering="true">
        <text:list-item>
          <text:p text:style-name="List_20_Number">To update the image by running genimage, add packages to compute.ppc64.pkglist and rerun genimage as described in the previous section.</text:p>
        </text:list-item>
      </text:list>
      <text:p text:style-name="Text_20_body_20_indent"/>
      <text:list text:style-name="WW8Num9" text:continue-numbering="true">
        <text:list-item>
          <text:p text:style-name="List_20_Number">To update the image using YUM:</text:p>
        </text:list-item>
      </text:list>
      <text:p text:style-name="Code_20_Indented">rm -f /$ROOTIMG/etc/yum.repos.d/*</text:p>
      <text:p text:style-name="Code_20_Indented">cp /etc/yum.repos.d/*.repo $ROOTIMG/etc/yum.repos.d</text:p>
      <text:p text:style-name="Code_20_Indented">yum --installroot=$ROOTIMG install &lt;rpms&gt;</text:p>
      <text:list text:style-name="WW8Num9" text:continue-numbering="true">
        <text:list-header>
          <text:p text:style-name="List_20_Number"/>
        </text:list-header>
        <text:list-item>
          <text:p text:style-name="List_20_Number">To update image using RPM:</text:p>
        </text:list-item>
      </text:list>
      <text:p text:style-name="Code_20_Indented">rpm --root /$ROOTIMG -Uvh &lt;rpms&gt;</text:p>
      <text:p text:style-name="Standard"/>
      <text:list text:style-name="WW8Num9" text:continue-numbering="true">
        <text:list-item>
          <text:p text:style-name="List_20_Number">Re-pack the image</text:p>
        </text:list-item>
      </text:list>
      <text:p text:style-name="Code_20_Indented">packimage -o fedora8 -p compute -a $ARCH</text:p>
      <text:list text:style-name="L1" text:continue-numbering="true">
        <text:list-item>
          <text:list text:continue-numbering="true">
            <text:list-header>
              <text:p text:style-name="P96"/>
            </text:list-header>
            <text:list-item>
              <text:h text:style-name="P169" text:outline-level="2"><text:soft-page-break/>Build the Compressed Image</text:h>
            </text:list-item>
          </text:list>
        </text:list-item>
      </text:list>
      <text:p text:style-name="Text_20_body"/>
      <text:list text:style-name="L1" text:continue-numbering="true">
        <text:list-item>
          <text:list text:continue-numbering="true">
            <text:list-item>
              <text:list text:continue-numbering="true">
                <text:list-item>
                  <text:h text:style-name="P102" text:outline-level="3">Build aufs on Your Sample Node</text:h>
                </text:list-item>
              </text:list>
            </text:list-item>
          </text:list>
        </text:list-item>
      </text:list>
      <text:p text:style-name="Standard">Do this on the same node you generated the image on. <text:s/>Note: <text:s/>if this is a node other than the management node, we assume you still have /install mounted from the MN, the genimage stuff in /root/netboot, etc..</text:p>
      <text:p text:style-name="Standard"/>
      <text:p text:style-name="Code">yum install kernel-devel gcc squashfs-tools</text:p>
      <text:p text:style-name="Code">mkdir /tmp/aufs</text:p>
      <text:p text:style-name="Code">cd /tmp/aufs</text:p>
      <text:p text:style-name="Code">svn co <text:a xlink:type="simple" xlink:href="http://xcat.svn.sf.net/svnroot/xcat/xcat-dep/trunk/aufs">http://xcat.svn.sf.net/svnroot/xcat/xcat-dep/trunk/aufs</text:a></text:p>
      <text:p text:style-name="Code"># if your node does not have internet acccess, do that elsewhere and copy</text:p>
      <text:p text:style-name="Standard"/>
      <text:p text:style-name="Code">tar jxvf aufs-2-6-2008.tar.bz2</text:p>
      <text:p text:style-name="Code">cd aufs</text:p>
      <text:p text:style-name="Code">mv include/linux/aufs_type.h fs/aufs/</text:p>
      <text:p text:style-name="Code">cd fs/aufs/</text:p>
      <text:p text:style-name="Code">patch -p1 &lt; ../../../aufs-standalone.patch </text:p>
      <text:p text:style-name="Code">chmod +x build.sh </text:p>
      <text:p text:style-name="Code">./build.sh</text:p>
      <text:p text:style-name="Code">strip -g aufs.ko </text:p>
      <text:p text:style-name="Text_20_body_20_indent"/>
      <text:list text:style-name="L1" text:continue-numbering="true">
        <text:list-item>
          <text:list text:continue-numbering="true">
            <text:list-item>
              <text:list text:continue-numbering="true">
                <text:list-item>
                  <text:h text:style-name="P102" text:outline-level="3">Generate <text:s/>the Compressed Image</text:h>
                </text:list-item>
              </text:list>
            </text:list-item>
          </text:list>
        </text:list-item>
      </text:list>
      <text:p text:style-name="Text_20_body">If you are building on a sample qs node:</text:p>
      <text:p text:style-name="Code">cp aufs.ko /root/netboot</text:p>
      <text:p text:style-name="Code">cd /opt/xcat/share/xcat/netboot/fedora</text:p>
      <text:p text:style-name="Code">./geninitrd -i eth0 -n tg3,squashfs,aufs,loop -o fedora8 -p compute -l $(expr 100 \* 1024 \* 1024)</text:p>
      <text:p text:style-name="Text_20_body"/>
      <text:p text:style-name="Text_20_body">If you are building on the management node:</text:p>
      <text:p text:style-name="Code">cp aufs.ko /opt/xcat/share/xcat/netboot/fedora/</text:p>
      <text:p text:style-name="Code">cd /opt/xcat/share/xcat/netboot/fedora</text:p>
      <text:p text:style-name="Code">./geninitrd -i eth0 -n tg3,bnx2,squashfs,aufs,loop -o fedora8 -p service -l $(expr 100 \* 1024 \* 1024)</text:p>
      <text:p text:style-name="Text_20_body"/>
      <text:p text:style-name="P9">Note: <text:s/>The -l is the size of the / and /tmp,/var/tmp file systems in RAM??</text:p>
      <text:p text:style-name="Text_20_body"/>
      <text:list text:style-name="L1" text:continue-numbering="true">
        <text:list-item>
          <text:list text:continue-numbering="true">
            <text:list-item>
              <text:list text:continue-numbering="true">
                <text:list-item>
                  <text:h text:style-name="P102" text:outline-level="3">Pack and Install the Compressed Image</text:h>
                </text:list-item>
              </text:list>
            </text:list-item>
          </text:list>
        </text:list-item>
      </text:list>
      <text:p text:style-name="Standard"/>
      <text:p text:style-name="Text_20_body">On the Management Node:</text:p>
      <text:p text:style-name="Code">yum install squashfs-tools <text:s text:c="6"/># if you did not do this earlier</text:p>
      <text:p text:style-name="Code">packimage -a $ARCH -o fedora8 -p compute -m squashfs</text:p>
      <text:p text:style-name="Code"/>
      <text:p text:style-name="Code">chtab node=blade nodetype.profile=compute nodetype.os=fedora8</text:p>
      <text:p text:style-name="Code">nodeset blade netboot</text:p>
      <text:p text:style-name="Code"><text:soft-page-break/>rpower blade boot</text:p>
      <text:p text:style-name="Text_20_body_20_indent"/>
      <text:p text:style-name="Text_20_body">Note: <text:s/>If you have a need to unsquash the image:</text:p>
      <text:p text:style-name="Code_20_Indented">cd <text:s/>/install/netboot/fedora8/x86_64/compute</text:p>
      <text:p text:style-name="Code_20_Indented">rm -f rootimg.sfs</text:p>
      <text:p text:style-name="Code_20_Indented">packimage -a x86_64 -o fedora8 -p compute -m cpio</text:p>
      <text:p text:style-name="P7"/>
      <text:list text:style-name="L1" text:continue-numbering="true">
        <text:list-item>
          <text:list text:continue-numbering="true">
            <text:list-item>
              <text:list text:continue-numbering="true">
                <text:list-item>
                  <text:h text:style-name="P102" text:outline-level="3">Check Memory Usage</text:h>
                </text:list-item>
              </text:list>
            </text:list-item>
          </text:list>
        </text:list-item>
      </text:list>
      <text:p text:style-name="Code"># ssh &lt;node&gt; "echo 3 &gt; /proc/sys/vm/drop_caches;free -m;df -h"</text:p>
      <text:p text:style-name="Code"><text:s text:c="13"/>total <text:s text:c="6"/>used <text:s text:c="6"/>free <text:s text:c="4"/>shared <text:s text:c="3"/>buffers <text:s text:c="4"/>cached</text:p>
      <text:p text:style-name="Code">Mem: <text:s text:c="9"/>3961 <text:s text:c="8"/>99 <text:s text:c="6"/>3861 <text:s text:c="9"/>0 <text:s text:c="9"/>0 <text:s text:c="8"/>61</text:p>
      <text:p text:style-name="Code">-/+ buffers/cache: <text:s text:c="8"/>38 <text:s text:c="6"/>3922</text:p>
      <text:p text:style-name="Code">Swap: <text:s text:c="11"/>0 <text:s text:c="9"/>0 <text:s text:c="9"/>0</text:p>
      <text:p text:style-name="Code">Filesystem <text:s text:c="11"/>Size <text:s/>Used Avail Use% Mounted on</text:p>
      <text:p text:style-name="Code">compute_ppc64 <text:s text:c="8"/>100M <text:s/>220K <text:s/>100M <text:s text:c="2"/>1% /</text:p>
      <text:p text:style-name="Code">none <text:s text:c="18"/>10M <text:s text:c="4"/>0 <text:s text:c="2"/>10M <text:s text:c="2"/>0% /tmp</text:p>
      <text:p text:style-name="Code">none <text:s text:c="18"/>10M <text:s text:c="4"/>0 <text:s text:c="2"/>10M <text:s text:c="2"/>0% /var/tmp</text:p>
      <text:p text:style-name="Text_20_body_20_indent"/>
      <text:p text:style-name="Text_20_body">Max for / is 100M, but only 220K being used (down from 225M). <text:s/>But wheres the OS?</text:p>
      <text:p text:style-name="Text_20_body">Look at cached. <text:s/>61M compress OS image. <text:s/>3.5x smaller</text:p>
      <text:p text:style-name="Text_20_body"/>
      <text:p text:style-name="Text_20_body">As files change in hidden OS they get copied to tmpfs (compute_ppc64) with a copy on write. <text:s/>To reclaim space reboot. <text:s/>The /tmp and /var/tmp is for MPI and other Torque and user related stuff. <text:s/>if 10M is too small you can fix it. <text:s/>To reclaim this space put in epilogue:</text:p>
      <text:p text:style-name="Code">umount /tmp /var/tmp; mount -a</text:p>
      <text:p text:style-name="Text_20_body"/>
      <text:list text:style-name="L1" text:continue-numbering="true">
        <text:list-item>
          <text:h text:style-name="P153" text:outline-level="1">Building QS22 Image for 64K pages</text:h>
        </text:list-item>
      </text:list>
      <text:p text:style-name="Standard"/>
      <text:p text:style-name="Standard">Note, consider merging 9/10 if building kernel for 64K pages and NFS-hybrid boot.</text:p>
      <text:p text:style-name="Standard"/>
      <text:p text:style-name="P25">On Management Node:</text:p>
      <text:p text:style-name="Standard"/>
      <text:p text:style-name="Code">cd /opt/xcat/share/xcat/netboot/fedora</text:p>
      <text:p text:style-name="Code">cp compute.exlist compute.exlist.4k</text:p>
      <text:p text:style-name="Code">echo "./lib/modules/2.6.23.1-42.fc8/*" &gt;&gt;compute.exlist</text:p>
      <text:p text:style-name="Code"/>
      <text:p text:style-name="Code">cd /tmp</text:p>
      <text:p text:style-name="Code">wget http://download.fedora.redhat.com/pub/fedora/linux/releases/8/Fedora/source/SRPMS/kernel-2.6.23.1-42.fc8.src.rpm</text:p>
      <text:p text:style-name="Code">scp kernel-2.6.23.1-42.fc8.src.rpm mvqs21b:/tmp</text:p>
      <text:p text:style-name="Code">nodech mvqs21b nodetype.profile=iscsi</text:p>
      <text:p text:style-name="Code">nodeset mvqs21b iscsiboot</text:p>
      <text:p text:style-name="Code">rpower mvqs21b boot</text:p>
      <text:p text:style-name="Text_20_body"/>
      <text:p text:style-name="P12"><text:soft-page-break/>On the blade:</text:p>
      <text:p text:style-name="Code">ssh mvqs21b</text:p>
      <text:p text:style-name="Code">mkdir /install</text:p>
      <text:p text:style-name="Code">mount mgmt:/install /install</text:p>
      <text:p text:style-name="Code">yum install rpm-build redhat-rpm-config ncurses ncurses-devel kernel-devel gcc squashfs-tools</text:p>
      <text:p text:style-name="Code">cd /tmp</text:p>
      <text:p text:style-name="Code">rpm -Uivh kernel-2.6.23.1-42.fc8.src.rpm</text:p>
      <text:p text:style-name="Code">rpmbuild -bp --target ppc64 /usr/src/redhat/SPECS/kernel.spec</text:p>
      <text:p text:style-name="Code">cd /usr/src/redhat/BUILD/kernel-2.6.23</text:p>
      <text:p text:style-name="Code">cp -r linux-2.6.23.ppc64 /usr/src/</text:p>
      <text:p text:style-name="Code">cd /usr/src/kernels/$(uname -r)-$(uname -m)</text:p>
      <text:p text:style-name="Code">find . -print | cpio -dump /usr/src/linux-2.6.23.ppc64/</text:p>
      <text:p text:style-name="Code">cd /usr/src/linux-2.6.23.ppc64</text:p>
      <text:p text:style-name="Code">make mrproper</text:p>
      <text:p text:style-name="Code">cp configs/kernel-2.6.23.1-ppc64.config .config</text:p>
      <text:p text:style-name="Code"/>
      <text:p text:style-name="P21"><text:span text:style-name="T7">STOP</text:span>: <text:s/>Do step 10.3 if NFS-hybrid required.</text:p>
      <text:p text:style-name="Code"/>
      <text:p text:style-name="Code">make menuconfig</text:p>
      <text:p text:style-name="Code"/>
      <text:p text:style-name="Code">Kernel options <text:s/>---&gt;</text:p>
      <text:p text:style-name="Code">[*] 64k page size </text:p>
      <text:p text:style-name="Code">Platform support <text:s/>---&gt; </text:p>
      <text:p text:style-name="Code">[ ] Sony PS3</text:p>
      <text:p text:style-name="Code">&lt;exit&gt;&lt;exit&gt;&lt;save&gt;</text:p>
      <text:p text:style-name="Code"/>
      <text:p text:style-name="Code">Edit Makefile suffix:</text:p>
      <text:p text:style-name="Code">EXTRAVERSION = .1-42.fc8-64k</text:p>
      <text:p text:style-name="Code"/>
      <text:p text:style-name="Code">make -j4</text:p>
      <text:p text:style-name="Code">make modules_install</text:p>
      <text:p text:style-name="Code">strip vmlinux</text:p>
      <text:p text:style-name="Code">mv vmlinux /boot/vmlinuz-2.6.23.1-42.fc8-64k</text:p>
      <text:p text:style-name="Code">cd /lib/modules/2.6.23.1-42.fc8-64k/kernel</text:p>
      <text:p text:style-name="Code">find . -name "*.ko" -type f -exec strip -g {} \;</text:p>
      <text:p text:style-name="P3"/>
      <text:p text:style-name="Text_20_body"/>
      <text:list text:style-name="L1" text:continue-numbering="true">
        <text:list-item>
          <text:list text:continue-numbering="true">
            <text:list-item>
              <text:h text:style-name="P169" text:outline-level="2">Rebuild aufs</text:h>
            </text:list-item>
          </text:list>
        </text:list-item>
      </text:list>
      <text:p text:style-name="Standard"/>
      <text:p text:style-name="Standard">Skip if NFS-hybrid.</text:p>
      <text:p text:style-name="Standard"/>
      <text:p text:style-name="Text_20_body">Rebuild aufs.so:</text:p>
      <text:p text:style-name="Code">rm -rf aufs</text:p>
      <text:p text:style-name="Code">tar jxvf aufs-2-6-2008.tar.bz2</text:p>
      <text:p text:style-name="Code">cd aufs</text:p>
      <text:p text:style-name="Code">mv include/linux/aufs_type.h fs/aufs/</text:p>
      <text:p text:style-name="Code">cd fs/aufs/</text:p>
      <text:p text:style-name="Code">patch -p1 &lt; ../../../aufs-standalone.patch</text:p>
      <text:p text:style-name="Code">chmod +x build.sh</text:p>
      <text:p text:style-name="Code">./build.sh 2.6.23.1-42.fc8-64k</text:p>
      <text:p text:style-name="Code">strip -g aufs.ko</text:p>
      <text:p text:style-name="Code"><text:soft-page-break/>cp aufs.ko /root</text:p>
      <text:p text:style-name="Text_20_body_20_indent"/>
      <text:p text:style-name="P12">On <text:s/>blade:</text:p>
      <text:p text:style-name="Code">cd /root</text:p>
      <text:p text:style-name="Code">./genimage -i eth0 -n tg3 -o fedora8 -p compute -k 2.6.23.1-42.fc8-64k</text:p>
      <text:list text:style-name="L1" text:continue-numbering="true">
        <text:list-item>
          <text:list text:continue-numbering="true">
            <text:list-item>
              <text:h text:style-name="P169" text:outline-level="2">Test unsquashed:</text:h>
            </text:list-item>
          </text:list>
        </text:list-item>
      </text:list>
      <text:p text:style-name="Standard"/>
      <text:p text:style-name="P11">On <text:s/>blade:</text:p>
      <text:p text:style-name="Code">cd /root</text:p>
      <text:p text:style-name="Code">./geninitrd -i eth0 -n tg3 -o fedora8 -p compute -k 2.6.23.1-42.fc8-64k</text:p>
      <text:p text:style-name="Text_20_body"/>
      <text:p text:style-name="P11">On Management Node:</text:p>
      <text:p text:style-name="Code">rm -f /install/netboot/fedora8/ppc64/compute/rootimg.sfs</text:p>
      <text:p text:style-name="Code">packimage -a ppc64 -o fedora8 -p compute -m cpio</text:p>
      <text:p text:style-name="Code">nodech mvqs21b nodetype.profile=compute nodetype.os=fedora8</text:p>
      <text:p text:style-name="Code">gnodeset mvqs21b netboot</text:p>
      <text:p text:style-name="Code">rpower mvqs21b boot</text:p>
      <text:p text:style-name="Code_20_Indented"/>
      <text:list text:style-name="L1" text:continue-numbering="true">
        <text:list-item>
          <text:list text:continue-numbering="true">
            <text:list-item>
              <text:list text:continue-numbering="true">
                <text:list-item>
                  <text:h text:style-name="P102" text:outline-level="3"><text:s/>Check memory</text:h>
                </text:list-item>
              </text:list>
            </text:list-item>
          </text:list>
        </text:list-item>
      </text:list>
      <text:p text:style-name="Code"># ssh left "echo 3 &gt; /proc/sys/vm/drop_caches;free -m;df -h"</text:p>
      <text:p text:style-name="Code"><text:s text:c="13"/>total <text:s text:c="6"/>used <text:s text:c="6"/>free <text:s text:c="4"/>shared <text:s text:c="3"/>buffers <text:s text:c="4"/>cached</text:p>
      <text:p text:style-name="Code">Mem: <text:s text:c="9"/>4012 <text:s text:c="7"/>495 <text:s text:c="6"/>3517 <text:s text:c="9"/>0 <text:s text:c="9"/>0 <text:s text:c="7"/>429</text:p>
      <text:p text:style-name="Code">-/+ buffers/cache: <text:s text:c="8"/>66 <text:s text:c="6"/>3946</text:p>
      <text:p text:style-name="Code">Swap: <text:s text:c="11"/>0 <text:s text:c="9"/>0 <text:s text:c="9"/>0</text:p>
      <text:p text:style-name="Code">Filesystem <text:s text:c="11"/>Size <text:s/>Used Avail Use% Mounted on</text:p>
      <text:p text:style-name="Code">compute_ppc64 <text:s text:c="8"/>2.0G <text:s/>432M <text:s/>1.6G <text:s/>22% /</text:p>
      <text:p text:style-name="Code">none <text:s text:c="18"/>10M <text:s text:c="4"/>0 <text:s text:c="2"/>10M <text:s text:c="2"/>0% /tmp</text:p>
      <text:p text:style-name="Code">none <text:s text:c="18"/>10M <text:s text:c="4"/>0 <text:s text:c="2"/>10M <text:s text:c="2"/>0% /var/tmp</text:p>
      <text:p text:style-name="Text_20_body"/>
      <text:list text:style-name="L1" text:continue-numbering="true">
        <text:list-item>
          <text:list text:continue-numbering="true">
            <text:list-item>
              <text:h text:style-name="P169" text:outline-level="2">Test squash</text:h>
            </text:list-item>
          </text:list>
        </text:list-item>
      </text:list>
      <text:p text:style-name="Standard"/>
      <text:p text:style-name="P25">On <text:s/>mvqs21b:</text:p>
      <text:p text:style-name="Code">cd /root</text:p>
      <text:p text:style-name="Code">./geninitrd -i eth0 -n tg3,squashfs,aufs,loop -o fedora8 -p compute -k 2.6.23.1-42.fc8-64k -l $(expr 100 \* 1024 \* 1024)</text:p>
      <text:p text:style-name="Text_20_body"/>
      <text:p text:style-name="Standard"><text:span text:style-name="T6">On Management Node:</text:span> </text:p>
      <text:p text:style-name="Code">rm -f /install/netboot/fedora8/ppc64/compute/rootimg.sfs</text:p>
      <text:p text:style-name="Code">packimage -a ppc64 -o fedora8 -p compute -m squashfs #bug, must remove sfs first</text:p>
      <text:p text:style-name="Code">nodech <text:span text:style-name="T2">left</text:span> nodetype.profile=compute nodetype.os=fedora8</text:p>
      <text:p text:style-name="Code">nodeset <text:span text:style-name="T2">left</text:span> netboot</text:p>
      <text:p text:style-name="Code">rpower <text:span text:style-name="T2">left</text:span> boot</text:p>
      <text:list text:style-name="L1" text:continue-numbering="true">
        <text:list-item>
          <text:list text:continue-numbering="true">
            <text:list-item>
              <text:list text:continue-numbering="true">
                <text:list-item>
                  <text:h text:style-name="P102" text:outline-level="3"><text:s/>Check memory</text:h>
                </text:list-item>
              </text:list>
            </text:list-item>
          </text:list>
        </text:list-item>
      </text:list>
      <text:p text:style-name="Code"># ssh left "echo 3 &gt; /proc/sys/vm/drop_caches;free -m;df -h"</text:p>
      <text:p text:style-name="Code"><text:soft-page-break/><text:s text:c="13"/>total <text:s text:c="6"/>used <text:s text:c="6"/>free <text:s text:c="4"/>shared <text:s text:c="3"/>buffers <text:s text:c="4"/>cached</text:p>
      <text:p text:style-name="Code">Mem: <text:s text:c="9"/>4012 <text:s text:c="7"/>127 <text:s text:c="6"/>3885 <text:s text:c="9"/>0 <text:s text:c="9"/>0 <text:s text:c="8"/>65</text:p>
      <text:p text:style-name="Code">-/+ buffers/cache: <text:s text:c="8"/>61 <text:s text:c="6"/>3951</text:p>
      <text:p text:style-name="Code">Swap: <text:s text:c="11"/>0 <text:s text:c="9"/>0 <text:s text:c="9"/>0</text:p>
      <text:p text:style-name="Code">Filesystem <text:s text:c="11"/>Size <text:s/>Used Avail Use% Mounted on</text:p>
      <text:p text:style-name="Code">compute_ppc64 <text:s text:c="8"/>100M <text:s/>1.7M <text:s text:c="2"/>99M <text:s text:c="2"/>2% /</text:p>
      <text:p text:style-name="Code">none <text:s text:c="18"/>10M <text:s text:c="4"/>0 <text:s text:c="2"/>10M <text:s text:c="2"/>0% /tmp</text:p>
      <text:p text:style-name="Code">none <text:s text:c="18"/>10M <text:s text:c="4"/>0 <text:s text:c="2"/>10M <text:s text:c="2"/>0% /var/tmp</text:p>
      <text:p text:style-name="Text_20_body"/>
      <text:p text:style-name="P9">./lib/modules/* in compute.exlist: <text:s/>(??)</text:p>
      <text:p text:style-name="Text_20_body"/>
      <text:list text:style-name="L1" text:continue-numbering="true">
        <text:list-item>
          <text:list text:continue-numbering="true">
            <text:list-item>
              <text:h text:style-name="P169" text:outline-level="2">To Switch Back to 4K Pages</text:h>
            </text:list-item>
          </text:list>
        </text:list-item>
      </text:list>
      <text:p text:style-name="Text_20_body"/>
      <text:p text:style-name="P11">On blade:</text:p>
      <text:p text:style-name="Code"/>
      <text:p text:style-name="Code">cd /root</text:p>
      <text:p text:style-name="Code">./geninitrd -i eth0 -n tg3 -o fedora8 -p compute</text:p>
      <text:p text:style-name="Text_20_body"/>
      <text:p text:style-name="Text_20_body"><text:span text:style-name="T5">OR</text:span><text:span text:style-name="T5"><text:line-break/></text:span></text:p>
      <text:p text:style-name="Code">./geninitrd -i eth0 -n tg3,squashfs,aufs,loop -o fedora8 -p compute -l $(expr 100 \* 1024 \* 1024)</text:p>
      <text:p text:style-name="Text_20_body"/>
      <text:p text:style-name="P11">From Management Node:</text:p>
      <text:p text:style-name="Code">rm -f /install/netboot/fedora8/ppc64/compute/rootimg.sfs</text:p>
      <text:p text:style-name="Code">packimage -a ppc64 -o fedora8 -p compute -m cpio</text:p>
      <text:p text:style-name="Text_20_body"/>
      <text:p text:style-name="Text_20_body">OR</text:p>
      <text:p text:style-name="Text_20_body"/>
      <text:p text:style-name="Code">packimage -a ppc64 -o fedora8 -p compute -m squashfs</text:p>
      <text:p text:style-name="Code">nodech mvqs21b nodetype.profile=compute nodetype.os=fedora8</text:p>
      <text:p text:style-name="Code">nodeset mvqs21b netboot</text:p>
      <text:p text:style-name="Code">rpower mvqs21b boot</text:p>
      <text:p text:style-name="Standard"/>
      <text:list text:style-name="L1" text:continue-numbering="true">
        <text:list-item>
          <text:h text:style-name="P153" text:outline-level="1">Using NFS Hybrid for the Diskless Images</text:h>
        </text:list-item>
      </text:list>
      <text:p text:style-name="Standard"/>
      <text:p text:style-name="Standard">NOTE: <text:s/>NFS Hybrid will increase the NFS load on the management and/or service nodes. <text:s/>The number of NFS daemons should be increased.</text:p>
      <text:p text:style-name="Standard"/>
      <text:list text:style-name="WW8Num9">
        <text:list-item text:start-value="1">
          <text:p text:style-name="List_20_Number">Make sure you have latest xCAT installed (later than Thu Apr 24 17:34:48 UTC 2008)</text:p>
        </text:list-item>
      </text:list>
      <text:p text:style-name="Standard"/>
      <text:list text:style-name="WW8Num9" text:continue-numbering="true">
        <text:list-item>
          <text:p text:style-name="List_20_Number"><text:soft-page-break/>Get stateless cpio or squashfs set up and test (see previous notes).</text:p>
        </text:list-item>
      </text:list>
      <text:p text:style-name="P26"/>
      <text:list text:style-name="WW8Num9" text:continue-numbering="true">
        <text:list-item>
          <text:p text:style-name="List_20_Number">Patch kernel and build new aufs.ko:</text:p>
        </text:list-item>
      </text:list>
      <text:p text:style-name="Standard"/>
      <text:p text:style-name="Text_20_body_20_indent">Get AUFS from CVS:</text:p>
      <text:p text:style-name="Code_20_Indented">cd /tmp</text:p>
      <text:p text:style-name="Code_20_Indented">mkdir aufs</text:p>
      <text:p text:style-name="Code_20_Indented">cd /tmp/aufs</text:p>
      <text:p text:style-name="Code_20_Indented">cvs -d:pserver:anonymous@aufs.cvs.sourceforge.net:/cvsroot/aufs login #CVS password is empty</text:p>
      <text:p text:style-name="Code_20_Indented">cvs -z3 -d:pserver:anonymous@aufs.cvs.sourceforge.net:/cvsroot/aufs co aufs</text:p>
      <text:p text:style-name="Code_20_Indented">cd /tmp/aufs/aufs</text:p>
      <text:p text:style-name="Code_20_Indented">cvs update</text:p>
      <text:p text:style-name="Standard"/>
      <text:p text:style-name="Text_20_body_20_indent">Install stuff</text:p>
      <text:p text:style-name="Code_20_Indented">yum install rpm-build redhat-rpm-config ncurses ncurses-devel kernel-devel gcc squashfs-tools</text:p>
      <text:p text:style-name="Standard"/>
      <text:p text:style-name="Text_20_body_20_indent">Kernel notes (x86_64 and ppc64):</text:p>
      <text:p text:style-name="Code_20_Indented">cd /tmp</text:p>
      <text:p text:style-name="Code_20_Indented">wget http://download.fedora.redhat.com/pub/fedora/linux/releases/8/Fedora/source/SRPMS/kernel-2.6.23.1-42.fc8.src.rpm</text:p>
      <text:p text:style-name="Code_20_Indented">rpm -Uivh kernel-2.6.23.1-42.fc8.src.rpm</text:p>
      <text:p text:style-name="Code_20_Indented">yum install redhat-rpm-config</text:p>
      <text:p text:style-name="Code_20_Indented">rpmbuild -bp --target $(uname -m) /usr/src/redhat/SPECS/kernel.spec</text:p>
      <text:p text:style-name="Code_20_Indented">cd /usr/src/redhat/BUILD/kernel-2.6.23</text:p>
      <text:p text:style-name="Code_20_Indented">cp -r linux-2.6.23.$(uname -m) /usr/src/</text:p>
      <text:p text:style-name="Code_20_Indented">cd /usr/src/kernels/$(uname -r)-$(uname -m)</text:p>
      <text:p text:style-name="Code_20_Indented">find . -print | cpio -dump /usr/src/linux-2.6.23.$(uname -m)/</text:p>
      <text:p text:style-name="Code_20_Indented">cd /usr/src/linux-2.6.23.$(uname -m)</text:p>
      <text:p text:style-name="Code_20_Indented">make mrproper</text:p>
      <text:p text:style-name="Code_20_Indented">cp configs/kernel-2.6.23.1-$(uname -m).config .config</text:p>
      <text:p text:style-name="Code_20_Indented">patch -p0 &lt; /tmp/aufs/aufs/patch/put_filp.patch</text:p>
      <text:p text:style-name="Code_20_Indented">cd /tmp/aufs/aufs</text:p>
      <text:p text:style-name="Code_20_Indented">make -f local.mk kconfig</text:p>
      <text:p text:style-name="Code_20_Indented">cp -r include /usr/src/linux-2.6.23.$(uname -m)</text:p>
      <text:p text:style-name="Code_20_Indented">cp -r fs/aufs /usr/src/linux-2.6.23.$(uname -m)/fs</text:p>
      <text:p text:style-name="Code_20_Indented">cd /usr/src/linux-2.6.23.$(uname -m)</text:p>
      <text:p text:style-name="Standard"/>
      <text:p text:style-name="Text_20_body_20_indent">Edit fs/Kconfig and change (at end):</text:p>
      <text:p text:style-name="Code_20_Indented">source "fs/nls/Kconfig"</text:p>
      <text:p text:style-name="Code_20_Indented">source "fs/dlm/Kconfig"</text:p>
      <text:p text:style-name="Standard"/>
      <text:p text:style-name="Text_20_body_20_indent">To:</text:p>
      <text:p text:style-name="Code_20_Indented">source "fs/nls/Kconfig"</text:p>
      <text:p text:style-name="Code_20_Indented">source "fs/dlm/Kconfig"</text:p>
      <text:p text:style-name="Code_20_Indented">source "fs/aufs/Kconfig"</text:p>
      <text:p text:style-name="Standard"/>
      <text:p text:style-name="Text_20_body_20_indent">Append to: fs/Makefile</text:p>
      <text:p text:style-name="Code_20_Indented"><text:soft-page-break/>obj-$(CONFIG_AUFS) += aufs/</text:p>
      <text:p text:style-name="Standard"/>
      <text:p text:style-name="Code_20_Indented">make menuconfig</text:p>
      <text:p text:style-name="Standard"/>
      <text:p text:style-name="Code_20_Indented">File system ---&gt;</text:p>
      <text:p text:style-name="Code_20_Indented"><text:s text:c="2"/>&lt;M&gt; Another unionfs</text:p>
      <text:p text:style-name="Code_20_Indented"><text:s text:c="2"/>--- <text:s text:c="2"/>These options are for 2.6.23.1-42.fc8</text:p>
      <text:p text:style-name="Code_20_Indented"><text:s text:c="2"/>[ ] <text:s text:c="2"/>Use simplified (fake) nameidata</text:p>
      <text:p text:style-name="Code_20_Indented"><text:s text:c="8"/>Maximum number of branches (127) <text:s/>---&gt;</text:p>
      <text:p text:style-name="Code_20_Indented"><text:s text:c="2"/>[*] <text:s text:c="2"/>Use &lt;sysfs&gt;/fs/aufs</text:p>
      <text:p text:style-name="Code_20_Indented"><text:s text:c="2"/>[ ] <text:s text:c="2"/>Use inotify to detect actions on a branch</text:p>
      <text:p text:style-name="Code_20_Indented"><text:s text:c="2"/>[ ] <text:s text:c="2"/>NFS-exportable aufs</text:p>
      <text:p text:style-name="Code_20_Indented"><text:s text:c="2"/>[ ] <text:s text:c="2"/>Aufs as an readonly branch of another aufs</text:p>
      <text:p text:style-name="Code_20_Indented"><text:s text:c="2"/>[ ] <text:s text:c="2"/>Delegate the internal branch access the kernel thread</text:p>
      <text:p text:style-name="Code_20_Indented"><text:s text:c="2"/>[ ] <text:s text:c="2"/>show whiteouts</text:p>
      <text:p text:style-name="Code_20_Indented"><text:s text:c="2"/>[*] <text:s text:c="2"/>Make squashfs branch RR (real readonly) by default</text:p>
      <text:p text:style-name="Code_20_Indented"><text:s text:c="2"/>[ ] <text:s text:c="2"/>splice.patch for sendfile(2) and splice(2)</text:p>
      <text:p text:style-name="Code_20_Indented"><text:s text:c="2"/>[*] <text:s text:c="2"/>put_filp.patch for NFS branch</text:p>
      <text:p text:style-name="Code_20_Indented"><text:s text:c="2"/>[ ] <text:s text:c="2"/>lhash.patch for NFS branch</text:p>
      <text:p text:style-name="Code_20_Indented"><text:s text:c="2"/>[ ] <text:s text:c="2"/>fsync_super-2.6.xx.patch was applied or not</text:p>
      <text:p text:style-name="Code_20_Indented"><text:s text:c="2"/>[ ] <text:s text:c="2"/>deny_write_access.patch was applied or not</text:p>
      <text:p text:style-name="Code_20_Indented"><text:s text:c="2"/>[ ] <text:s text:c="2"/>Special handling for FUSE-based filesystem</text:p>
      <text:p text:style-name="Code_20_Indented"><text:s text:c="2"/>[*] <text:s text:c="2"/>Debug aufs</text:p>
      <text:p text:style-name="Code_20_Indented"><text:s text:c="2"/>[ ] <text:s text:c="2"/>Compatibility with Unionfs (obsolete)</text:p>
      <text:p text:style-name="Code_20_Indented">Exit, Exit, Save</text:p>
      <text:p text:style-name="Code_20_Indented"/>
      <text:p text:style-name="Code_20_Indented"><text:span text:style-name="T21">Edit Makefile</text:span><text:span text:style-name="T21"> line 4: <text:s/></text:span>EXTRAVERSION = .1-42.fc8-aufs</text:p>
      <text:p text:style-name="Standard"/>
      <text:p text:style-name="Code_20_Indented">make -j4</text:p>
      <text:p text:style-name="Code_20_Indented">make modules_install</text:p>
      <text:p text:style-name="Code_20_Indented">make install</text:p>
      <text:p text:style-name="Code_20_Indented">cd /lib/modules/2.6.23.1-42.fc8-aufs/kernel</text:p>
      <text:p text:style-name="Code_20_Indented">find . -name "*.ko" -type f -exec strip -g {} \;</text:p>
      <text:p text:style-name="Standard"/>
      <text:p text:style-name="Text_20_body_20_indent">Whew!</text:p>
      <text:p text:style-name="Standard"/>
      <text:list text:style-name="WW8Num9" text:continue-numbering="true">
        <text:list-item>
          <text:p text:style-name="List_20_Number">Remove old aufs.ko:<text:line-break/></text:p>
        </text:list-item>
      </text:list>
      <text:p text:style-name="Code_20_Indented">cd /opt/xcat/share/xcat/netboot/fedora</text:p>
      <text:p text:style-name="Code_20_Indented">rm -f aufs.ko</text:p>
      <text:p text:style-name="Standard"/>
      <text:list text:style-name="WW8Num9" text:continue-numbering="true">
        <text:list-item>
          <text:p text:style-name="List_20_Number">Boot NFS:</text:p>
        </text:list-item>
      </text:list>
      <text:p text:style-name="Text_20_body_20_indent"/>
      <text:p text:style-name="Text_20_body_20_indent">Create ifcfg-eth0:</text:p>
      <text:p text:style-name="Code_20_Indented">cd /install/netboot/fedora8/x86_64/compute/rootimg/etc/sysconfig/networks-scripts</text:p>
      <text:p text:style-name="Text_20_body_20_indent"/>
      <text:p text:style-name="Text_20_body_20_indent">Put in ifcfg-eth0:</text:p>
      <text:p text:style-name="Code_20_Indented">ONBOOT=yes</text:p>
      <text:p text:style-name="Code_20_Indented">BOOTPROTO=none</text:p>
      <text:p text:style-name="Code_20_Indented"><text:soft-page-break/>DEVICE=eth0</text:p>
      <text:p text:style-name="Text_20_body_20_indent"/>
      <text:p text:style-name="Text_20_body_20_indent">(This solves an intermittent problem where DHCP hoses IP long enough to hose NFS and then nothing works. <text:s/>It's also one less DHCP and it boots faster.)</text:p>
      <text:p text:style-name="Text_20_body_20_indent"/>
      <text:p text:style-name="Text_20_body_20_indent">Append to fstab:</text:p>
      <text:p text:style-name="Code_20_Indented">cd /install/netboot/fedora8/x86_64/compute/rootimg/etc</text:p>
      <text:p text:style-name="Text_20_body_20_indent">add this line:</text:p>
      <text:p text:style-name="P43">sunrpc <text:s text:c="11"/>/var/lib/nfs/rpc_pipefs rpc_pipefs rw 0 0</text:p>
      <text:p text:style-name="Text_20_body_20_indent"/>
      <text:p text:style-name="Standard"/>
      <text:p text:style-name="Code_20_Indented">yum --installroot=/install/netboot/fedora8/x86_64/compute/rootimg install nfs-utils</text:p>
      <text:p text:style-name="Code_20_Indented">cd /opt/xcat/share/xcat/netboot/fedora</text:p>
      <text:p text:style-name="Code_20_Indented">./geninitrd -i eth0 -n tg3,bnx2,aufs,loop,sunrpc,lockd,nfs_acl,nfs -o fedora8 -p compute -k 2.6.23.1-42.fc8-aufs (or -64k for PPC64)</text:p>
      <text:p text:style-name="Code_20_Indented">packimage -a x86_64 -o fedora8 -p compute -m nfs</text:p>
      <text:p text:style-name="Standard"/>
      <text:p text:style-name="Text_20_body_20_indent">Notice helpful message:</text:p>
      <text:p text:style-name="Code_20_Indented">NOTE: Contents of /install/netboot/fedora8/x86_64/compute/rootimg</text:p>
      <text:p text:style-name="Code_20_Indented">MUST be available on all service and management nodes and NFS exported.</text:p>
      <text:p text:style-name="Standard"/>
      <text:p text:style-name="Code_20_Indented">nodeset noderange netboot</text:p>
      <text:p text:style-name="Code_20_Indented">rpower noderange boot</text:p>
      <text:p text:style-name="Standard"/>
      <text:list text:style-name="L8">
        <text:list-item>
          <text:p text:style-name="P97">9 Updating images.</text:p>
        </text:list-item>
      </text:list>
      <text:p text:style-name="P31"/>
      <text:p text:style-name="P28">To update image use yum/rpm/vi/chroot from the mgmt node for x86_64 or yum/rpm /vi/chroot from the QS22 iSCSI image as if for a cpio or squashfs system.</text:p>
      <text:p text:style-name="P28"/>
      <text:p text:style-name="P28">To propagate the changes to all service nodes (if applicable) type after rebooting the service nodes:</text:p>
      <text:p text:style-name="P28"/>
      <text:p text:style-name="P32">xdcp service -f 4 -r /usr/bin/rsync -o '-e ssh -craz' \</text:p>
      <text:p text:style-name="P32">/install/netboot/*/*/compute /install/postscripts /install</text:p>
      <text:p text:style-name="P28"/>
      <text:p text:style-name="P28">To propagate the changes to all service nodes (if applicable) type after changing any of the images:</text:p>
      <text:p text:style-name="P28"><text:s text:c="7"/></text:p>
      <text:p text:style-name="P32">xdcp service -f 20 -r /usr/bin/rsync -o '-e ssh -crazv --delete' \</text:p>
      <text:p text:style-name="P32">/install/netboot/*/*/compute /install/postscripts /install</text:p>
      <text:p text:style-name="P32"/>
      <text:p text:style-name="P33">No need to reboot compute nodes after updates.</text:p>
      <text:list text:style-name="L1" text:continue-numbering="true">
        <text:list-item>
          <text:h text:style-name="P153" text:outline-level="1">Installing OpenLDAP</text:h>
        </text:list-item>
      </text:list>
      <text:p text:style-name="Standard"/>
      <text:list text:style-name="L1" text:continue-numbering="true">
        <text:list-item>
          <text:list text:continue-numbering="true">
            <text:list-item>
              <text:h text:style-name="P169" text:outline-level="2"><text:soft-page-break/><text:reference-mark-start text:name="1.1Setup LDAP Master Server"/>Setup LDAP Master Server<text:reference-mark-end text:name="1.1Setup LDAP Master Server"/></text:h>
            </text:list-item>
          </text:list>
        </text:list-item>
      </text:list>
      <text:p text:style-name="Standard"/>
      <text:p text:style-name="P25">On the management node:</text:p>
      <text:p text:style-name="P35"/>
      <text:list text:style-name="WW8Num9">
        <text:list-item text:start-value="1">
          <text:p text:style-name="List_20_Number">export /home (rw) for testing <text:s text:c="3"/></text:p>
        </text:list-item>
      </text:list>
      <text:p text:style-name="Code_20_Indented"><text:s/>echo '/home *(rw,no_root_squash,sync)' &gt;&gt; /etc/exports</text:p>
      <text:p text:style-name="Code_20_Indented"><text:s/>exportfs -a</text:p>
      <text:p text:style-name="Code_20_Indented"/>
      <text:p text:style-name="P62">What do we do here in the hierarchical case?</text:p>
      <text:p text:style-name="P45"/>
      <text:list text:style-name="WW8Num9" text:continue-numbering="true">
        <text:list-item>
          <text:p text:style-name="List_20_Number">add a test userid “ibm”</text:p>
        </text:list-item>
      </text:list>
      <text:p text:style-name="Code_20_Indented">useradd ibm</text:p>
      <text:p text:style-name="Code_20_Indented">mkdir ~ibm/.ssh</text:p>
      <text:p text:style-name="Code_20_Indented">mkdir ~ibm/.pbs_spool</text:p>
      <text:list text:style-name="WW8Num9" text:continue-numbering="true">
        <text:list-item>
          <text:p text:style-name="List_20_Number">Assign a password</text:p>
        </text:list-item>
      </text:list>
      <text:p text:style-name="Code_20_Indented">passwd ibm </text:p>
      <text:list text:style-name="WW8Num9" text:continue-numbering="true">
        <text:list-item>
          <text:p text:style-name="List_20_Number">Generate <text:s/>root ssh keys for mn20 and give ibm id <text:s/>root ssh authority</text:p>
        </text:list-item>
      </text:list>
      <text:p text:style-name="Code_20_Indented"/>
      <text:p text:style-name="Code_20_Indented">ssh-keygen -t rsa -q -N "" -f ~ibm/.ssh/id_rsa</text:p>
      <text:p text:style-name="Code_20_Indented">cp ~ibm/.ssh/id_rsa.pub ~ibm/.ssh/authorized_keys</text:p>
      <text:p text:style-name="Code_20_Indented"/>
      <text:p text:style-name="Code_20_Indented">vi <text:s/>~ibm/.ssh/config</text:p>
      <text:list text:style-name="WW8Num9" text:continue-numbering="true">
        <text:list-header>
          <text:p text:style-name="List_20_Number"/>
        </text:list-header>
      </text:list>
      <text:p text:style-name="Text_20_body_20_indent">Add the following lines:</text:p>
      <text:p text:style-name="Code_20_Indented">ForwardX11 yes</text:p>
      <text:p text:style-name="Code_20_Indented">StrictHostKeyChecking no</text:p>
      <text:p text:style-name="Code_20_Indented">FallBackToRsh no</text:p>
      <text:p text:style-name="Code_20_Indented">BatchMode yes</text:p>
      <text:p text:style-name="Code_20_Indented">ConnectionAttempts 5</text:p>
      <text:p text:style-name="Code_20_Indented">UsePrivilegedPort no</text:p>
      <text:p text:style-name="Code_20_Indented">Compression no</text:p>
      <text:p text:style-name="Code_20_Indented">Cipher blowfish</text:p>
      <text:p text:style-name="Code_20_Indented">UserKnownHostsFile /dev/null</text:p>
      <text:p text:style-name="Code_20_Indented">CheckHostIP no</text:p>
      <text:p text:style-name="Text_20_body_20_indent"/>
      <text:list text:style-name="WW8Num9" text:continue-numbering="true">
        <text:list-item>
          <text:p text:style-name="List_20_Number">Set permissions :</text:p>
        </text:list-item>
      </text:list>
      <text:p text:style-name="Code_20_Indented">chown -R ibm.ibm ~ibm</text:p>
      <text:p text:style-name="Code_20_Indented">chmod 700 ~ibm/.ssh</text:p>
      <text:p text:style-name="Code_20_Indented">chmod 600 ~ibm/.ssh/*</text:p>
      <text:p text:style-name="Code_20_Indented"/>
      <text:list text:style-name="L1" text:continue-numbering="true">
        <text:list-item>
          <text:list text:continue-numbering="true">
            <text:list-item>
              <text:list text:continue-numbering="true">
                <text:list-item>
                  <text:h text:style-name="P102" text:outline-level="3">Install the <text:s/>LDAP rpms </text:h>
                </text:list-item>
              </text:list>
            </text:list-item>
          </text:list>
        </text:list-item>
      </text:list>
      <text:list text:style-name="WW8Num9" text:continue-numbering="true">
        <text:list-header>
          <text:p text:style-name="P50"/>
        </text:list-header>
      </text:list>
      <text:p text:style-name="Code_20_Indented">yum install openldap-servers</text:p>
      <text:p text:style-name="P41"/>
      <text:p text:style-name="P40">or download from:</text:p>
      <text:p text:style-name="Code_20_Indented"><text:soft-page-break/><text:span text:style-name="T18"><text:s/></text:span><text:a xlink:type="simple" xlink:href="http://download.fedora.redhat.com/pub/fedora/linux/releases/8/Everything/x86_64/os/Packages/">http://download.fedora.redhat.com/pub/fedora/linux/releases/8/Everything/x86_64/os/Packages/</text:a></text:p>
      <text:p text:style-name="P29"/>
      <text:p text:style-name="P29">The following rpms should be installed:</text:p>
      <text:p text:style-name="P99"/>
      <text:p text:style-name="Code_20_Indented">openldap-*</text:p>
      <text:p text:style-name="Code_20_Indented">openldap-devel-*</text:p>
      <text:p text:style-name="Code_20_Indented">openldap-clients-*</text:p>
      <text:p text:style-name="Code_20_Indented">openldap-servers-*</text:p>
      <text:p text:style-name="Text_20_body_20_indent"/>
      <text:list text:style-name="L1" text:continue-numbering="true">
        <text:list-item>
          <text:list text:continue-numbering="true">
            <text:list-item>
              <text:list text:continue-numbering="true">
                <text:list-item>
                  <text:h text:style-name="P102" text:outline-level="3">Configure LDAP</text:h>
                </text:list-item>
              </text:list>
            </text:list-item>
          </text:list>
        </text:list-item>
      </text:list>
      <text:p text:style-name="Code_20_Indented">cd /etc/openldap</text:p>
      <text:list text:style-name="WW8Num9" text:continue-numbering="true">
        <text:list-header>
          <text:p text:style-name="List_20_Number"/>
        </text:list-header>
        <text:list-item>
          <text:p text:style-name="P52">edit slapd.conf</text:p>
        </text:list-item>
      </text:list>
      <text:p text:style-name="P39"/>
      <text:p text:style-name="P39">Change <text:s/>the following the two lines that start with suffix and rootdn:</text:p>
      <text:p text:style-name="P42">database <text:s text:c="7"/>bdb</text:p>
      <text:p text:style-name="P42"/>
      <text:p text:style-name="P100"/>
      <text:p text:style-name="Text_20_body_20_indent">Update the following information in the <text:s/>file:</text:p>
      <text:p text:style-name="Code_20_Indented"/>
      <text:p text:style-name="Code_20_Indented">suffix <text:s text:c="9"/>"dc=cluster,dc=net"</text:p>
      <text:p text:style-name="Code_20_Indented"/>
      <text:p text:style-name="Code_20_Indented">#root access</text:p>
      <text:p text:style-name="Code_20_Indented">rootdn <text:s text:c="9"/>"cn=root,dc=cluster,dc=net"</text:p>
      <text:p text:style-name="Code_20_Indented"/>
      <text:p text:style-name="Code_20_Indented">#passwd generated with: slappasswd <text:s/>cluster <text:s/>- you should generate your own <text:s/>password and use <text:s/>in the ldap commands below in place of cluster.</text:p>
      <text:p text:style-name="Code_20_Indented"/>
      <text:p text:style-name="Code_20_Indented">rootpw <text:s text:c="6"/>{SSHA}ChnyPaCrc2uUZ0O6iRHy3zk4rEH7HNpL <text:s text:c="2"/></text:p>
      <text:p text:style-name="Code_20_Indented"/>
      <text:p text:style-name="Code_20_Indented"/>
      <text:p text:style-name="Code_20_Indented"/>
      <text:p text:style-name="Code_20_Indented"># password hash algorithm</text:p>
      <text:p text:style-name="Code_20_Indented">password-hash {SSHA}</text:p>
      <text:p text:style-name="Code_20_Indented"/>
      <text:p text:style-name="Code_20_Indented"># The userPassword by default can be changed by the entry owning it if they</text:p>
      <text:p text:style-name="Code_20_Indented"># are authenticated. Others should not be able to see it, except the admin.</text:p>
      <text:p text:style-name="Code_20_Indented">access to attrs=userPassword</text:p>
      <text:p text:style-name="Code_20_Indented"><text:s text:c="8"/>by dn="uid=admin,ou=People,dc=cluster,dc=net" write</text:p>
      <text:p text:style-name="Code_20_Indented"><text:s text:c="8"/>by anonymous auth</text:p>
      <text:p text:style-name="Code_20_Indented"><text:s text:c="8"/>by self write</text:p>
      <text:p text:style-name="Code_20_Indented"><text:s text:c="8"/>by * none</text:p>
      <text:p text:style-name="Code_20_Indented"/>
      <text:p text:style-name="Code_20_Indented">#</text:p>
      <text:p text:style-name="Code_20_Indented">##password aging</text:p>
      <text:p text:style-name="Code_20_Indented">access to attrs=shadowLastChange</text:p>
      <text:p text:style-name="Code_20_Indented"><text:s text:c="8"/>by dn="uid=admin,ou=People,dc=cluster,dc=net" write</text:p>
      <text:p text:style-name="Code_20_Indented"><text:s text:c="8"/>by self write</text:p>
      <text:p text:style-name="Code_20_Indented"><text:soft-page-break/><text:s text:c="8"/>by * read</text:p>
      <text:p text:style-name="Code_20_Indented"># for debug add the following. <text:s/>Make sure the syslog.conf is configured to </text:p>
      <text:p text:style-name="Code_20_Indented"># capture local4 for ldap errors. <text:s/>For example <text:s/>local4.* <text:s/>/var/log/ldap.log</text:p>
      <text:p text:style-name="Code_20_Indented"># and touch ldap.log and system syslog restart. <text:s/>Uncomment when needed.</text:p>
      <text:p text:style-name="Code_20_Indented">#</text:p>
      <text:p text:style-name="Code_20_Indented">#loglevel -1 </text:p>
      <text:p text:style-name="P6"/>
      <text:list text:style-name="WW8Num9" text:continue-numbering="true">
        <text:list-item>
          <text:p text:style-name="List_20_Number">Check the syntax of your slapd.conf file</text:p>
          <text:p text:style-name="List_20_Number"/>
        </text:list-item>
      </text:list>
      <text:p text:style-name="Code_20_Indented">slaptest -v -f /etc/openldap/slapd.conf</text:p>
      <text:p text:style-name="Code_20_Indented">config file testing succeeded</text:p>
      <text:list text:style-name="WW8Num9" text:continue-numbering="true">
        <text:list-item>
          <text:p text:style-name="List_20_Number">Make ldap userid id the owner and group for the /var/lib/ldap directory </text:p>
        </text:list-item>
      </text:list>
      <text:p text:style-name="Code_20_Indented">cd /var/lib</text:p>
      <text:p text:style-name="Code_20_Indented">chown ldap.ldap ldap</text:p>
      <text:p text:style-name="Code_20_Indented"/>
      <text:list text:style-name="WW8Num9" text:continue-numbering="true">
        <text:list-item>
          <text:p text:style-name="List_20_Number">Copy config file:</text:p>
        </text:list-item>
      </text:list>
      <text:p text:style-name="Code_20_Indented">cp /etc/openldap/DB_CONFIG.example /var/lib/ldap/DB_CONFIG</text:p>
      <text:p text:style-name="Code_20_Indented"/>
      <text:list text:style-name="WW8Num9" text:continue-numbering="true">
        <text:list-item>
          <text:p text:style-name="List_20_Number">start <text:s/>ldap to make sure “OK”</text:p>
        </text:list-item>
      </text:list>
      <text:p text:style-name="Code_20_Indented">service ldap start</text:p>
      <text:p text:style-name="Code_20_Indented"/>
      <text:p text:style-name="Code_20_Indented"/>
      <text:list text:style-name="L1" text:continue-numbering="true">
        <text:list-item>
          <text:list text:continue-numbering="true">
            <text:list-item>
              <text:list text:continue-numbering="true">
                <text:list-item>
                  <text:h text:style-name="P118" text:outline-level="3"><text:reference-mark-start text:name="Migrate Users"/>Migrate Users<text:reference-mark-end text:name="Migrate Users"/></text:h>
                </text:list-item>
              </text:list>
            </text:list-item>
          </text:list>
        </text:list-item>
      </text:list>
      <text:p text:style-name="P30"/>
      <text:p text:style-name="Code_20_Indented">cd /usr/share/openldap/migration</text:p>
      <text:p text:style-name="Code_20_Indented">cp migrate_common.ph migrate_common.ph.save</text:p>
      <text:p text:style-name="Text_20_body_20_indent"/>
      <text:p text:style-name="Text_20_body_20_indent">Edit migrate_common.ph and change the following lines to be:</text:p>
      <text:p text:style-name="Code_20_Indented">vi migrate_common.ph</text:p>
      <text:p text:style-name="Code_20_Indented">$DEFAULT_MAIL_DOMAIN = "cluster.net";</text:p>
      <text:p text:style-name="Code_20_Indented">$DEFAULT_BASE = "dc=cluster,dc=net";</text:p>
      <text:p text:style-name="Code_20_Indented">$EXTENDED_SCHEMA = 1;</text:p>
      <text:p text:style-name="Text_20_body_20_indent"/>
      <text:p text:style-name="Text_20_body_20_indent">Run:</text:p>
      <text:p text:style-name="Code_20_Indented">./migrate_base.pl &gt;/tmp/base.ldif</text:p>
      <text:p text:style-name="Code_20_Indented">./migrate_passwd.pl /etc/passwd &gt;&gt;/tmp/base.ldif</text:p>
      <text:p text:style-name="Code_20_Indented">./migrate_group.pl /etc/group &gt;&gt;/tmp/base.ldif</text:p>
      <text:p text:style-name="Code_20_Indented">cd /var/lib/ldap</text:p>
      <text:p text:style-name="Code_20_Indented">service ldap stop</text:p>
      <text:p text:style-name="Code_20_Indented">slapadd -l /tmp/base.ldif</text:p>
      <text:p text:style-name="Code_20_Indented">chown ldap.ldap *</text:p>
      <text:p text:style-name="Code_20_Indented">service ldap start</text:p>
      <text:p text:style-name="Standard"/>
      <text:p text:style-name="Standard">Test the database by searching for a the user ibm:</text:p>
      <text:p text:style-name="Standard"/>
      <text:p text:style-name="Code_20_Indented">ldapsearch -x -v -D <text:s/>"cn=root,dc=cluster,dc=net" -w cluster <text:s/>-b "ou=People,dc=cluster,dc=net" "uid=ibm"</text:p>
      <text:p text:style-name="Code_20_Indented"/>
      <text:p text:style-name="Text_20_body_20_indent"><text:soft-page-break/>Output should be as follows:</text:p>
      <text:p text:style-name="Code_20_Indented">ldap_initialize( &lt;DEFAULT&gt; )</text:p>
      <text:p text:style-name="Code_20_Indented">filter: uid=ibm</text:p>
      <text:p text:style-name="Code_20_Indented">requesting: All userApplication attributes</text:p>
      <text:p text:style-name="Code_20_Indented"># extended LDIF</text:p>
      <text:p text:style-name="Code_20_Indented">#</text:p>
      <text:p text:style-name="Code_20_Indented"># LDAPv3</text:p>
      <text:p text:style-name="Code_20_Indented"># base &lt;ou=People,dc=cluster,dc=net&gt; with scope subtree</text:p>
      <text:p text:style-name="Code_20_Indented"># filter: uid=ibm</text:p>
      <text:p text:style-name="Code_20_Indented"># requesting: ALL</text:p>
      <text:p text:style-name="Code_20_Indented">#</text:p>
      <text:p text:style-name="Code_20_Indented"/>
      <text:p text:style-name="Code_20_Indented"># ibm, People, cluster.net</text:p>
      <text:p text:style-name="Code_20_Indented">dn: uid=ibm,ou=People,dc=cluster,dc=net</text:p>
      <text:p text:style-name="Code_20_Indented">uid: ibm</text:p>
      <text:p text:style-name="Code_20_Indented">cn: ibm</text:p>
      <text:p text:style-name="Code_20_Indented">sn: ibm</text:p>
      <text:p text:style-name="Code_20_Indented">mail: ibm@cluster.net</text:p>
      <text:p text:style-name="Code_20_Indented">objectClass: person</text:p>
      <text:p text:style-name="Code_20_Indented">objectClass: organizationalPerson</text:p>
      <text:p text:style-name="Code_20_Indented">objectClass: inetOrgPerson</text:p>
      <text:p text:style-name="Code_20_Indented">objectClass: posixAccount</text:p>
      <text:p text:style-name="Code_20_Indented">objectClass: top</text:p>
      <text:p text:style-name="Code_20_Indented">objectClass: shadowAccount</text:p>
      <text:p text:style-name="Code_20_Indented">userPassword:: e2NyeXB0fSEh</text:p>
      <text:p text:style-name="Code_20_Indented">shadowLastChange: 13998</text:p>
      <text:p text:style-name="Code_20_Indented">shadowMax: 99999</text:p>
      <text:p text:style-name="Code_20_Indented">shadowWarning: 7</text:p>
      <text:p text:style-name="Code_20_Indented">loginShell: /bin/bash</text:p>
      <text:p text:style-name="Code_20_Indented">uidNumber: 501</text:p>
      <text:p text:style-name="Code_20_Indented">gidNumber: 501</text:p>
      <text:p text:style-name="Code_20_Indented">homeDirectory: /home/ibm</text:p>
      <text:p text:style-name="Code_20_Indented"/>
      <text:p text:style-name="Code_20_Indented"># search result</text:p>
      <text:p text:style-name="Code_20_Indented">search: 2</text:p>
      <text:p text:style-name="Code_20_Indented">result: 0 Success</text:p>
      <text:p text:style-name="Standard"/>
      <text:p text:style-name="Code_20_Indented"># numResponses: 2</text:p>
      <text:p text:style-name="Code_20_Indented"># numEntries: 1</text:p>
      <text:p text:style-name="Text_20_body"/>
      <text:list text:style-name="L1" text:continue-numbering="true">
        <text:list-item>
          <text:list text:continue-numbering="true">
            <text:list-item>
              <text:list text:continue-numbering="true">
                <text:list-item>
                  <text:h text:style-name="P102" text:outline-level="3"><text:reference-mark-start text:name="1.1.1Add a User to LDAP"/>Add a User to LDAP<text:reference-mark-end text:name="1.1.1Add a User to LDAP"/></text:h>
                </text:list-item>
              </text:list>
            </text:list-item>
          </text:list>
        </text:list-item>
      </text:list>
      <text:p text:style-name="Standard">Setup a new user adduser.ldif file with the following contents:</text:p>
      <text:p text:style-name="Standard"/>
      <text:p text:style-name="Code_20_Indented">dn: uid=ibm4,ou=People,dc=cluster,dc=net</text:p>
      <text:p text:style-name="Code_20_Indented">uid: ibm4</text:p>
      <text:p text:style-name="Code_20_Indented">cn: ibm4</text:p>
      <text:p text:style-name="Code_20_Indented">sn: ibm4</text:p>
      <text:p text:style-name="Code_20_Indented">mail: ibm4@cluster.net</text:p>
      <text:p text:style-name="Code_20_Indented">objectClass: person</text:p>
      <text:p text:style-name="Code_20_Indented">objectClass: organizationalPerson</text:p>
      <text:p text:style-name="Code_20_Indented">objectClass: inetOrgPerson</text:p>
      <text:p text:style-name="Code_20_Indented">objectClass: posixAccount</text:p>
      <text:p text:style-name="Code_20_Indented">objectClass: top</text:p>
      <text:p text:style-name="Code_20_Indented"><text:soft-page-break/>objectClass: shadowAccount</text:p>
      <text:p text:style-name="Code_20_Indented">shadowLastChange: 13998</text:p>
      <text:p text:style-name="Code_20_Indented">shadowMax: 99999</text:p>
      <text:p text:style-name="Code_20_Indented">shadowWarning: 7</text:p>
      <text:p text:style-name="Code_20_Indented">loginShell: /bin/bash</text:p>
      <text:p text:style-name="Code_20_Indented">uidNumber: 504</text:p>
      <text:p text:style-name="Code_20_Indented">gidNumber: 504</text:p>
      <text:p text:style-name="Code_20_Indented">homeDirectory: /home/ibm4 <text:s/></text:p>
      <text:p text:style-name="Code_20_Indented"/>
      <text:p text:style-name="Text_20_body_20_indent">Run:</text:p>
      <text:p text:style-name="Code_20_Indented"><text:line-break/>ldapadd -x -c -D <text:s/>"cn=root,dc=cluster,dc=net" -w cluster -f adduser.ldif</text:p>
      <text:p text:style-name="Code_20_Indented"/>
      <text:p text:style-name="Code_20_Indented">adding new entry "uid=ibm4,ou=People,dc=cluster,dc=net"</text:p>
      <text:p text:style-name="Code_20_Indented"/>
      <text:p text:style-name="Text_20_body_20_indent">Verify:</text:p>
      <text:p text:style-name="Code_20_Indented"/>
      <text:p text:style-name="Code_20_Indented">ldapsearch -x -v -D <text:s/>"cn=root,dc=cluster,dc=net" -w cluster <text:s/>-b "ou=People,dc=cluster,dc=net" "uid=ibm4"</text:p>
      <text:p text:style-name="Text_20_body"/>
      <text:p text:style-name="Text_20_body"/>
      <text:h text:style-name="Heading_20_10" text:outline-level="10"/>
      <text:p text:style-name="Text_20_body"/>
      <text:h text:style-name="Heading_20_3" text:outline-level="3">Modify a User in LDAP</text:h>
      <text:p text:style-name="Standard"/>
      <text:p text:style-name="Standard">Setup a new user moduser.ldif file with the following contents:</text:p>
      <text:p text:style-name="Standard"/>
      <text:p text:style-name="Code_20_Indented">dn: uid=ibm4,ou=People,dc=cluster,dc=net</text:p>
      <text:p text:style-name="Code_20_Indented">uid: ibm4</text:p>
      <text:p text:style-name="Code_20_Indented">cn: ibm4</text:p>
      <text:p text:style-name="Code_20_Indented">sn: ibm4</text:p>
      <text:p text:style-name="Code_20_Indented">mail: ibm4@cluster.net</text:p>
      <text:p text:style-name="Code_20_Indented">objectClass: person</text:p>
      <text:p text:style-name="Code_20_Indented">objectClass: organizationalPerson</text:p>
      <text:p text:style-name="Code_20_Indented">objectClass: inetOrgPerson</text:p>
      <text:p text:style-name="Code_20_Indented">objectClass: posixAccount</text:p>
      <text:p text:style-name="Code_20_Indented">objectClass: top</text:p>
      <text:p text:style-name="Code_20_Indented">objectClass: shadowAccount</text:p>
      <text:p text:style-name="Code_20_Indented">shadowLastChange: 13998</text:p>
      <text:p text:style-name="Code_20_Indented">shadowMax: 99999</text:p>
      <text:p text:style-name="Code_20_Indented">shadowWarning: 7</text:p>
      <text:p text:style-name="Code_20_Indented">loginShell: /bin/bash</text:p>
      <text:p text:style-name="Code_20_Indented">uidNumber: 504</text:p>
      <text:p text:style-name="Code_20_Indented">gidNumber: 504</text:p>
      <text:p text:style-name="Code_20_Indented">homeDirectory: /home/ibm44 &lt;---- modification</text:p>
      <text:p text:style-name="Code_20_Indented"/>
      <text:p text:style-name="Text_20_body_20_indent">Run:</text:p>
      <text:p text:style-name="Code_20_Indented"><text:line-break/>ldapmodify -x -c -D <text:s/>"cn=root,dc=cluster,dc=net" -w cluster -f moduser.ldif</text:p>
      <text:p text:style-name="Code_20_Indented"><text:soft-page-break/></text:p>
      <text:p text:style-name="Code_20_Indented">modifying entry "uid=ibm4,ou=People,dc=cluster,dc=net"</text:p>
      <text:p text:style-name="Code_20_Indented"/>
      <text:p text:style-name="Text_20_body_20_indent">Verify:</text:p>
      <text:p text:style-name="Code_20_Indented"/>
      <text:p text:style-name="Code_20_Indented">ldapsearch -x -v -D <text:s/>"cn=root,dc=cluster,dc=net" -w cluster <text:s/>-b "ou=People,dc=cluster,dc=net" "uid=ibm4"</text:p>
      <text:p text:style-name="Text_20_body"/>
      <text:p text:style-name="Text_20_body"/>
      <text:list text:style-name="L1" text:continue-numbering="true">
        <text:list-item>
          <text:list text:continue-numbering="true">
            <text:list-item>
              <text:list text:continue-numbering="true">
                <text:list-item>
                  <text:h text:style-name="P102" text:outline-level="3">Set LDAP Userid Password</text:h>
                </text:list-item>
              </text:list>
            </text:list-item>
          </text:list>
        </text:list-item>
      </text:list>
      <text:p text:style-name="Standard">Root sets the password <text:s/>to ibm4 </text:p>
      <text:p text:style-name="Code_20_Indented">ldappasswd -x -w cluster -D 'cn=root,dc=cluster,dc=net' -s ibm4 'uid=ibm4,ou=People,dc=cluster,dc=net'</text:p>
      <text:p text:style-name="Code_20_Indented">Result: Success (0)</text:p>
      <text:p text:style-name="Standard">User sets the password to ibm4</text:p>
      <text:p text:style-name="Code_20_Indented">ldappasswd -x -w ibm4 -D 'uid=ibm4,ou=People,dc=cluster,dc=net' -s ibm4 'uid=ibm4,ou=People,dc=cluster,dc=net'</text:p>
      <text:p text:style-name="Code_20_Indented">Result: Success (0)</text:p>
      <text:p text:style-name="Code_20_Indented"/>
      <text:p text:style-name="Standard"/>
      <text:list text:style-name="L1" text:continue-numbering="true">
        <text:list-item>
          <text:list text:continue-numbering="true">
            <text:list-item>
              <text:h text:style-name="P169" text:outline-level="2"><text:reference-mark-start text:name="1.1Setup LDAP Client"/><text:reference-mark-start text:name="1.1.1Update the LDAP Configuration in the Image"/>Setup LDAP Client<text:reference-mark-end text:name="1.1.1Update the LDAP Configuration in the Image"/><text:reference-mark-end text:name="1.1Setup LDAP Client"/></text:h>
            </text:list-item>
          </text:list>
        </text:list-item>
      </text:list>
      <text:p text:style-name="Standard"/>
      <text:list text:style-name="L1" text:continue-numbering="true">
        <text:list-item>
          <text:list text:continue-numbering="true">
            <text:list-item>
              <text:list text:continue-numbering="true">
                <text:list-item>
                  <text:h text:style-name="P102" text:outline-level="3">Install LDAP into the Compute Node Image</text:h>
                </text:list-item>
              </text:list>
            </text:list-item>
          </text:list>
        </text:list-item>
      </text:list>
      <text:p text:style-name="Standard"/>
      <text:p text:style-name="Code">yum --installroot=/install/netboot/fedora8/x86_64/compute/rootimg \</text:p>
      <text:p text:style-name="Code"><text:s text:c="8"/>install openldap-clients nss_ldap nfs-utils vi</text:p>
      <text:p text:style-name="Text_20_body_20_indent"/>
      <text:list text:style-name="L1" text:continue-numbering="true">
        <text:list-item>
          <text:list text:continue-numbering="true">
            <text:list-item>
              <text:list text:continue-numbering="true">
                <text:list-item>
                  <text:h text:style-name="P122" text:outline-level="3">Update the LDAP Configuration in the Image</text:h>
                </text:list-item>
              </text:list>
            </text:list-item>
          </text:list>
        </text:list-item>
      </text:list>
      <text:p text:style-name="Standard"/>
      <text:p text:style-name="P23">cd /install/netboot/fedora8/x86_64/compute/rootimg</text:p>
      <text:p text:style-name="Text_20_body_20_indent"/>
      <text:p text:style-name="P12">Edit /etc/ldap.conf with these changes:</text:p>
      <text:p text:style-name="Code">uri <text:a xlink:type="simple" xlink:href="ldap://11.16.0.1/">ldap://mn20/</text:a></text:p>
      <text:p text:style-name="Code">host mn20</text:p>
      <text:p text:style-name="Code">base dc=cluster,dc=net</text:p>
      <text:p text:style-name="Code">binddn cn=root,dc=cluster,dc=net</text:p>
      <text:p text:style-name="Code">bindpw cluster</text:p>
      <text:p text:style-name="Code">nss_base_passwd ou=People,dc=cluster,dc=net</text:p>
      <text:p text:style-name="Code">nss_base_shadow ou=People,dc=cluster,dc=net</text:p>
      <text:p text:style-name="Code">nss_base_group <text:s/>ou=Group,dc=cluster,dc=net</text:p>
      <text:p text:style-name="Code">ls_cacertdir /etc/openldap/cacerts</text:p>
      <text:p text:style-name="Code">pam_password md5</text:p>
      <text:p text:style-name="Code">ssl no</text:p>
      <text:p text:style-name="Code"/>
      <text:p text:style-name="P11">Edit /etc/openldap/ldap.conf with these changes:</text:p>
      <text:p text:style-name="Code"><text:soft-page-break/>URI <text:s/>ldap://mn20</text:p>
      <text:p text:style-name="Code">BASE dc=cluster,dc=net</text:p>
      <text:p text:style-name="Text_20_body_20_indent"/>
      <text:p text:style-name="Text_20_body">Add ldap to the following three lines in <text:s/>/etc/nsswitch</text:p>
      <text:p text:style-name="Code">passwd: <text:s text:c="4"/>files ldap</text:p>
      <text:p text:style-name="Code">shadow: <text:s text:c="4"/>files ldap</text:p>
      <text:p text:style-name="Code">group: <text:s text:c="5"/>files ldap</text:p>
      <text:p text:style-name="Code_20_Indented"/>
      <text:p text:style-name="P12">Edit /etc/pam.d/system-auth, change (order important!):</text:p>
      <text:p text:style-name="Text_20_body_20_indent">change:</text:p>
      <text:p text:style-name="Code_20_Indented">account <text:s text:c="4"/>required <text:s text:c="5"/>pam_unix.so</text:p>
      <text:p text:style-name="Text_20_body_20_indent"/>
      <text:p text:style-name="Text_20_body_20_indent">to:</text:p>
      <text:p text:style-name="Code_20_Indented">account <text:s text:c="4"/>sufficient <text:s text:c="3"/>pam_ldap.so</text:p>
      <text:p text:style-name="Code_20_Indented">account <text:s text:c="4"/>required <text:s text:c="5"/>pam_unix.so</text:p>
      <text:p text:style-name="Text_20_body_20_indent"/>
      <text:p text:style-name="P11">Add to fstab to Mount /home for testing:</text:p>
      <text:p text:style-name="Code">mn20:/home /home nfs timeo=14,intr 1 2</text:p>
      <text:p text:style-name="Text_20_body_20_indent"/>
      <text:list text:style-name="L1" text:continue-numbering="true">
        <text:list-item>
          <text:list text:continue-numbering="true">
            <text:list-item>
              <text:list text:continue-numbering="true">
                <text:list-item>
                  <text:h text:style-name="P102" text:outline-level="3">Build the Image and <text:s/>Install </text:h>
                </text:list-item>
              </text:list>
            </text:list-item>
          </text:list>
        </text:list-item>
      </text:list>
      <text:p text:style-name="Standard"/>
      <text:p text:style-name="Standard">Add the following rpms to the image for testing. <text:s/>Note: <text:s/>the order of modules in the geninitrd command is important!</text:p>
      <text:p text:style-name="Text_20_body_20_indent"/>
      <text:p text:style-name="Code">cd /opt/xcat/share/xcat/netboot/fedora</text:p>
      <text:p text:style-name="Code">./<text:bookmark-start text:name="DDE_LINK"/>geninitrd<text:bookmark-end text:name="DDE_LINK"/> -i eth0 -n tg3,bnx2,sunrpc,lockd,nfs,nfs_acl -o fedora8 -p compute</text:p>
      <text:p text:style-name="Code">packimage -o fedora8 -p compute -a x86_64</text:p>
      <text:p text:style-name="Code">nodeset rra001a netboot</text:p>
      <text:p text:style-name="Code">rpower rra001a boot</text:p>
      <text:p text:style-name="Text_20_body"/>
      <text:list text:style-name="L1" text:continue-numbering="true">
        <text:list-item>
          <text:list text:continue-numbering="true">
            <text:list-item>
              <text:list text:continue-numbering="true">
                <text:list-item>
                  <text:h text:style-name="P102" text:outline-level="3">Test LDAP Client</text:h>
                </text:list-item>
              </text:list>
            </text:list-item>
          </text:list>
        </text:list-item>
      </text:list>
      <text:p text:style-name="Standard"/>
      <text:p text:style-name="Code">ssh to rra001a</text:p>
      <text:p text:style-name="Code_20_Indented"/>
      <text:p text:style-name="Text_20_body">Run:</text:p>
      <text:p text:style-name="Code">ldapsearch -x -v -D <text:s/>"cn=root,dc=cluster,dc=net" -w cluster <text:s/>-b "ou=People,dc=cluster,dc=net" "uid=ibm"</text:p>
      <text:p text:style-name="Text_20_body">Check to see if you get output from the LDAP server as in <text:reference-ref text:reference-format="text" text:ref-name="Migrate Users">Migrate Users</text:reference-ref>.</text:p>
      <text:p text:style-name="Text_20_body">Now authenticate the ibm users from LDAP by changing it's password and su to ibm. </text:p>
      <text:p text:style-name="Code">passwd ibm</text:p>
      <text:p text:style-name="Code">su – ibm</text:p>
      <text:p text:style-name="Code_20_Indented"/>
      <text:list text:style-name="L1" text:continue-numbering="true">
        <text:list-item>
          <text:h text:style-name="P153" text:outline-level="1"><text:soft-page-break/>Setup Hierarchical LDAP</text:h>
        </text:list-item>
      </text:list>
      <text:p text:style-name="Standard">For Hierarchical LDAP the Service Node(s) will be set as a replica server(s) to the LDAP Master server on the Master Node. <text:s text:c="2"/>The implementation uses slurpd to push updates from the Master LDAP database to the replica server. </text:p>
      <text:p text:style-name="Standard"/>
      <text:list text:style-name="L1" text:continue-numbering="true">
        <text:list-item>
          <text:list text:continue-numbering="true">
            <text:list-item>
              <text:h text:style-name="P169" text:outline-level="2">Configure the Master Server</text:h>
            </text:list-item>
          </text:list>
        </text:list-item>
      </text:list>
      <text:p text:style-name="Standard">First setup the Master Server Configuration as defined in the non-hierarchical setup. <text:s/>See <text:reference-ref text:reference-format="text" text:ref-name="1.1Setup LDAP Master Server">Setup LDAP Master Server</text:reference-ref>. <text:s/></text:p>
      <text:p text:style-name="P25"/>
      <text:p text:style-name="Standard">Make ldap userid id is the owner and group for the /var/lib/ldap directory </text:p>
      <text:p text:style-name="Code_20_Indented">cd /var/lib</text:p>
      <text:p text:style-name="P46">chown ldap.ldap ldap</text:p>
      <text:p text:style-name="Standard"/>
      <text:p text:style-name="Standard">Edit the /etc/openldap/slapd.conf file and add the additional hierarchical configuration:</text:p>
      <text:p text:style-name="Standard"/>
      <text:p text:style-name="Code_20_Indented">cd /etc/openldap</text:p>
      <text:p text:style-name="Code_20_Indented">vi /etc/openldap/slapd.conf</text:p>
      <text:p text:style-name="Code_20_Indented"/>
      <text:p text:style-name="Standard">The following information in the slapd.conf file defines <text:s/>the name of the servicenode(s) that will be the replica server. <text:s/>You can add multiple replica lines for mutilple servicenodes, but only one replogfile for all the replica servers. <text:s/>Note replogfile must come first in the file. <text:s/>Also, replogfile must appear in the path as defined by “directory” in the slapd.conf file. </text:p>
      <text:p text:style-name="Standard"/>
      <text:p text:style-name="Code_20_Indented">replogfile /var/lib/ldap/openldap-master-replog</text:p>
      <text:p text:style-name="Code_20_Indented">replica host=rra000:389 suffix="dc=cluster,dc=net" binddn="cn=root,dc=cluster,dc=net" bindmethod=simple credentials=cluster </text:p>
      <text:p text:style-name="P61"/>
      <text:p text:style-name="Code_20_Indented"/>
      <text:p text:style-name="Code_20_Indented">service ldap start</text:p>
      <text:p text:style-name="Code_20_Indented">Starting slapd: <text:s text:c="43"/>[ <text:s/>OK <text:s/>]</text:p>
      <text:p text:style-name="Code_20_Indented">Starting slurpd: <text:s text:c="42"/>[ <text:s/>OK <text:s/>] <text:s/></text:p>
      <text:p text:style-name="Standard"/>
      <text:list text:style-name="L1" text:continue-numbering="true">
        <text:list-item>
          <text:list text:continue-numbering="true">
            <text:list-item>
              <text:list text:continue-numbering="true">
                <text:list-item>
                  <text:h text:style-name="P102" text:outline-level="3">Install LDAP into the Service Node image</text:h>
                </text:list-item>
              </text:list>
            </text:list-item>
          </text:list>
        </text:list-item>
      </text:list>
      <text:h text:style-name="Heading_20_3" text:outline-level="3" text:is-list-header="true"/>
      <text:p text:style-name="Standard"/>
      <text:p text:style-name="Standard">yum --installroot=/install/netboot/fedora8/x86_64/service/rootimg \</text:p>
      <text:p text:style-name="Code"><text:s text:c="5"/>install openldap-clients nss_ldap nfs-utils vi openldap-devel openldap-servers</text:p>
      <text:p text:style-name="P2"/>
      <text:list text:style-name="L1" text:continue-numbering="true">
        <text:list-item>
          <text:list text:continue-numbering="true">
            <text:list-item>
              <text:list text:continue-numbering="true">
                <text:list-item>
                  <text:list text:continue-numbering="true">
                    <text:list-item>
                      <text:h text:style-name="P136" text:outline-level="4">Update the LDAP Configuration in Service Node image</text:h>
                    </text:list-item>
                  </text:list>
                </text:list-item>
              </text:list>
            </text:list-item>
          </text:list>
        </text:list-item>
      </text:list>
      <text:p text:style-name="Standard"/>
      <text:p text:style-name="Standard"/>
      <text:p text:style-name="Standard">On the master, shutdown the database : </text:p>
      <text:p text:style-name="Standard"/>
      <text:p text:style-name="Code_20_Indented"><text:soft-page-break/>service ldap stop</text:p>
      <text:p text:style-name="Code_20_Indented"/>
      <text:p text:style-name="Standard">Export the database to a file:</text:p>
      <text:p text:style-name="Standard"/>
      <text:p text:style-name="Code_20_Indented">slapcat -l /tmp/master.ldif</text:p>
      <text:p text:style-name="Code_20_Indented"/>
      <text:p text:style-name="Standard"/>
      <text:p text:style-name="Code_20_Indented"/>
      <text:p text:style-name="P36">Copy the exported database into the service node install image:</text:p>
      <text:p text:style-name="Code_20_Indented">export SNIMAGE=/install/netboot/fedora8/x86_64/service/rootimg</text:p>
      <text:p text:style-name="Code_20_Indented">cp /tmp/master.ldif <text:s/>$SNIMAGE/tmp/master.ldif</text:p>
      <text:p text:style-name="P23"/>
      <text:p text:style-name="Standard">Edit the $SNIMAGE/etc/openldap/slapd.conf file:</text:p>
      <text:p text:style-name="Standard"/>
      <text:p text:style-name="Code_20_Indented">database <text:s text:c="7"/>bdb</text:p>
      <text:p text:style-name="Code_20_Indented">suffix <text:s text:c="9"/>"dc=cluster,dc=net"</text:p>
      <text:p text:style-name="Code_20_Indented">rootdn <text:s text:c="9"/>"cn=root,dc=cluster,dc=net"</text:p>
      <text:p text:style-name="Code_20_Indented">updatedn <text:s text:c="7"/>"cn=root,dc=cluster,dc=net"</text:p>
      <text:p text:style-name="Code_20_Indented">updateref <text:s text:c="6"/>ldap://mn20</text:p>
      <text:p text:style-name="Code_20_Indented"/>
      <text:p text:style-name="Code_20_Indented"/>
      <text:p text:style-name="Code_20_Indented"/>
      <text:p text:style-name="Standard">Make ldap userid id the owner and group for the /var/lib/ldap directory </text:p>
      <text:p text:style-name="Code_20_Indented">cd $SNIMAGE/var/lib</text:p>
      <text:p text:style-name="Code_20_Indented">chown ldap.ldap ldap</text:p>
      <text:p text:style-name="Code_20_Indented"/>
      <text:p text:style-name="Standard"/>
      <text:p text:style-name="Standard">Copy the sample config file in the image:</text:p>
      <text:p text:style-name="Standard"/>
      <text:p text:style-name="Code_20_Indented">cp $SNIMAGE/etc/openldap/DB_CONFIG.example $SNIMAGE/var/lib/ldap/DB_CONFIG</text:p>
      <text:p text:style-name="Code_20_Indented"/>
      <text:list text:style-name="L1" text:continue-numbering="true">
        <text:list-item>
          <text:list text:continue-numbering="true">
            <text:list-item>
              <text:list text:continue-numbering="true">
                <text:list-item>
                  <text:h text:style-name="P102" text:outline-level="3"><text:s/>Build the Service Node image and install </text:h>
                </text:list-item>
              </text:list>
            </text:list-item>
          </text:list>
        </text:list-item>
      </text:list>
      <text:p text:style-name="Standard"/>
      <text:p text:style-name="Code_20_Indented">cd /opt/xcat/share/xcat/netboot/fedora</text:p>
      <text:p text:style-name="Code_20_Indented">./<text:bookmark-start text:name="DDE_LINK3"/>geninitrd<text:bookmark-end text:name="DDE_LINK3"/> -i eth0 -n tg3,bnx2,sunrpc,lockd,nfs,nfs_acl -o fedora8 -p service</text:p>
      <text:p text:style-name="Code_20_Indented"/>
      <text:p text:style-name="Code_20_Indented">nodeset rra000 netboot</text:p>
      <text:p text:style-name="Code_20_Indented">rpower rra000 boot</text:p>
      <text:p text:style-name="Standard"/>
      <text:list text:style-name="L1" text:continue-numbering="true">
        <text:list-item>
          <text:list text:continue-numbering="true">
            <text:list-item>
              <text:list text:continue-numbering="true">
                <text:list-item>
                  <text:h text:style-name="P102" text:outline-level="3">Import the Master Database on the Service Node</text:h>
                </text:list-item>
              </text:list>
            </text:list-item>
          </text:list>
        </text:list-item>
      </text:list>
      <text:h text:style-name="Heading_20_2" text:outline-level="2" text:is-list-header="true"/>
      <text:p text:style-name="Standard"/>
      <text:p text:style-name="Standard">On the master, shutdown the database : </text:p>
      <text:p text:style-name="Standard"/>
      <text:p text:style-name="Code_20_Indented">service ldap stop</text:p>
      <text:p text:style-name="Standard"/>
      <text:p text:style-name="Standard">On the Service Node import the database and start ldap:</text:p>
      <text:p text:style-name="Standard"/>
      <text:p text:style-name="P8"><text:soft-page-break/><text:s text:c="3"/>cd /var/lib/ldap</text:p>
      <text:p text:style-name="P61">slapadd -c -l /tmp/master.ldif</text:p>
      <text:p text:style-name="Code_20_Indented">chown ldap.ldap *</text:p>
      <text:p text:style-name="Code_20_Indented">service ldap start</text:p>
      <text:p text:style-name="Code_20_Indented"/>
      <text:p text:style-name="Standard">On the master, start the database:</text:p>
      <text:p text:style-name="Code_20_Indented">service ldap start</text:p>
      <text:p text:style-name="Code_20_Indented"/>
      <text:p text:style-name="P8"/>
      <text:list text:style-name="L1" text:continue-numbering="true">
        <text:list-item>
          <text:list text:continue-numbering="true">
            <text:list-item>
              <text:list text:continue-numbering="true">
                <text:list-item>
                  <text:h text:style-name="P134" text:outline-level="3">Test the Replica Server</text:h>
                </text:list-item>
              </text:list>
            </text:list-item>
          </text:list>
        </text:list-item>
      </text:list>
      <text:h text:style-name="Heading_20_3" text:outline-level="3" text:is-list-header="true"/>
      <text:p text:style-name="Standard">Add a userid ( e.g. <text:s/>Ibm6) <text:s/>to the database on the Master Node:</text:p>
      <text:p text:style-name="Standard">See <text:reference-ref text:reference-format="text" text:ref-name="1.1.1Add a User to LDAP">Add a User to LDAP</text:reference-ref>.</text:p>
      <text:p text:style-name="Standard"/>
      <text:p text:style-name="Standard">Go to the Service Node and <text:s/>search the database for the new user id.</text:p>
      <text:p text:style-name="Text_20_body">Run:</text:p>
      <text:p text:style-name="Code_20_Indented">ldapsearch -x -v -D <text:s/>"cn=root,dc=cluster,dc=net" -w cluster <text:s/>-b "ou=People,dc=cluster,dc=net" "uid=ibm6"</text:p>
      <text:p text:style-name="Code_20_Indented"/>
      <text:p text:style-name="Code"/>
      <text:list text:style-name="L1" text:continue-numbering="true">
        <text:list-item>
          <text:list text:continue-numbering="true">
            <text:list-item>
              <text:list text:continue-numbering="true">
                <text:list-item>
                  <text:h text:style-name="P134" text:outline-level="3">Setup LDAP client on the compute nodes</text:h>
                </text:list-item>
              </text:list>
            </text:list-item>
          </text:list>
        </text:list-item>
      </text:list>
      <text:p text:style-name="Standard"/>
      <text:p text:style-name="Standard">The setup for the LDAP on the compute nodes is almost the same as <text:reference-ref text:reference-format="text" text:ref-name="1.1Setup LDAP Client">Setup LDAP Client</text:reference-ref> <text:s/>for the non-hierarchical LDAP support. <text:s text:c="2"/>The only difference is to substitute the URI of the Service Node as known by the compute node instead of the Management node in the configuration files.</text:p>
      <text:p text:style-name="Standard"/>
      <text:p text:style-name="Code_20_Indented">uri <text:a xlink:type="simple" xlink:href="ldap://11.16.0.1/">ldap://rra000/</text:a></text:p>
      <text:p text:style-name="Standard"/>
      <text:p text:style-name="Code_20_Indented"/>
      <text:p text:style-name="Code_20_Indented"/>
      <text:list text:style-name="L1" text:continue-numbering="true">
        <text:list-item>
          <text:h text:style-name="P153" text:outline-level="1">Install <text:s/>Torque</text:h>
          <text:list>
            <text:list-item>
              <text:h text:style-name="P169" text:outline-level="2">Setup Torque Server</text:h>
            </text:list-item>
          </text:list>
        </text:list-item>
      </text:list>
      <text:p text:style-name="Code">cd /tmp</text:p>
      <text:p text:style-name="P20"><text:span text:style-name="T11">w</text:span><text:span text:style-name="T11">get http://www.clusterresources.com/downloads/torque/torque-2.3.0.tar.gz</text:span></text:p>
      <text:p text:style-name="Code">tar zxvf torque-2.3.0.tar.gz</text:p>
      <text:p text:style-name="Code">cd torque-2.3.0</text:p>
      <text:p text:style-name="Code">CFLAGS=-D__TRR ./configure \</text:p>
      <text:p text:style-name="Code"><text:s text:c="8"/>--prefix=/opt/torque \</text:p>
      <text:p text:style-name="Code"><text:s text:c="8"/>--exec-prefix=/opt/torque/x86_64 \</text:p>
      <text:p text:style-name="Code"><text:s text:c="8"/>--enable-docs \</text:p>
      <text:p text:style-name="Code"><text:s text:c="8"/>--disable-gui \</text:p>
      <text:p text:style-name="Code"><text:s text:c="8"/>--with-server-home=/var/spool/pbs \</text:p>
      <text:p text:style-name="Code"><text:s text:c="8"/>--enable-syslog \</text:p>
      <text:p text:style-name="Code"><text:s text:c="8"/>--with-scp \</text:p>
      <text:p text:style-name="Code"><text:s text:c="8"/>--disable-rpp \</text:p>
      <text:p text:style-name="Code"><text:soft-page-break/><text:s text:c="8"/>--disable-spool</text:p>
      <text:p text:style-name="Code">make</text:p>
      <text:p text:style-name="Code">make install</text:p>
      <text:p text:style-name="Text_20_body_20_indent"/>
      <text:list text:style-name="L1" text:continue-numbering="true">
        <text:list-item>
          <text:list text:continue-numbering="true">
            <text:list-item>
              <text:h text:style-name="P169" text:outline-level="2">Configure Torque</text:h>
            </text:list-item>
          </text:list>
        </text:list-item>
      </text:list>
      <text:p text:style-name="Standard"/>
      <text:p text:style-name="Code">cd /opt/torque/x86_64/lib</text:p>
      <text:p text:style-name="Code">ln -s libtorque.so.2.0.0 libtorque.so.0</text:p>
      <text:p text:style-name="Code">echo "/opt/torque/x86_64/lib" &gt;&gt;/etc/ld.so.conf.d/torque.conf</text:p>
      <text:p text:style-name="Code">ldconfig</text:p>
      <text:p text:style-name="Code">cp -f /opt/xcat/share/xcat/netboot/add-on/torque/xpbsnodes /opt/torque/x86_64/bin/</text:p>
      <text:p text:style-name="Code">cp -f /opt/xcat/share/xcat/netboot/add-on/torque/pbsnodestat /opt/torque/x86_64/bin/</text:p>
      <text:p text:style-name="Text_20_body"/>
      <text:p text:style-name="Text_20_body">Create /etc/profile.d/torque.sh:</text:p>
      <text:p text:style-name="Code">export PBS_DEFAULT=mn20</text:p>
      <text:p text:style-name="Code">export PATH=/opt/torque/x86_64/bin:$PATH</text:p>
      <text:p text:style-name="Code">chmod 755 /etc/profile.d/torque.sh</text:p>
      <text:p text:style-name="Code">source /etc/profile.d/torque.sh</text:p>
      <text:p text:style-name="Text_20_body"/>
      <text:list text:style-name="L1" text:continue-numbering="true">
        <text:list-item>
          <text:list text:continue-numbering="true">
            <text:list-item>
              <text:h text:style-name="P169" text:outline-level="2"><text:s/>Define Nodes</text:h>
            </text:list-item>
          </text:list>
        </text:list-item>
      </text:list>
      <text:p text:style-name="Code">cd /var/spool/pbs/server_priv</text:p>
      <text:p text:style-name="Code">nodels '/rr.*a' groups | sed 's/: groups://' | sed 's/,/ /g' | sed 's/$/ np=4/' &gt;nodes</text:p>
      <text:p text:style-name="Text_20_body"/>
      <text:list text:style-name="L1" text:continue-numbering="true">
        <text:list-item>
          <text:list text:continue-numbering="true">
            <text:list-item>
              <text:h text:style-name="P169" text:outline-level="2"><text:s/>Setup and Start Service</text:h>
            </text:list-item>
          </text:list>
        </text:list-item>
      </text:list>
      <text:p text:style-name="Code">cp -f /opt/xcat/share/xcat/netboot/add-on/torque/pbs /etc/init.d/</text:p>
      <text:p text:style-name="Code">cp -f /opt/xcat/share/xcat/netboot/add-on/torque/pbs_mom /etc/init.d/</text:p>
      <text:p text:style-name="Code">cp -f /opt/xcat/share/xcat/netboot/add-on/torque/pbs_sched /etc/init.d/</text:p>
      <text:p text:style-name="Code">cp -f /opt/xcat/share/xcat/netboot/add-on/torque/pbs_server /etc/init.d/</text:p>
      <text:p text:style-name="Code">chkconfig --del pbs</text:p>
      <text:p text:style-name="Code">chkconfig --del pbs_mom</text:p>
      <text:p text:style-name="Code">chkconfig --del pbs_sched</text:p>
      <text:p text:style-name="Code">chkconfig --level 345 pbs_server on</text:p>
      <text:p text:style-name="Code">service pbs_server start</text:p>
      <text:p text:style-name="Standard"/>
      <text:list text:style-name="L1" text:continue-numbering="true">
        <text:list-item>
          <text:list text:continue-numbering="true">
            <text:list-item>
              <text:h text:style-name="P169" text:outline-level="2">Install pbstop</text:h>
            </text:list-item>
          </text:list>
        </text:list-item>
      </text:list>
      <text:p text:style-name="Code">cp -f /opt/xcat/share/xcat/netboot/add-on/torque/pbstop /opt/torque/x86_64/bin/</text:p>
      <text:p text:style-name="Code">chmod 755 /opt/torque/x86_64/bin/pbstop</text:p>
      <text:p text:style-name="Standard"/>
      <text:list text:style-name="L1" text:continue-numbering="true">
        <text:list-item>
          <text:list text:continue-numbering="true">
            <text:list-item>
              <text:h text:style-name="P169" text:outline-level="2">Install Perl Curses for pbstop</text:h>
            </text:list-item>
          </text:list>
        </text:list-item>
      </text:list>
      <text:p text:style-name="P18">yum install perl-Curses</text:p>
      <text:p text:style-name="Text_20_body"/>
      <text:list text:style-name="L1" text:continue-numbering="true">
        <text:list-item>
          <text:list text:continue-numbering="true">
            <text:list-item>
              <text:h text:style-name="P169" text:outline-level="2"><text:soft-page-break/>Create a Torque Default Queue</text:h>
            </text:list-item>
          </text:list>
        </text:list-item>
      </text:list>
      <text:p text:style-name="Code">echo "create queue dque</text:p>
      <text:p text:style-name="Code">set queue dque queue_type = Execution</text:p>
      <text:p text:style-name="Code">set queue dque enabled = True</text:p>
      <text:p text:style-name="Code">set queue dque started = True</text:p>
      <text:p text:style-name="Code">set server scheduling = True</text:p>
      <text:p text:style-name="Code">set server default_queue = dque</text:p>
      <text:p text:style-name="Code">set server log_events = 127</text:p>
      <text:p text:style-name="Code">set server mail_from = adm</text:p>
      <text:p text:style-name="Code">set server query_other_jobs = True</text:p>
      <text:p text:style-name="Code">set server resources_default.walltime = 00:01:00</text:p>
      <text:p text:style-name="Code">set server scheduler_iteration = 60</text:p>
      <text:p text:style-name="Code">set server node_pack = False</text:p>
      <text:p text:style-name="Code">set server keep_completed=300" | qmgr</text:p>
      <text:p text:style-name="Text_20_body"/>
      <text:list text:style-name="L1" text:continue-numbering="true">
        <text:list-item>
          <text:list text:continue-numbering="true">
            <text:list-item>
              <text:h text:style-name="P169" text:outline-level="2">Setup Torque Client ( x86_64 only)</text:h>
              <text:list>
                <text:list-item>
                  <text:h text:style-name="P102" text:outline-level="3">Install Torque</text:h>
                </text:list-item>
              </text:list>
            </text:list-item>
          </text:list>
        </text:list-item>
      </text:list>
      <text:p text:style-name="Code">cd /opt/xcat/share/xcat/netboot/add-on/torque</text:p>
      <text:p text:style-name="Code">./add_torque /install/netboot/fedora8/x86_64/compute/rootimg mn20 /opt/torque x86_64 local</text:p>
      <text:p text:style-name="Text_20_body"/>
      <text:list text:style-name="L1" text:continue-numbering="true">
        <text:list-item>
          <text:list text:continue-numbering="true">
            <text:list-item>
              <text:list text:continue-numbering="true">
                <text:list-item>
                  <text:h text:style-name="P102" text:outline-level="3">Configure Torque</text:h>
                  <text:list>
                    <text:list-item>
                      <text:h text:style-name="P136" text:outline-level="4">Set Up Access</text:h>
                    </text:list-item>
                  </text:list>
                </text:list-item>
              </text:list>
            </text:list-item>
          </text:list>
        </text:list-item>
      </text:list>
      <text:p text:style-name="Code">cd /install/netboot/fedora8/x86_64/compute/rootimg/etc/security</text:p>
      <text:p text:style-name="Code">echo "-:ALL EXCEPT root:ALL" &gt;&gt;access.conf</text:p>
      <text:p text:style-name="Code">cp access.conf access.conf.BOOT</text:p>
      <text:p text:style-name="Code">cd /install/netboot/fedora8/x86_64/compute/rootimg/etc/pam.d</text:p>
      <text:p text:style-name="Text_20_body"/>
      <text:p text:style-name="Text_20_body">Edit system-auth and replace:</text:p>
      <text:p text:style-name="Code">account <text:s text:c="4"/>sufficient <text:s text:c="3"/>pam_ldap.so</text:p>
      <text:p text:style-name="Code">account <text:s text:c="4"/>required <text:s text:c="5"/>pam_unix.so</text:p>
      <text:p text:style-name="Text_20_body"/>
      <text:p text:style-name="Text_20_body">with:</text:p>
      <text:p text:style-name="Code">account <text:s text:c="4"/>required <text:s text:c="5"/>pam_access.so</text:p>
      <text:p text:style-name="Code">account <text:s text:c="4"/>sufficient <text:s text:c="3"/>pam_ldap.so</text:p>
      <text:p text:style-name="Code">account <text:s text:c="4"/>required <text:s text:c="5"/>pam_unix.so</text:p>
      <text:p text:style-name="Text_20_body"/>
      <text:list text:style-name="L1" text:continue-numbering="true">
        <text:list-item>
          <text:list text:continue-numbering="true">
            <text:list-item>
              <text:list text:continue-numbering="true">
                <text:list-item>
                  <text:list text:continue-numbering="true">
                    <text:list-item>
                      <text:h text:style-name="P136" text:outline-level="4">Set Up Node to Node ssh for Root </text:h>
                    </text:list-item>
                  </text:list>
                </text:list-item>
              </text:list>
            </text:list-item>
          </text:list>
        </text:list-item>
      </text:list>
      <text:p text:style-name="Standard">This is needed for cleanup:</text:p>
      <text:p text:style-name="Code">cp /root/.ssh/* /install/netboot/fedora8/x86_64/compute/rootimg/root/.ssh/</text:p>
      <text:p text:style-name="Code">cd /install/netboot/fedora8/x86_64/compute/rootimg/root/.ssh/</text:p>
      <text:p text:style-name="Code">rm known_hosts</text:p>
      <text:p text:style-name="Text_20_body"/>
      <text:p text:style-name="Text_20_body">Setup the config file:</text:p>
      <text:p text:style-name="Code"><text:soft-page-break/>echo "StrictHostKeyChecking no</text:p>
      <text:p text:style-name="Code">FallBackToRsh no</text:p>
      <text:p text:style-name="Code">BatchMode yes</text:p>
      <text:p text:style-name="Code">ConnectionAttempts 5</text:p>
      <text:p text:style-name="Code">UsePrivilegedPort no</text:p>
      <text:p text:style-name="Code">Compression no</text:p>
      <text:p text:style-name="Code">Cipher blowfish</text:p>
      <text:p text:style-name="Code">CheckHostIP no" &gt;config</text:p>
      <text:p text:style-name="Text_20_body"/>
      <text:list text:style-name="L1" text:continue-numbering="true">
        <text:list-item>
          <text:list text:continue-numbering="true">
            <text:list-item>
              <text:list text:continue-numbering="true">
                <text:list-item>
                  <text:h text:style-name="P102" text:outline-level="3">Pack and Install image</text:h>
                </text:list-item>
              </text:list>
            </text:list-item>
          </text:list>
        </text:list-item>
      </text:list>
      <text:p text:style-name="Code">packimage -o fedora8 -p compute -a x86_64</text:p>
      <text:p text:style-name="Code">nodeset <text:s/>opteron netboot</text:p>
      <text:p text:style-name="Code">rpower <text:s/>opteron boot</text:p>
      <text:p text:style-name="Text_20_body"/>
      <text:list text:style-name="L1" text:continue-numbering="true">
        <text:list-item>
          <text:h text:style-name="P153" text:outline-level="1">Setup Moab</text:h>
          <text:list>
            <text:list-item>
              <text:h text:style-name="P169" text:outline-level="2">Install Moab</text:h>
            </text:list-item>
          </text:list>
        </text:list-item>
      </text:list>
      <text:p text:style-name="Code">cd /tmp</text:p>
      <text:p text:style-name="Code">wget http://www.clusterresources.com/downloads/mwm/moab-5.2.1-linux-x86_64-torque.tar.gz</text:p>
      <text:p text:style-name="Code">tar zxvf /tmp/moab-5.2.1-linux-x86_64-torque.tar.gz</text:p>
      <text:p text:style-name="Code">cd moab-5.2.1</text:p>
      <text:p text:style-name="Code">./configure --prefix=/opt/moab</text:p>
      <text:p text:style-name="Code">make install</text:p>
      <text:p text:style-name="Text_20_body"/>
      <text:list text:style-name="L1" text:continue-numbering="true">
        <text:list-item>
          <text:list text:continue-numbering="true">
            <text:list-item>
              <text:h text:style-name="P169" text:outline-level="2">Configure Moab</text:h>
            </text:list-item>
          </text:list>
        </text:list-item>
      </text:list>
      <text:p text:style-name="Code">mkdir -p /var/spool/moab/log</text:p>
      <text:p text:style-name="Code">mkdir -p /var/spool/moab/stats</text:p>
      <text:p text:style-name="Text_20_body"/>
      <text:p text:style-name="Text_20_body">Create /etc/profile.d/moab.sh:</text:p>
      <text:p text:style-name="Code">export PATH=/opt/moab/bin:$PATH</text:p>
      <text:p text:style-name="Text_20_body_20_indent"/>
      <text:p text:style-name="Code">chmod 755 /etc/profile.d/moab.sh</text:p>
      <text:p text:style-name="Code">source /etc/profile.d/moab.sh</text:p>
      <text:p text:style-name="Text_20_body_20_indent"/>
      <text:p text:style-name="Text_20_body">Edit <text:s/>moab.cfg and <text:span text:style-name="T6">change:</text:span></text:p>
      <text:p text:style-name="Code">RMCFG[mn20] <text:s text:c="5"/>TYPE=NONE</text:p>
      <text:p text:style-name="Text_20_body_20_indent"/>
      <text:p text:style-name="P11">to:</text:p>
      <text:p text:style-name="Code">RMCFG[mn20] <text:s text:c="5"/>TYPE=pbs</text:p>
      <text:p text:style-name="Text_20_body"/>
      <text:p text:style-name="Text_20_body">Append to moab.cfg :</text:p>
      <text:p text:style-name="Code">NODEAVAILABILITYPOLICY <text:s text:c="5"/>DEDICATED:SWAP</text:p>
      <text:p text:style-name="Code"><text:soft-page-break/>JOBNODEMATCHPOLICY <text:s text:c="9"/>EXACTNODE</text:p>
      <text:p text:style-name="Code">NODEACCESSPOLICY <text:s text:c="11"/>SINGLEJOB</text:p>
      <text:p text:style-name="Code">NODEMAXLOAD <text:s text:c="16"/>.5</text:p>
      <text:p text:style-name="Code">JOBMAXSTARTTIME <text:s text:c="12"/>00:05:00</text:p>
      <text:p text:style-name="Code">DEFERTIME <text:s text:c="18"/>0</text:p>
      <text:p text:style-name="Code">JOBMAXOVERRUN <text:s text:c="14"/>0</text:p>
      <text:p text:style-name="Code">LOGDIR <text:s text:c="21"/>/var/spool/moab/log</text:p>
      <text:p text:style-name="Code">LOGFILEMAXSIZE <text:s text:c="13"/>10000000</text:p>
      <text:p text:style-name="Code">LOGFILEROLLDEPTH <text:s text:c="11"/>10</text:p>
      <text:p text:style-name="Code">STATDIR <text:s text:c="20"/>/var/spool/moab/stats</text:p>
      <text:p text:style-name="Text_20_body"/>
      <text:list text:style-name="L1" text:continue-numbering="true">
        <text:list-item>
          <text:list text:continue-numbering="true">
            <text:list-item>
              <text:list text:continue-numbering="true">
                <text:list-item>
                  <text:h text:style-name="P102" text:outline-level="3">Start Moab</text:h>
                </text:list-item>
              </text:list>
            </text:list-item>
          </text:list>
        </text:list-item>
      </text:list>
      <text:p text:style-name="Code">cp -f /opt/xcat/share/xcat/netboot/add-on/torque/moab /etc/init.d/</text:p>
      <text:p text:style-name="Code">chkconfig --level 345 moab on</text:p>
      <text:p text:style-name="Code">service moab start</text:p>
      <text:p text:style-name="Text_20_body"/>
      <text:list text:style-name="L1" text:continue-numbering="true">
        <text:list-item>
          <text:h text:style-name="P153" text:outline-level="1">References</text:h>
        </text:list-item>
      </text:list>
      <text:list text:style-name="L9">
        <text:list-item>
          <text:p text:style-name="P79">xCAT man pages: <text:s/><text:a xlink:type="simple" xlink:href="http://xcat.sf.net/man1/xcat.1.html">http://xcat.sf.net/man1/xcat.1.html</text:a></text:p>
        </text:list-item>
        <text:list-item>
          <text:p text:style-name="P79">xCAT DB table descriptions: <text:a xlink:type="simple" xlink:href="http://xcat.sf.net/man5/xcatdb.5.html">http://xcat.sf.net/man5/xcatdb.5.html</text:a></text:p>
        </text:list-item>
        <text:list-item>
          <text:p text:style-name="P79">xCAT mailing list: <text:s/><text:a xlink:type="simple" xlink:href="http://xcat.org/mailman/listinfo/xcat-user">http://xcat.org/mailman/listinfo/xcat-user</text:a></text:p>
        </text:list-item>
        <text:list-item>
          <text:p text:style-name="P79">xCAT bugs: <text:s/><text:a xlink:type="simple" xlink:href="https://sourceforge.net/tracker/?group_id=208749&amp;atid=1006945">https://sourceforge.net/tracker/?group_id=208749&amp;atid=1006945</text:a></text:p>
        </text:list-item>
        <text:list-item>
          <text:p text:style-name="P79">xCAT feature requests: <text:s/><text:a xlink:type="simple" xlink:href="https://sourceforge.net/tracker/?group_id=208749&amp;atid=1006948">https://sourceforge.net/tracker/?group_id=208749&amp;atid=1006948</text:a></text:p>
        </text:list-item>
        <text:list-item>
          <text:p text:style-name="P79">xCAT wiki: <text:s/><text:a xlink:type="simple" xlink:href="http://xcat.wiki.sourceforge.net/">http://xcat.wiki.sourceforge.net/</text:a>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Italic"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in" fo:margin-right="0in" fo:margin-top="0.1665in" fo:margin-bottom="0.0417in" fo:text-indent="0in" style:auto-text-indent="false" fo:keep-with-next="always"/>
      <style:text-properties style:font-name="Arial" fo:font-size="15pt" fo:font-style="normal" fo:font-weight="bold" style:font-size-asian="15pt" style:font-style-asian="normal" style:font-weight-asian="bold" style:font-name-complex="Arial" style:font-size-complex="15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4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                         xCAT 2</dc:title>
    <meta:initial-creator>IBM_USER</meta:initial-creator>
    <meta:creation-date>2008-03-11T09:00:00</meta:creation-date>
    <dc:date>2008-05-27T14:54:25</dc:date>
    <meta:printed-by>Egan Ford</meta:printed-by>
    <meta:print-date>2008-05-08T10:26:10</meta:print-date>
    <meta:editing-cycles>218</meta:editing-cycles>
    <meta:editing-duration>P6DT21H32M27S</meta:editing-duration>
    <meta:user-defined meta:name="Info 1"/>
    <meta:user-defined meta:name="Info 2"/>
    <meta:user-defined meta:name="Info 3"/>
    <meta:user-defined meta:name="Info 4"/>
    <meta:document-statistic meta:table-count="0" meta:image-count="0" meta:object-count="0" meta:page-count="48" meta:paragraph-count="1409" meta:word-count="11043" meta:character-count="68858"/>
  </office:meta>
</office:document-meta>
</file>